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Альтшуллер Г.С. В сб. "Нить в лабиринте". - Петрозаводск: Карелия, 1988. - С. 165-230.</text:p>
      <text:p text:style-name="Standard">МАЛЕНЬКИЕ НЕОБЪЯТНЫЕ МИРЫ:</text:p>
      <text:p text:style-name="Standard">СТАНДАРТЫ НА РЕШЕНИЕ ИЗОБРЕТАТЕЛЬСКИХ ЗАДАЧ</text:p>
      <text:p text:style-name="Standard"/>
      <text:p text:style-name="Standard">СТАНДАРТНЫЕ РЕШЕНИЯ ИЗОБРЕТАТЕЛЬСКИХ ЗАДАЧ (76 стандартов)</text:p>
      <text:p text:style-name="Standard"><text:tab/></text:p>
      <text:p text:style-name="Standard"/>
      <text:p text:style-name="Standard">КЛАСС 1.</text:p>
      <text:p text:style-name="Standard">ПОСТРОЕНИЕ И РАЗРУШЕНИЕ ВЕПОЛЬНЫХ СИСТЕМ</text:p>
      <text:p text:style-name="Standard"/>
      <text:p text:style-name="Standard">КЛАСС 2.</text:p>
      <text:p text:style-name="Standard">РАЗВИТИЕ ВЕПОЛЬНЫХ СИСТЕМ</text:p>
      <text:p text:style-name="Standard"/>
      <text:p text:style-name="Standard">КЛАСС 3.</text:p>
      <text:p text:style-name="Standard">ПЕРЕХОД К НАДСИСТЕМЕ И НА МИКРОУРОВЕНЬ</text:p>
      <text:p text:style-name="Standard"/>
      <text:p text:style-name="Standard">КЛАСС 4.</text:p>
      <text:p text:style-name="Standard">СТАНДАРТЫ НА ОБНАРУЖЕНИЕ И ИЗМЕРЕНИЕ СИСТЕМ</text:p>
      <text:p text:style-name="Standard"/>
      <text:p text:style-name="Standard">КЛАСС 5.</text:p>
      <text:p text:style-name="Standard">СТАНДАРТЫ НА ПРИМЕНЕНИЕ СТАНДАРТОВ</text:p>
      <text:p text:style-name="Standard"/>
      <text:p text:style-name="Standard">ЗАДАЧИ НА ПРИМЕНЕНИЕ СТАНДАРТОВ</text:p>
      <text:p text:style-name="Standard"/>
      <text:p text:style-name="Standard">РЕКОМЕНДАЦИИ ПО ИСПОЛЬЗОВАНИЮ СИСТЕМЫ СТАНДАРТОВ</text:p>
      <text:p text:style-name="Standard"/>
      <text:p text:style-name="Standard">КОНТРОЛЬНЫЕ ОТВЕТЫ</text:p>
      <text:p text:style-name="Standard"><text:tab/></text:p>
      <text:p text:style-name="Standard">С самого начала разработки ТРИЗ было ясно - необходимо иметь мощный информационный фонд, включающий прежде всего типовые приемы устранения технических противоречий. Работа по его созданию велась много лет: было проанализировано свыше 40000 изобретений, выявлено 40 типовых приемов (вместе с подприемами - более 100).</text:p>
      <text:p text:style-name="Standard"/>
      <text:p text:style-name="Standard">В глубине технических противоречий - противоречия физические. По самой своей сути физические противоречия (ФП) предъявляют двойственные требования к объекту: быть подвижным и неподвижным, горячим и холодным и т.п. Неудивительно, что изучение приемов устранения ФП привело к выводу, что должны существовать парные (двойственные) приемы, более сильные, чем одинарные. Информационный фонд ТРИЗ пополнился списком парных приемов (дробление - объединение и т. д.).</text:p>
      <text:p text:style-name="Standard"/>
      <text:p text:style-name="Standard">В дальнейшем выяснилось, что решение сложных задач обычно связано с применением комплексных приемов, включающих несколько обычных (в том числе и парных) приемов и физические эффекты. Наконец, были выделены особо сильные сочетания приемов и физэффектов - они и составили первую, еще немногочисленную группу стандартов на решение изобретательских задач.</text:p>
      <text:p text:style-name="Standard"/>
      <text:p text:style-name="Standard">Первые стандарты были найдены эмпирически: некоторые сочетания приемов и физэффектов встречались в практике столь часто и давали решения столь сильные, что сама собой напрашивалась мысль о превращении их в стандарты.</text:p>
      <text:p text:style-name="Standard"/>
      <text:p text:style-name="Standard">Итак, стандарты - это правила синтеза и преобразования технических систем, непосредственно вытекающие из законов развития этих систем.</text:p>
      <text:p text:style-name="Standard"><text:soft-page-break/></text:p>
      <text:p text:style-name="Standard">Поначалу стандарты не были упорядочены: они включались в фонд по мере выявления. Число их быстро увеличивалось: 5, 9, 11, 18... В 1979 году была составлена первая система, включающая 28 стандартов. Систематизация велась с позиций вепольного анализа. Определились основные классы стандартов:</text:p>
      <text:p text:style-name="Standard"/>
      <text:p text:style-name="Standard"><text:s text:c="4"/>стандарты на изменение систем (и изменения в системах);</text:p>
      <text:p text:style-name="Standard"><text:s text:c="4"/>стандарты на обнаружение и измерение систем (и в системах);</text:p>
      <text:p text:style-name="Standard"><text:s text:c="4"/>стандарты на применение стандартов. </text:p>
      <text:p text:style-name="Standard"/>
      <text:p text:style-name="Standard">К концу 1984 года в большинстве школ ТРИЗ применялись системы, включающие 54, 59 и 69 стандартов. Практика показала, что стандарты - весьма сильный инструмент ТРИЗ. Наметилась перспектива: основная часть задач должна решаться по стандартам, в то время как АРИЗ следует использовать преимущественно для анализа нестандартных задач и получения информации, помогающей формировать новые стандарты. Кроме того, появилась надежда, что при дальнейшем усовершенствовании система стандартов превратится - в отличие от АРИЗ - в инструмент прогнозирования развития технических систем.</text:p>
      <text:p text:style-name="Standard"/>
      <text:p text:style-name="Standard">В 1983-1986 годах велась интенсивная работа по изучению законов развития технических систем. По современным представлениям развитие систем идет -по линии: неполные вепольные системы - полные веполи - сложные веполи - форсированные веполи - комплексно-форсированные веполи. В любом звене этой цепи возможен как переход &lt;вверх&gt; - на следующий системный уровень, так и переход &lt;вниз&gt; - на более низкий системный уровень. Удалось вскрыть некоторые механизмы, реализующие эту общую схему: переход к би- и полисистемам, операции свертывания, переход на микроуровень и т. д. Новые знания о законах развития технических систем позволили внести коррективы в структуру системы стандартов, пополнить ее новыми сильными стандартами. Нововведения были опробованы на семинарах в 1984-1986 годах. Оказалось возможным перейти к системе, включающей 76 стандартов.</text:p>
      <text:p text:style-name="Standard"/>
      <text:p text:style-name="Standard">Отличия новой системы:</text:p>
      <text:p text:style-name="Standard"/>
      <text:p text:style-name="Standard"><text:s text:c="4"/>Классификация стандартов приведена в соответствие с общей схемой развития технических систем: простые веполи - сложные веполи - форсированные веполи - комплексно-форсированные веполи - переход в надсистему и к подсистемам.</text:p>
      <text:p text:style-name="Standard"><text:s text:c="4"/>Введен ряд новых стандартов. Появление некоторых из них обусловлено углублением знаний о законах развития технических систем, подсказано логикой самой системы стандартов (заполнение &lt;пустых&gt; клеток).</text:p>
      <text:p text:style-name="Standard"><text:s text:c="4"/>Значительно увеличено число типичных примеров на стандарты. Примеры дополняют общую формулу стандарта практически важными тонкостями и нюансами. С этой же целью в текст стандартов включены 15 учебных задач. </text:p>
      <text:p text:style-name="Standard"/>
      <text:p text:style-name="Standard">Стандарты - истребители технических и физических противоречий. Их цель - преодоление противоречий, в крайнем случае - их обход. Победить противоречие, совместить несовместимое, осуществить невозможное - в этом смысл стандартов.</text:p>
      <text:p text:style-name="Standard"/>
      <text:p text:style-name="Standard">Хочется верить, что знакомство с системой 76 стандартов даст новатору сильные инструменты творческого решения практических производственных задач.</text:p>
      <text:p text:style-name="Standard">КЛАСС 1. ПОСТРОЕНИЕ И РАЗРУШЕНИЕ ВЕПОЛЬНЫХ СИСТЕМ</text:p>
      <text:p text:style-name="Standard">1.1. Синтез веполей</text:p>
      <text:p text:style-name="Standard"/>
      <text:p text:style-name="Standard"><text:s text:c="4"/>1.1.1. Синтез веполя</text:p>
      <text:p text:style-name="Standard"><text:soft-page-break/><text:s text:c="4"/>1.1.2. Переход к внутреннему комплексному веполю</text:p>
      <text:p text:style-name="Standard"><text:s text:c="4"/>1.1.3. Переход к внешнему комплексному веполю</text:p>
      <text:p text:style-name="Standard"><text:s text:c="4"/>1.1.4. Переход к веполю на внешней среде</text:p>
      <text:p text:style-name="Standard"><text:s text:c="4"/>1.1.5. Переход к веполю на внешней среде с добавками</text:p>
      <text:p text:style-name="Standard"><text:s text:c="4"/>1.1.6. Минимальный режим действия на вещество</text:p>
      <text:p text:style-name="Standard"><text:s text:c="4"/>1.1.7. Максимальный режим действия на вещество</text:p>
      <text:p text:style-name="Standard"><text:s text:c="4"/>1.1.8. Избирательно-максимальный режим </text:p>
      <text:p text:style-name="Standard"/>
      <text:p text:style-name="Standard">1.2. Разрушение веполей</text:p>
      <text:p text:style-name="Standard"/>
      <text:p text:style-name="Standard"><text:s text:c="4"/>1.2.1. Устранение вредной связи введением постороннего вещества</text:p>
      <text:p text:style-name="Standard"><text:s text:c="4"/>1.2.2. Устранение вредной связи видоизменением имеющихся веществ</text:p>
      <text:p text:style-name="Standard"><text:s text:c="4"/>1.2.3. Оттягивание вредного действия поля</text:p>
      <text:p text:style-name="Standard"><text:s text:c="4"/>1.2.4. Противодействие вредным связям с помощью поля</text:p>
      <text:p text:style-name="Standard"><text:s text:c="4"/>1.2.5. "Отключение" магнитных связей </text:p>
      <text:p text:style-name="Standard"/>
      <text:p text:style-name="Standard"><text:s text:c="4"/>[к оглавлению]</text:p>
      <text:p text:style-name="Standard"/>
      <text:p text:style-name="Standard">1.1. СИНТЕЗ ВЕПОЛЕЙ</text:p>
      <text:p text:style-name="Standard">Главная идея этого подкласса четко отражена в стандарте 1.1.1: для синтеза работоспособной технической системы необходимо - в простейшем случае - перейти от невеполя к веполю. Нередко построение веполя наталкивается на трудности, обусловленные различными ограничениями на введение веществ и полей. Стандарты 1.1.2 - 1.1.8 показывают типичные обходные пути в таких случаях.</text:p>
      <text:p text:style-name="Standard">1.1.1. Синтез веполя</text:p>
      <text:p text:style-name="Standard"/>
      <text:p text:style-name="Standard">Если дан объект, плохо поддающийся нужным изменениям, и условия не содержат ограничений на введение веществ и полей, задачу решают синтезом веполя, вводя недостающие элементы.</text:p>
      <text:p text:style-name="Standard"/>
      <text:p text:style-name="Standard">НАПРИМЕР:</text:p>
      <text:p text:style-name="Standard"/>
      <text:p text:style-name="Standard">Авторское свидетельство № 283885.</text:p>
      <text:p text:style-name="Standard">Способ деаэрации порошкообразных веществ, отличающийся тем, что с целью интенсификации процесса деаэрацию проводят под действием центробежных сил.</text:p>
      <text:p text:style-name="Standard"/>
      <text:p text:style-name="Standard">Даны два вещества - порошок и газ - сами по себе невзаимодействующие. Введено поле, образовался веполь: </text:p>
      <text:p text:style-name="Standard"/>
      <text:p text:style-name="Standard">Другой ПРИМЕР.</text:p>
      <text:p text:style-name="Standard">Гравитационное поле и спиленное дерево еще не образуют вепольной системы - нет второго вещества, поэтому поле не обрабатывает дерево. По авторскому свидетельству № 461722 падающее дерево встречает на своем пути ножевое устройство, которое срезает сучья:</text:p>
      <text:p text:style-name="Standard"/>
      <text:p text:style-name="Standard">Чтобы дозированно подавать сыпучие или жидкие вещества, необходимо нанести их ровным слоем на легкоудаляемый материал (например, бумагу). При подготовке такого "бутерброда" происходит переход от одного вещества к двум, а для удаления основы веполь достраивают введением поля (например, теплового или механического).</text:p>
      <text:p text:style-name="Standard"/>
      <text:p text:style-name="Standard">Авторское свидетельство № 305363.</text:p>
      <text:p text:style-name="Standard">Способ непрерывного дозирования сыпучих материалов по весу в единице объема, например абразива, при ускоренных износных испытаниях двигателя внутреннего сгорания, <text:soft-page-break/>отличающийся тем, что с целью повышения точности абразив предварительно наносят равномерным слоем на поверхность гибкой ленты из легковоспламеняющегося вещества, подают ее с заданной скоростью в зону нагрева и сжигают, а абразив отводят к испытуемому объекту.</text:p>
      <text:p text:style-name="Standard"/>
      <text:p text:style-name="Standard">Аналогично проводят микродозирование по авторскому свидетельству № 421327: раствор биохимических препаратов наносят на бумагу, а получение необходимой микродозы осуществляют отделением требуемой площадки плоского носителя.</text:p>
      <text:p text:style-name="Standard"/>
      <text:p text:style-name="Standard">ЗАДАЧА 1</text:p>
      <text:p text:style-name="Standard">При горячей прокатке надо подавать жидкую смазку в зону соприкосновения металла с валками. Существует множество систем подачи смазки: самотеком, с помощью разного рода "щеток" и "кистей", под напором (т. е. струйками) и т. д. Все эти системы очень плохи: смазка разбрызгивается, поступает в нужные места неравномерно и в недостаточном количестве, большая часть смазки теряется, загрязняет воздух. Нужно иметь десять разных режимов смазки - известные способы не обеспечивают такую регулировку.</text:p>
      <text:p text:style-name="Standard"/>
      <text:p text:style-name="Standard">Требуется способ смазки, который обеспечит поступление в нужные зоны необходимого количества смазки - без ее потерь и без существенного усложнения оборудования.</text:p>
      <text:p text:style-name="Standard"/>
      <text:p text:style-name="Standard">РЕШЕНИЕ ЗАДАЧИ 1 по СТАНДАРТУ 1.1.1:</text:p>
      <text:p text:style-name="Standard">Способ подачи жидкой смазки в очаг деформации при горячей прокатке отличается тем, что с целью исключения загрязнения окружающей среды и сокращения расхода жидкой смазкой пропитывают носитель, который подают в очаг деформации с прокаливаемым металлом. В качестве носителя используют материал, ликвидирующийся при температуре деформации, например, в результате сгорания или испарения (в частности, бумажную ленту).</text:p>
      <text:p text:style-name="Standard"/>
      <text:p text:style-name="Standard">Веполи часто приходиться образовывать при решении задач на выполнение операций с тонкими, хрупкими и легко деформирующимися объектами. На время выполнения этих операций объект объединяют с веществом, делающим его твердым и прочным, а затем это вещество удаляют растворением, испарением и т.д.</text:p>
      <text:p text:style-name="Standard"/>
      <text:p text:style-name="Standard">Авторское свидетельство № 182661.</text:p>
      <text:p text:style-name="Standard">Способ изготовления тонкостенных трубок из нихрома, включающий волочение и промежуточные отжиги в вакууме, отличающийся тем, что с целью получения трубок с толщиной стенок 0,01 мм и обеспечения при этом допуска отклонения по толщине стенки в пределах 0,002-0,003 мм, повышения выхода годного волочение на последних операциях доводки осуществляют на алюминиевом стержне, удаляемом после обработки вытравливанием щелочью.</text:p>
      <text:p text:style-name="Standard"/>
      <text:p text:style-name="Standard">Авторское свидетельство № 235979.</text:p>
      <text:p text:style-name="Standard">Способ изготовления резиновых шаров-разделителей путем формования и вулканизации резиновой оболочки на ядре, отличающийся тем, что с целью придания шару необходимых размеров ядро формируют из смеси измельченного мела с водой с последующей просушкой и разрушением твердого ядра после вулканизации жидкостью, вводимой с помощью иглы.</text:p>
      <text:p text:style-name="Standard">1.1.2. Переход к внутреннему комплексному веполю</text:p>
      <text:p text:style-name="Standard"/>
      <text:p text:style-name="Standard">Если дан веполь, плохо поддающийся нужным изменениям, и условия задачи не содержат ограничений на введение добавок в имеющиеся вещества, задачу решают переходом (постоянным или временным) к внутреннему комплексному веполю, вводя в В1 или В2 добавки, увеличивающие управляемость или придающие веполю нужные свойства: </text:p>
      <text:p text:style-name="Standard"/>
      <text:p text:style-name="Standard"><text:soft-page-break/>Здесь В1 - изделие, В2 - инструмент, В3 - добавка; скобками обозначена внутренняя комплексная связь (внешняя комплексная связь обозначается без скобок).</text:p>
      <text:p text:style-name="Standard"/>
      <text:p text:style-name="Standard">Авторское свидетельство № 265068.</text:p>
      <text:p text:style-name="Standard">Способ проведения массообменных процессов с вязкой жидкостью. Жидкость предварительно газируют.</text:p>
      <text:p text:style-name="Standard"/>
      <text:p text:style-name="Standard">Авторское свидетельство № 1044879.</text:p>
      <text:p text:style-name="Standard">Клапан для токсичных и взрывчатых веществ. Клапан заполнен легкоплавким припоем, в который введены ферромагнитные частицы (с внешней стороны установлен электромагнит).</text:p>
      <text:p text:style-name="Standard"/>
      <text:p text:style-name="Standard">Пояснения. Нередко по условиям задачи даются два вещества, причем оба они плохо взаимодействуют с полем. Веполь как бы есть (все три элемента заданы) и его как бы нет, он не "складывается". Простейшие обходные пути в этом случае состоят во введении добавок - внутренних (в одно из веществ) и наружных (на одно из веществ). Такие веполи получили название комплексных (стандарты 1.1.2 и 1.1.3).</text:p>
      <text:p text:style-name="Standard"/>
      <text:p text:style-name="Standard">Иногда одно и то же решение - в зависимости от постановки задачи - может быть записано и как постройка веполя и как постройка комплексного веполя. Например: "Как визуально обнаружить маленькие капельки жидкости?" Решение: синтез веполя - в жидкость предварительно вводят люминофор и освещают зону поиска ультрафиолетовым светом (Авторское свидетельство № 277805). Возможна иная постановка той же задачи: "Как обнаружить неплотности в агрегате холодильника?" Здесь веществами являются "неплотности" и протекающие сквозь них капли жидкости. Люминофор - добавка, образующая внутренний комплекс с веществом жидкости.</text:p>
      <text:p text:style-name="Standard"/>
      <text:p text:style-name="Standard">1.1.3. Переход к внешнему комплексному веполю</text:p>
      <text:p text:style-name="Standard"/>
      <text:p text:style-name="Standard">Если дан веполь, плохо поддающийся нужным изменениям, а условия содержат ограничения на введение добавок в имеющиеся вещества В1 или В2, задачу решают переходом (постоянным или временным) к внешнему комплексному веполю, присоединяя к В1 или В2 внешнее В3, увеличивающее управляемость или придающее веполю нужные свойства: </text:p>
      <text:p text:style-name="Standard"/>
      <text:p text:style-name="Standard">Предположим, в условиях задачи на обнаружение неплотностей в агрегате холодильника имеется ограничение: люминофор нельзя вводить в жидкость. В этом случае вещество-обнаружитель может быть расположено на наружной поверхности агрегата (Авторское свидетельство № 311109). Возникает внешний комплексный веполь.</text:p>
      <text:p text:style-name="Standard">1.1.4. Переход к веполю на внешней среде</text:p>
      <text:p text:style-name="Standard"/>
      <text:p text:style-name="Standard">Если дан веполь, плохо поддающийся нужным изменениям, а условия содержат ограничения на введение в него или присоединение к нему веществ, задачу решают достройкой веполя, используя в качестве вводимого вещества имеющуюся внешнюю среду.</text:p>
      <text:p text:style-name="Standard"/>
      <text:p text:style-name="Standard">Авторское свидетельство № 175835.</text:p>
      <text:p text:style-name="Standard">Саморазгружающаяся баржа по авторскому свидетельству № 163914 отличается тем, что с целью повышения надежности возврата баржи в исходное положение после разгрузки при любых углах крена и опрокидывания она выполнена с балластной килевой цистерной, имеющей в наружных стенках отверстия, постоянно сообщающиеся с забортным пространством.</text:p>
      <text:p text:style-name="Standard"/>
      <text:p text:style-name="Standard">Нужно иметь тяжелый киль и нельзя иметь тяжелый киль. Выход: сделать киль из воды. В воде такой киль ничего не весит, а когда баржа опрокинута, киль оказывается в воздухе и <text:soft-page-break/>приобретает вес. Вода не успевает вытечь из отверстий - киль возвращает баржу в нормальное положение.</text:p>
      <text:p text:style-name="Standard"/>
      <text:p text:style-name="Standard">Если необходимо менять вес движущегося тела, а это сделать нельзя, то телу надо придать форму крыла и, меняя наклон крыла к направлению движения, получить дополнительную направленную вверх или вниз силу.</text:p>
      <text:p text:style-name="Standard"/>
      <text:p text:style-name="Standard">Авторское свидетельство № 358689.</text:p>
      <text:p text:style-name="Standard">Центробежный датчик угловой скорости, содержащий двуплечие рычаги и грузы, отличающийся тем, что с целью уменьшения габаритов и веса грузы выполнены в виде крыла для создания дополнительной подъемной силы при вращении.</text:p>
      <text:p text:style-name="Standard"/>
      <text:p text:style-name="Standard">Авторское свидетельство № 167784.</text:p>
      <text:p text:style-name="Standard">Центробежный тормозного типа регулятор числа оборотов роторного ветродвигателя, установленный на вертикальной оси ротора, отличающийся тем, что с целью поддержания скорости вращения ротора в малом интервале числа оборотов при сильном увеличении мощности грузы регулятора выполнены в виде лопастей, обеспечивающих аэродинамическое торможение.</text:p>
      <text:p text:style-name="Standard"/>
      <text:p text:style-name="Standard">Авторское свидетельство № 526399.</text:p>
      <text:p text:style-name="Standard">Дебалансный вибратор, содержащий вал, дебаланс и устройство для крепления дебаланса к валу на заданном расстоянии от вала, отличающийся тем, что с целью увеличения возмущающей силы дебаланс выполнен в виде тела, имеющего в поперечном сечении профиль крыла.</text:p>
      <text:p text:style-name="Standard">1.1.5. Переход к веполю на внешней среде с добавками</text:p>
      <text:p text:style-name="Standard"/>
      <text:p text:style-name="Standard">Если внешняя среда не содержит веществ, необходимых для построения веполя по стандарту 1.1.4, эти вещества могут быть получены заменой внешней среды, ее разложением или введением в нее добавок.</text:p>
      <text:p text:style-name="Standard"/>
      <text:p text:style-name="Standard">Авторское свидетельство № 796500.</text:p>
      <text:p text:style-name="Standard">В опорном узле скольжения используют смазку (в данном случае - это внешняя среда). Для улучшения демпфирования смазку газируют, разлагая ее электролизом.</text:p>
      <text:p text:style-name="Standard">1.1.6. Минимальный режим действия на вещество</text:p>
      <text:p text:style-name="Standard"/>
      <text:p text:style-name="Standard">Если нужен минимальный (дозированный, оптимальный) режим действия, а обеспечить его по условиям задачи трудно или невозможно, надо использовать максимальный режим, а избыток убрать. При этом избыток поля убирают веществом, а избыток вещества - полем. Избыточное действие обозначено двумя стрелками:</text:p>
      <text:p text:style-name="Standard"/>
      <text:p text:style-name="Standard"><text:s/></text:p>
      <text:p text:style-name="Standard"/>
      <text:p text:style-name="Standard">Авторское свидетельство № 242714.</text:p>
      <text:p text:style-name="Standard">Для получения тонкого слоя краски на изделие наносят избыточное покрытие, окуная изделие в бак с краской. Затем изделие вращают, и центробежные силы сбрасывают избыток краски.</text:p>
      <text:p text:style-name="Standard"/>
      <text:p text:style-name="Standard">Авторское свидетельство № 907503.</text:p>
      <text:p text:style-name="Standard">Способ дозирования тонера (включающий добавку в двухкомпонентный проявляющий состав тонера) по мере его расхода в процессе проявления, отличающийся тем, что с целью повышения качества изображения добавку тонера осуществляют в количестве, <text:soft-page-break/>превышающем максимальный расход тонера на проявление одной копии, а из проявляющего состава одновременно с проявлением удаляют избыточное количество тонера.</text:p>
      <text:p text:style-name="Standard">1.1.7. Максимальный режим действия на вещество</text:p>
      <text:p text:style-name="Standard"/>
      <text:p text:style-name="Standard">Если нужно обеспечить максимальный режим действия на вещество, а это по тем или иным причинам недопустимо, максимальное действие следует сохранить, но направить его на другое вещество, связанное с первым: </text:p>
      <text:p text:style-name="Standard"/>
      <text:p text:style-name="Standard">Авторское свидетельство № 120909.</text:p>
      <text:p text:style-name="Standard">При изготовлении предварительно напряженного железобетона нужно растянуть стальные стержни. Для этого их нагревают. От тепла стержни удлиняются, и в таком виде их закрепляют. Однако, если вместо стержней использовать проволоку, ее надо нагревать до 700 C, а допустим нагрев только до 400 С (при большом нагреве проволока теряет свои свойства). Предложено нагревать нерасходуемый жаропрочный стержень, который от нагрева удлиняется и в таком виде соединяется с проволокой. Охлаждаясь, стержень укорачивается и растягивает проволоку, оставшуюся холодной.</text:p>
      <text:p text:style-name="Standard">1.1.8. Избирательно-максимальный режим</text:p>
      <text:p text:style-name="Standard"/>
      <text:p text:style-name="Standard">Если нужен избирательно-максимальный режим (максимальный в определенных зонах при сохранении минимального в других), поле должно быть максимальным.</text:p>
      <text:p text:style-name="Standard">1.1.8.1. Избирательно-максимальный режим: поле максимальное</text:p>
      <text:p text:style-name="Standard"/>
      <text:p text:style-name="Standard">В первом случае в места, где необходимо минимальное воздействие, вводят защитное вещество.</text:p>
      <text:p text:style-name="Standard">1.1.8.2. Избирательно-максимальный режим: поле минимальное</text:p>
      <text:p text:style-name="Standard"/>
      <text:p text:style-name="Standard">Во втором - в места, где необходимо максимальное воздействие, вводят вещество, дающее локальное поле, например, термитные составы - для теплового воздействия, взрывные составы - для механического воздействия (1.1.8.2).</text:p>
      <text:p text:style-name="Standard"/>
      <text:p text:style-name="Standard">Авторское свидетельство № 264619.</text:p>
      <text:p text:style-name="Standard">Для запайки ампулы с лекарством горелку включают на максимальный режим, а избыток пламени отсекают, погружая корпус ампулы в воду (так, что высовывается только верхушка ампулы).</text:p>
      <text:p text:style-name="Standard"/>
      <text:p text:style-name="Standard">Авторское свидетельство № 743810.</text:p>
      <text:p text:style-name="Standard">В зазор между свариваемыми деталями закладывают экзотермическую смесь, выделяющую при сварке локальное тепло.</text:p>
      <text:p text:style-name="Standard"/>
      <text:p text:style-name="Standard">ЗАДАЧА 2</text:p>
      <text:p text:style-name="Standard">Имеются полистироловые катушки с тонким изолированным проводом и металлическими ножками. Припайку провода к ножкам осуществляли окунанием в ванну с припоем при 280 C. Однако при этом требовалась зачистка концов провода. С целью повышения производительности было предложено вести пайку при температуре припоя 380 C. При этой температуре изоляция провода сгорает, происходит лужение провода. Однако при такой температуре ножки катушки перегреваются, полистирол размягчается и ножки перекашиваются, а это недопустимо. Как быть?</text:p>
      <text:p text:style-name="Standard"/>
      <text:p text:style-name="Standard">РЕШЕНИЕ ЗАДАЧИ 2 по СТАНДАРТУ 1.1.8.2:</text:p>
      <text:p text:style-name="Standard">Ножки с концами проводов предварительно окунают в экзотермическую смесь с температурой сгорания 350-400 С, а затем пайка ведется как раньше - окунанием в припой с <text:soft-page-break/>температурой 280 С. Изоляция сгорает при вспышке экзотермической смеси, а полистирольная катушка не размягчается.</text:p>
      <text:p text:style-name="Standard"/>
      <text:p text:style-name="Standard">[к оглавлению]</text:p>
      <text:p text:style-name="Standard">1.2. РАЗРУШЕНИЕ ВЕПОЛЕЙ</text:p>
      <text:p text:style-name="Standard"/>
      <text:p text:style-name="Standard">В подкласс 1.2 входят стандарты на разрушение веполей и устранение или нейтрализацию вредных связей в них. Наиболее сильная идея этого подкласса - мобилизация необходимых элементов за счет использования имеющихся вещественно-полевых ресурсов. Особенно важен стандарт 1.2.2, по которому функции нового вещества выполняет уже имеющееся в системе, но видоизмененное вещество.</text:p>
      <text:p text:style-name="Standard">1.2.1. Устранение вредной связи введением постороннего вещества</text:p>
      <text:p text:style-name="Standard"/>
      <text:p text:style-name="Standard">Если между двумя веществами в веполе возникают сопряженные - полезное и вредное - действия (причем непосредственное соприкосновение веществ сохранять необязательно), задачу решают введением между веществами постороннего третьего вещества, дарового или достаточно дешевого: </text:p>
      <text:p text:style-name="Standard"/>
      <text:p text:style-name="Standard">(Волнистой стрелкой обозначено взаимодействие, которое по условиям надо устранить.)</text:p>
      <text:p text:style-name="Standard"/>
      <text:p text:style-name="Standard">Авторское свидетельство № 937726.</text:p>
      <text:p text:style-name="Standard">При взрывном уплотнении стенок скважины взрывные газы, выполняя полезную функцию, одновременно оказывают и вредное действие - приводят к образованию трещин в стенках. Предложено "окутать" шнуровой заряд оболочкой из пластилина: давление передается, трещин нет.</text:p>
      <text:p text:style-name="Standard"/>
      <text:p text:style-name="Standard">Авторское свидетельство № 724242.</text:p>
      <text:p text:style-name="Standard">Способ гибки ошипованной трубы намоткой ее в холодном состоянии на гибочный шаблон отличается тем, что с целью повышения качества при гибке трубы на радиус менее трех наружных диаметров трубы при намотке трубы ее шипы погружают в слой эластичного материала, например полиуретана.</text:p>
      <text:p text:style-name="Standard"/>
      <text:p text:style-name="Standard">Авторское свидетельство № 460148.</text:p>
      <text:p text:style-name="Standard">Способ изготовления изделий без снятия поверхностного слоя материала, например, пластическим деформированием в технологической среде с последующей очисткой (например, ультразвуковой) в моющей жидкости. Отличается тем, что с целью интенсификации процесса очистки на поверхность изделия перед обработкой наносят вещество, удаляющееся в моющей жидкости легче, чем технологическая среда.</text:p>
      <text:p text:style-name="Standard"/>
      <text:p text:style-name="Standard">Авторское свидетельство № 880889.</text:p>
      <text:p text:style-name="Standard">Способ упаковки и консервации изделий со сложно-рельефной поверхностью, предусматривающий окунание их в расплав полимера. Отличается тем, что с целью облегчения съема упаковки перед окунанием в расплав вводят подслой, содержащий парообразующее вещество.</text:p>
      <text:p text:style-name="Standard">1.2.2. Устранение вредной связи видоизменением имеющихся веществ</text:p>
      <text:p text:style-name="Standard"/>
      <text:p text:style-name="Standard">Если между двумя веществами в веполе возникают сопряженные - полезное и вредное - действия, причем непосредственное соприкосновение веществ сохранять необязательно, а использование посторонних веществ запрещено или нецелесообразно, задачу решают введением между веществами третьего, являющегося их видоизменением. </text:p>
      <text:p text:style-name="Standard"/>
      <text:p text:style-name="Standard"><text:soft-page-break/>Вещество В3 может быть введено в систему извне в готовом виде или получено (действием П1 или П2) из имеющихся веществ. В частности, В3 может быть "пустотой", пузырьками, пеной и т. д.</text:p>
      <text:p text:style-name="Standard"/>
      <text:p text:style-name="Standard">Авторское свидетельство № 412062.</text:p>
      <text:p text:style-name="Standard">Способ предупреждения кавитационной эрозии гидродинамических профилей, например подводных крыльев, путем покрытия поверхности профиля защитным слоем. Отличается тем, что с целью повышения его эффективности при одновременном снижении гидродинамического сопротивления профиля защитный слой создают беспрерывным намораживанием на поверхности корки льда по мере разрушения ее от кавитации, поддерживая толщину защитного слоя в установленных пределах, исключающих оголение и ее эрозию под действием кавитации.</text:p>
      <text:p text:style-name="Standard"/>
      <text:p text:style-name="Standard">Авторское свидетельство № 783154.</text:p>
      <text:p text:style-name="Standard">Способ транспортирования пульпы по трубопроводу, включающий подачу пульпы в трубопровод и перемещение по нему. Отличается тем, что с целью снижения износа трубопровода наружную стенку последнего охлаждают до образования на внутренней его поверхности слоя замороженной пульпы.</text:p>
      <text:p text:style-name="Standard"/>
      <text:p text:style-name="Standard">ЗАДАЧА 3</text:p>
      <text:p text:style-name="Standard">При осаждении металлов электролизом из водных растворов возникает проблема отделения осадка (продукции) от катода (инструмента). Операция эта весьма трудоемкая и производится вручную (красноречиво само название операции - "сдирка"). Как быть?</text:p>
      <text:p text:style-name="Standard"/>
      <text:p text:style-name="Standard">РЕШЕНИЕ ЗАДАЧИ 3 по СТАНДАРТУ 1.2.2:</text:p>
      <text:p text:style-name="Standard">Между катодом и слоем осажденного на катод металла должна быть прослойка - легко образующаяся, электропроводная, легко разрушающаяся. По авторскому свидетельству № 553309 такую прослойку получают, покрывая катод рыхлым губчатым слоем осаждаемого металла, который наносят электролитически в режиме предельного тока.</text:p>
      <text:p text:style-name="Standard">1.2.3. Оттягивание вредного действия поля</text:p>
      <text:p text:style-name="Standard"/>
      <text:p text:style-name="Standard">Если необходимо устранить вредное действие поля на вещество, задача может быть решена введением второго элемента, оттягивающего на себя вредное действие поля: </text:p>
      <text:p text:style-name="Standard"/>
      <text:p text:style-name="Standard">Авторское свидетельство № 152492.</text:p>
      <text:p text:style-name="Standard">Для защиты подземных кабельных линий от повреждений, вызываемых образованием в грунте морозобойных трещин, заранее прорывают узкие прорези ("трещины") в стороне от трассы кабеля.</text:p>
      <text:p text:style-name="Standard"/>
      <text:p text:style-name="Standard">Для защиты труб от разрыва при замораживании в трубе размещают надувную пластмассовую вставку (шланг). Замерзая, вода расширяется и сдавливает мягкую вставку, а труба остается целой.</text:p>
      <text:p text:style-name="Standard">1.2.4. Противодействие вредным связям с помощью поля</text:p>
      <text:p text:style-name="Standard"/>
      <text:p text:style-name="Standard">Если между двумя веществами в веполе возникают сопряженные - полезное и вредное - действия, причем непосредственное соприкосновение веществ - в отличие от стандартов 1.2.1 и 1.2.2 - должно быть сохранено, задачу решают переходом к двойному веполю, в котором полезное действие остается за полем П1, а нейтрализацию вредного действия (или превращение вредного действия во второе полезное действие) осуществляет П2: </text:p>
      <text:p text:style-name="Standard"/>
      <text:p text:style-name="Standard">Авторское свидетельство № 755247.</text:p>
      <text:p text:style-name="Standard"><text:soft-page-break/>Для опыления цветок обдувают воздухом. Но цветок от ветра закрывается. Предложено раскрывать цветок воздействием электрического заряда.</text:p>
      <text:p text:style-name="Standard"/>
      <text:p text:style-name="Standard">Авторское свидетельство № 589482.</text:p>
      <text:p text:style-name="Standard">Автоматическая система с обратной связью возбуждает в фундаментных опорах колебания, равные по величине, но противоположные по направлению колебаниям, возникающим при работе технологического оборудования.</text:p>
      <text:p text:style-name="Standard">1.2.5. "Отключение" магнитных связей</text:p>
      <text:p text:style-name="Standard"/>
      <text:p text:style-name="Standard">Если надо разрушить веполь с магнитным полем, задача может быть решена с применением физэффектов, "отключающих" ферромагнитные свойства веществ, например размагничиванием при ударе или при нагреве выше точки Кюри: </text:p>
      <text:p text:style-name="Standard"/>
      <text:p text:style-name="Standard">Авторское свидетельство № 397289.</text:p>
      <text:p text:style-name="Standard">Способ контактной приварки ферропорошков. Перед подачей в зону приварки порошок нагревают до точки Кюри. Это предотвращает выталкивание порошка магнитным полем сварочного тока.</text:p>
      <text:p text:style-name="Standard"/>
      <text:p text:style-name="Standard">Авторское свидетельство № 312746.</text:p>
      <text:p text:style-name="Standard">Способ внутреннего шлифования путем воздействия на изделие ферромагнитной средой, которую приводят в движение посредством вращающегося магнитного поля. Отличается тем, что с целью интенсификации обработки изделий из ферромагнитного материала последние нагревают до температуры, равной или выше точки Кюри.</text:p>
      <text:p text:style-name="Standard"/>
      <text:p text:style-name="Standard">[к оглавлению]</text:p>
      <text:p text:style-name="Standard">КЛАСС 2. РАЗВИТИЕ ВЕПОЛЬНЫХ СИСТЕМ</text:p>
      <text:p text:style-name="Standard">2.1. Переход к сложным веполям</text:p>
      <text:p text:style-name="Standard"/>
      <text:p text:style-name="Standard"><text:s text:c="4"/>2.1.1. Переход к цепному веполю</text:p>
      <text:p text:style-name="Standard"><text:s text:c="4"/>2.1.2. Переход к двойному веполю </text:p>
      <text:p text:style-name="Standard"/>
      <text:p text:style-name="Standard">2.2. Форсирование веполей</text:p>
      <text:p text:style-name="Standard"/>
      <text:p text:style-name="Standard"><text:s text:c="4"/>2.2.1. Переход к более управляемым полям</text:p>
      <text:p text:style-name="Standard"><text:s text:c="4"/>2.2.2. Дробление инструмента</text:p>
      <text:p text:style-name="Standard"><text:s text:c="4"/>2.2.3. Переход к капиллярно-пористому веществу</text:p>
      <text:p text:style-name="Standard"><text:s text:c="4"/>2.2.4. Динамизация веполя</text:p>
      <text:p text:style-name="Standard"><text:s text:c="4"/>2.2.5. Структуризация поля</text:p>
      <text:p text:style-name="Standard"><text:s text:c="4"/>2.2.6. Структуризация вещества </text:p>
      <text:p text:style-name="Standard"/>
      <text:p text:style-name="Standard">2.3. Форсирование согласования ритмики</text:p>
      <text:p text:style-name="Standard"/>
      <text:p text:style-name="Standard"><text:s text:c="4"/>2.3.1. Согласование ритмики поля и изделия (или инструмента)</text:p>
      <text:p text:style-name="Standard"><text:s text:c="4"/>2.3.2. Согласование ритмики используемых полей</text:p>
      <text:p text:style-name="Standard"><text:s text:c="4"/>2.3.3. Согласование несовместимых или ранее независимых действий </text:p>
      <text:p text:style-name="Standard"/>
      <text:p text:style-name="Standard">2.4. Феполи (Комплексно-форсированные веполи)</text:p>
      <text:p text:style-name="Standard"/>
      <text:p text:style-name="Standard"><text:s text:c="4"/>2.4.1. Переход к "протофеполю"</text:p>
      <text:p text:style-name="Standard"><text:s text:c="4"/>2.4.2. Переход к феполю</text:p>
      <text:p text:style-name="Standard"><text:s text:c="4"/>2.4.3. Использование магнитной жидкости</text:p>
      <text:p text:style-name="Standard"><text:s text:c="4"/>2.4.4. Использование капиллярно-пористой структуры феполя</text:p>
      <text:p text:style-name="Standard"><text:soft-page-break/><text:s text:c="4"/>2.4.5. Переход к комплексному феполю</text:p>
      <text:p text:style-name="Standard"><text:s text:c="4"/>2.4.6. Переход к феполю на внешней среде</text:p>
      <text:p text:style-name="Standard"><text:s text:c="4"/>2.4.7. Использование физэффектов</text:p>
      <text:p text:style-name="Standard"><text:s text:c="4"/>2.4.8. Динамизация феполя</text:p>
      <text:p text:style-name="Standard"><text:s text:c="4"/>2.4.9. Структуризация феполя</text:p>
      <text:p text:style-name="Standard"><text:s text:c="4"/>2.4.10. Согласование ритмики в феполе</text:p>
      <text:p text:style-name="Standard"><text:s text:c="4"/>2.4.11. Переход к эполю - веполю с взаимодействующими токами</text:p>
      <text:p text:style-name="Standard"><text:s text:c="4"/>2.4.12. Использование электрореологической жидкости </text:p>
      <text:p text:style-name="Standard"/>
      <text:p text:style-name="Standard"><text:s text:c="4"/>[к оглавлению]</text:p>
      <text:p text:style-name="Standard"/>
      <text:p text:style-name="Standard">2.1. ПЕРЕХОД К СЛОЖНЫМ ВЕПОЛЯМ</text:p>
      <text:p text:style-name="Standard">Повышение эффективности веполей может быть достигнуто прежде всего переходом от простых веполей к сложным - цепным и двойным. Усложнение здесь относительно небольшое, между тем переход обеспечивает появление новых и усиление уже имеющихся качеств, прежде всего управляемости системы.</text:p>
      <text:p text:style-name="Standard">2.1.1. Переход к цепному веполю</text:p>
      <text:p text:style-name="Standard"/>
      <text:p text:style-name="Standard">Если нужно повысить эффективность вепольной системы, задачу решают превращением одной из частей веполя в независимо управляемый веполь и образованием цепного веполя: </text:p>
      <text:p text:style-name="Standard"/>
      <text:p text:style-name="Standard">(В3 или В4 в свою очередь может быть развернуто в веполь.)</text:p>
      <text:p text:style-name="Standard"/>
      <text:p text:style-name="Standard">Авторское свидетельство № 428119.</text:p>
      <text:p text:style-name="Standard">Устройство для заклинивания, содержащее клин и клиновую прокладку с нагревательным элементом, отличающееся тем, что с целью облегчения извлечения клина клиновая прокладка выполнена из двух частей, одна из которых легкоплавкая.</text:p>
      <text:p text:style-name="Standard"/>
      <text:p text:style-name="Standard">Авторское свидетельство № 1052351.</text:p>
      <text:p text:style-name="Standard">Сборный инструмент, в котором корпус состоит из двух концентрично расположенных втулок (вместо одного цилиндра). Втулки сопряжены между собой с гарантированным натягом и выполнены из материалов с различным коэффициентом линейного расширения, выбранных из условия сохранения гарантированного натяга и создания осевого натяга в инструменте.</text:p>
      <text:p text:style-name="Standard"/>
      <text:p text:style-name="Standard">Если в технической системе имеется объект, который движется или должен двигаться под действием силы тяжести вокруг некоторой оси, и надо управлять движением этого объекта, задача решается введением в данный объект вещества, управляемо движущегося внутри объекта и вызывающего своим движением перемещение центра тяжести системы.</text:p>
      <text:p text:style-name="Standard"/>
      <text:p text:style-name="Standard">Авторское свидетельство № 271763.</text:p>
      <text:p text:style-name="Standard">Самоходный кран с подвижным противовесом.</text:p>
      <text:p text:style-name="Standard"/>
      <text:p text:style-name="Standard">Авторское свидетельство № 508427.</text:p>
      <text:p text:style-name="Standard">Трактор с подвижным центром тяжести для работы на крутых склонах.</text:p>
      <text:p text:style-name="Standard"/>
      <text:p text:style-name="Standard">Авторское свидетельство № 329441.</text:p>
      <text:p text:style-name="Standard">Качающийся дозатор имеет ковш, постепенно заполняемый жидкостью, и противовес. Когда ковш наполняется, дозатор наклоняется и выливает жидкость. Однако такой дозатор слишком рано начинает подниматься - часть жидкости остается в ковше. Предложено в противовесе сделать канал, в котором свободно перемещается шарик. При опрокидывании ковша шарик <text:soft-page-break/>смещается к оси, передвигает центр тяжести системы и тем самым удерживает ковш наклонным до полного слива жидкости.</text:p>
      <text:p text:style-name="Standard"/>
      <text:p text:style-name="Standard">Цепной веполь может образовываться и при развертывании связей в веполе. В этом случае связь В1 --- В2 встраивается в звено П2 --- В3: </text:p>
      <text:p text:style-name="Standard"/>
      <text:p text:style-name="Standard">Патент Англии 824047.</text:p>
      <text:p text:style-name="Standard">Предлагается устройство для передачи вращения с одного вала к другому (муфта), содержащее наружный и внутренний роторы, охваченные электромагнитом. В зазоре между роторами находится магнитная жидкость, твердеющая в магнитном поле. Если электромагнит не включен, роторы свободно вращаются относительно друг друга. При включении электромагнита жидкость приобретает твердость и жестко связывает роторы, то есть позволяет передавать вращающий момент.</text:p>
      <text:p text:style-name="Standard">2.1.2. Переход к двойному веполю</text:p>
      <text:p text:style-name="Standard"/>
      <text:p text:style-name="Standard">Если дан плохо управляемый веполь и нужно повысить его эффективность, причем замена элементов этого веполя недопустима, задача решается постройкой двойного веполя путем введения второго поля, хорошо поддающегося управлению: </text:p>
      <text:p text:style-name="Standard"/>
      <text:p text:style-name="Standard">Авторское свидетельство № 275331.</text:p>
      <text:p text:style-name="Standard">Способ регулируемого расхода жидкого металла из разливочного ковша, отличающийся тем, что с целью безаварийной разливки гидростатический напор регулируют высотой металла над отверстием разливочного стакана, вращая металл в ковше электромагнитным полем.</text:p>
      <text:p text:style-name="Standard"/>
      <text:p text:style-name="Standard">ЗАДАЧА 4</text:p>
      <text:p text:style-name="Standard">Установка для получения искусственных шаровых молний представляет собой реактор ("бочку"), внутри которого находится гелий (давление до 3 атм.). Под действием мощного электромагнитного излучения в гелии возникает плазменный шнуровой разряд, стягивающийся в сферический сгусток плазмы. Для удержания этого сгустка в центральной части "бочки" используют соленоид, кольцеобразно расположенный вокруг "бочки". Изменились условия опыта - резко повысилась мощность ЭМ-излучения. Плазма стала горячее и, следовательно, менее плотной, более легкой. Плазменный шар стал всплывать вверх. Чтобы удержать молнию в центре "бочки", попробовали повысить мощность соленоидного кольца. Ничего не получилось: молния поднималась вверх - только чуть медленнее. Сотрудники П.Л. Капицы предложили демонтировать установку, строить новую, имеющую значительно более сильную соленоидную систему. Но П.Л. Капица нашел другое решение. Какое?</text:p>
      <text:p text:style-name="Standard"/>
      <text:p text:style-name="Standard">РЕШЕНИЕ ЗАДАЧИ 4 по СТАНДАРТУ 2.1.2:</text:p>
      <text:p text:style-name="Standard">Дан неэффективный (неуправляемый) веполь: гравитационное поле, плазменный разряд, газ. Необходимо ввести второе (управляемое) поле. Каким оно может быть? Гравитационные, тепловые, электромагнитные поля отпадают по условиям задачи. Остаются различные механические поля, прежде всего - поле центробежных сил.</text:p>
      <text:p text:style-name="Standard"/>
      <text:p text:style-name="Standard">"Идея заключалась в том, чтобы завертеть по кругу газ... Вместе с газом завертелся и сам разряд и перестал всплывать... А заставляли газ непрерывно вращаться самые обычные воздуходувки, хорошо знакомые всем по домашнему пылесосу. Впрочем, именно пылесос и был использован на первых порах" ("Химия и жизнь", 1971, № 3, с. 8).</text:p>
      <text:p text:style-name="Standard"/>
      <text:p text:style-name="Standard">[к оглавлению]</text:p>
      <text:p text:style-name="Standard">2.2 ФОРСИРОВАНИЕ ВЕПОЛЕЙ</text:p>
      <text:p text:style-name="Standard"/>
      <text:p text:style-name="Standard"><text:soft-page-break/>Общая идея шести стандартов, входящих в этот подкласс, заключается в увеличении эффективности веполей - простых и сложных - без введения новых полей и веществ. Достигается это форсированным использованием имеющихся вещественно-полевых ресурсов.</text:p>
      <text:p text:style-name="Standard">2.2.1. Переход к более управляемым полям</text:p>
      <text:p text:style-name="Standard"/>
      <text:p text:style-name="Standard">Если дана вепольная система, ее эффективность может быть повышена заменой неуправляемого (или плохо управляемого) рабочего поля управляемым (хорошо управляемым) полем, например заменой гравитационного поля механическим, механического - электрическим и т.д.</text:p>
      <text:p text:style-name="Standard"/>
      <text:p text:style-name="Standard">Авторское свидетельство № 989386.</text:p>
      <text:p text:style-name="Standard">Способ определения поверхностного натяжения жидкостей методом максимального давления в капле, выдавливаемой из капилляра, отличающийся тем, что с целью экономии дорогостоящих материалов, повышения воспроизводимости результатов и расширения круга исследуемых материалов максимальное давление создают с помощью центробежных сил, при этом измеряют скорость вращения жидкости в капилляре в момент выдавливания капли.</text:p>
      <text:p text:style-name="Standard"/>
      <text:p text:style-name="Standard">Авторское свидетельство № 496146.</text:p>
      <text:p text:style-name="Standard">Способ очистки электролита в процессе электромеханической обработки, основанный на отделении продуктов анодного растворения, отличающийся тем, что с целью повышения качества очистки электролит до входа в рабочий зазор пропускают через электростатическое поле.</text:p>
      <text:p text:style-name="Standard"/>
      <text:p text:style-name="Standard">Авторское свидетельство № 1002259.</text:p>
      <text:p text:style-name="Standard">Способ сгущения биосуспензий путем аэрации и флотации в псевдосжиженном слое частиц дисперсного материала в присутствии поверхностно-активного вещества и коагулянта, отличающийся тем, что с целью повышения степени сгущения биосуспензий микроорганизмов активного ила в качестве дисперсного материала в зоне аэрации используют частицы из ферромагнетиков, а в зоне флотации - из сегнетоэлектриков.</text:p>
      <text:p text:style-name="Standard">2.2.2. Дробление инструмента</text:p>
      <text:p text:style-name="Standard"/>
      <text:p text:style-name="Standard">Если дана вепольная система, ее эффективность может быть повышена путем увеличения степени дисперсности (дробления) вещества, играющего роль инструмента: </text:p>
      <text:p text:style-name="Standard"/>
      <text:p text:style-name="Standard">Пояснения.</text:p>
      <text:p text:style-name="Standard"/>
      <text:p text:style-name="Standard"><text:s text:c="4"/>Символом Вм обозначено вещество, состоящее из множества мелких частиц (песчинки, порошок, дробинки и т. д.).</text:p>
      <text:p text:style-name="Standard"><text:s text:c="4"/>Стандарт 2.2.1 отражает одну из основных закономерностей развития технических систем - тенденцию к измельчению инструмента или его части, непосредственно взаимодействующей с изделием. </text:p>
      <text:p text:style-name="Standard"/>
      <text:p text:style-name="Standard">Авторское свидетельство № 272737.</text:p>
      <text:p text:style-name="Standard">При последовательной перекачке разных жидкостей по одному трубопроводу использовались поршневые и шаровые разделители. Работали они плохо, быстро истирались, застревали и т. д. Предложено ввести в зону контакта жидкостей разделитель из дробинок размерами 0,3-0,5 мм с плотностью равной средней плотности жидкостей.</text:p>
      <text:p text:style-name="Standard"/>
      <text:p text:style-name="Standard">Авторское свидетельство № 354145.</text:p>
      <text:p text:style-name="Standard"><text:soft-page-break/>В щите для выемки угольных пластов вместо балок большого диаметра предложено использовать пучки из тонкомерных стержней. Видна линия дальнейшего развития: от пучков стержней к пучкам нитей.</text:p>
      <text:p text:style-name="Standard">2.2.3. Переход к капиллярно-пористому веществу</text:p>
      <text:p text:style-name="Standard"/>
      <text:p text:style-name="Standard">Особый случай дробления вещества - переход от сплошных веществ к капиллярно-пористым. Переход этот осуществляется по линии:</text:p>
      <text:p text:style-name="Standard">"сплошное вещество --&gt;</text:p>
      <text:p text:style-name="Standard">сплошное вещество с одной полостью --&gt;</text:p>
      <text:p text:style-name="Standard">сплошное вещество со многими полостями (перфорированное вещество) --&gt;</text:p>
      <text:p text:style-name="Standard">капиллярно-пористое вещество --&gt;</text:p>
      <text:p text:style-name="Standard">капиллярно-пористое вещество с определенной структурой (и размерами) пор".</text:p>
      <text:p text:style-name="Standard"/>
      <text:p text:style-name="Standard">По мере развития этой линии увеличивается возможность размещения в полостях-порах жидкого вещества и использования физических эффектов: </text:p>
      <text:p text:style-name="Standard"/>
      <text:p text:style-name="Standard">Авторское свидетельство № 243177.</text:p>
      <text:p text:style-name="Standard">Устройство для передачи усилий от опоры копра на фундамент. Отличается тем, что с целью обеспечения равномерности давления на фундамент выполнено в виде плоского замкнутого сосуда, заполненного жидкостью.</text:p>
      <text:p text:style-name="Standard"/>
      <text:p text:style-name="Standard">Авторское свидетельство № 878312.</text:p>
      <text:p text:style-name="Standard">Огнепреградитель, содержащий корпус с размещенными между решеток гранулами насадки, отличающийся тем, что с целью повышения эффективности работы огнепреградителя гранулы насадки выполнены полыми из легкоплавкого материала и заполнены огнетушащим веществом.</text:p>
      <text:p text:style-name="Standard"/>
      <text:p text:style-name="Standard">Авторское свидетельство № 403517.</text:p>
      <text:p text:style-name="Standard">Нагревательный стержень-паяльник выполнен не сплошным, а капиллярно-пористым. Благодаря этому можно отсасывать припой при демонтаже паяных соединений.</text:p>
      <text:p text:style-name="Standard"/>
      <text:p text:style-name="Standard">Авторское свидетельство № 493252.</text:p>
      <text:p text:style-name="Standard">Пучок капиллярных трубок (вместо одного крупного баллончика) образует устройство, аккуратно наносящее клей.</text:p>
      <text:p text:style-name="Standard"/>
      <text:p text:style-name="Standard">Авторское свидетельство № 713697.</text:p>
      <text:p text:style-name="Standard">Экструзионная головка, содержащая корпус с рабочим каналом, облицованным пористым материалом, и со штуцером для подвода смазки в рабочий канал через облицовку. Отличается тем, что с целью повышения экономичности путем возможности подачи смазки под сниженным давлением облицовка выполнена двухслойной, причем наружный слой выполнен с большим размером пор, чем внутренний, контактирующий с расплавом.</text:p>
      <text:p text:style-name="Standard">2.2.4. Динамизация веполя</text:p>
      <text:p text:style-name="Standard"/>
      <text:p text:style-name="Standard">Если дана вепольная система, ее эффективность может быть повышена путем увеличения степени динамизации, то есть перехода к более гибкой, быстро меняющейся структуре системы: </text:p>
      <text:p text:style-name="Standard"/>
      <text:p text:style-name="Standard">Пояснения.</text:p>
      <text:p text:style-name="Standard"/>
      <text:p text:style-name="Standard"><text:s text:c="4"/>Треугольным символом с волнистой линией обозначена динамичная вепольная система, перестраивающаяся в процессе работы.</text:p>
      <text:p text:style-name="Standard"><text:soft-page-break/><text:s text:c="4"/>Динамизация В2 чаще всего начинается с разделения В2 на две шарнирно соединенные части. Далее динамизация идет по линии: один шарнир - много шарниров - гибкое В2.</text:p>
      <text:p text:style-name="Standard"><text:s text:c="4"/>Динамизация П в простейшем случае осуществляется переходом от постоянного действия поля (или П совместно с В2) к импульсному действию. </text:p>
      <text:p text:style-name="Standard"/>
      <text:p text:style-name="Standard">Авторское свидетельство № 324990.</text:p>
      <text:p text:style-name="Standard">Опора для шпалерных насаждений, выполненная в виде столба для крепления шпалерной проволоки, отличающаяся тем, что с целью использования самой опоры для осеннего пригибания ветвей, подвязанных к проволоке, она выполнена из двух шарнирно соединенных частей.</text:p>
      <text:p text:style-name="Standard"/>
      <text:p text:style-name="Standard">Авторское свидетельство № 943392.</text:p>
      <text:p text:style-name="Standard">Способ обработки тампонажного раствора путем воздействия на него магнитным полем, отличающийся тем, что с целью повышения качества тампонажного раствора воздействие магнитным полем ведут в импульсном режиме.</text:p>
      <text:p text:style-name="Standard"/>
      <text:p text:style-name="Standard">Эффективная динамизация системы может быть осуществлена за счет использования фазовых переходов первого рода (например, замерзание воды или таяние льда) или второго рода (например, эффект "памяти формы").</text:p>
      <text:p text:style-name="Standard"/>
      <text:p text:style-name="Standard">Авторское свидетельство № 280867.</text:p>
      <text:p text:style-name="Standard">Способ соединения токоподводящих шин электролизных ванн легкоплавким составом, помещенным в зазоры между концами шин. Отличается тем, что с целью снижения окисления сплава и улучшения электрического контакта между шинами количество тепла, отводимое от контактного соединения, регулируют так, чтобы при работе ванны поддерживать сплав в твердом состоянии, а при демонтаже и монтаже контактного соединения - в жидком.</text:p>
      <text:p text:style-name="Standard"/>
      <text:p text:style-name="Standard">Авторское свидетельство № 710736.</text:p>
      <text:p text:style-name="Standard">Устройство для гибки петель из проволоки, содержащее смонтированные в корпусе оправку и гибочный инструмент, отличающееся тем, что с целью упрощения конструкции оно имеет нагреватель для гибочного инструмента. При этом гибочный инструмент выполнен из термообработанного материала, например из титано-никелевого сплава, способного при нагревании принимать полученную в процессе термообработки конфигурацию, восстанавливаемую до первоначальной при охлаждении.</text:p>
      <text:p text:style-name="Standard">2.2.5. Структуризация поля</text:p>
      <text:p text:style-name="Standard"/>
      <text:p text:style-name="Standard">Если дана вепольная система, ее эффективность может быть повышена переходом от полей однородных или имеющих неупорядоченную структуру к полям неоднородным или имеющим определенную пространственную структуру (постоянную или переменную): </text:p>
      <text:p text:style-name="Standard"/>
      <text:p text:style-name="Standard">Пояснения.</text:p>
      <text:p text:style-name="Standard">Значок # над буквой П указывает, что поле имеет определенную пространственно-временную структуру.</text:p>
      <text:p text:style-name="Standard"/>
      <text:p text:style-name="Standard">Авторское свидетельство № 504538.</text:p>
      <text:p text:style-name="Standard">Способ фумигации (окуривания ядовитым газом) помещений на судах. Пункт 1 формулы изобретения: используют звуковое поле. Пункт 3: источники звука работают в противофазе и создают стоячие волны.</text:p>
      <text:p text:style-name="Standard"/>
      <text:p text:style-name="Standard">Авторское свидетельство № 715341.</text:p>
      <text:p text:style-name="Standard"><text:soft-page-break/>Частицы порошка заряжают разноименным электричеством. Наносят слой одного порошка на слой другого и перемещают их в неоднородном электрическом поле. При движении порошки быстро смешиваются.</text:p>
      <text:p text:style-name="Standard"/>
      <text:p text:style-name="Standard">Авторское свидетельство № 1044333.</text:p>
      <text:p text:style-name="Standard">Для отделения из потока слабомагнитных тонких фракций предложено использовать неоднородное магнитное поле, создаваемое рифленой пластиной.</text:p>
      <text:p text:style-name="Standard"/>
      <text:p text:style-name="Standard">Если веществу, входящему в веполь (или могущему войти), должна быть придана определенная пространственная структура, то процесс следует вести в поле, которое имеет структуру, соответствующую требуемой структуре вещества: </text:p>
      <text:p text:style-name="Standard"/>
      <text:p text:style-name="Standard">Авторское свидетельство № 536874.</text:p>
      <text:p text:style-name="Standard">Способ профилирования материала (типа пруткового) путем наложения на заготовку ультразвуковых колебаний и ее пластической деформации, отличающийся тем, что с целью получения на заготовке периодического профиля синусоидального характера заготовку подвергают действию ультразвуковых колебаний так, чтобы расположение пучностей и узлов ультразвуковой волны соответствовало выступам и впадинам профиля, после чего осуществляется процесс пластического деформирования заготовки в осевом направлении.</text:p>
      <text:p text:style-name="Standard"/>
      <text:p text:style-name="Standard">Если надо перераспределить энергию поля, например с целью концентрации, или, наоборот, создать зоны, где действие поля не проявляется, следует перейти к использованию стоячих волн.</text:p>
      <text:p text:style-name="Standard"/>
      <text:p text:style-name="Standard">Авторское свидетельство № 1085767.</text:p>
      <text:p text:style-name="Standard">Способ заточки стеклянных микропипеток, установленных под углом к подложке, на которую помещают свободный абразив, отличающийся тем, что с целью повышения производительности из абразива посредством возбуждения стоячей волны формируют валик, в который помещают обрабатываемый кончик микропипетки.</text:p>
      <text:p text:style-name="Standard"/>
      <text:p text:style-name="Standard">Стандарт 2.2.5 часто используют в сочетании со стандартом 1.2.5 (отключение магнитных связей).</text:p>
      <text:p text:style-name="Standard"/>
      <text:p text:style-name="Standard">Авторское свидетельство № 729658.</text:p>
      <text:p text:style-name="Standard">Способ изготовления ферритовых изделий со сложным магнитопроводом, включающий прессование ферритовой плиты с последующим обжигом и выполнением в ней нерабочих зон, отличающийся тем, что с целью повышения механической прочности изделий нерабочие зоны выполняют с местным нагревом до потери магнитных свойств.</text:p>
      <text:p text:style-name="Standard"/>
      <text:p text:style-name="Standard">Авторское свидетельство № 880570.</text:p>
      <text:p text:style-name="Standard">Способ сборки штампа по чертежу путем размещения на электромагнитной плите составляющих формообразующих элементов и последующего закрепления их на плите пропусканием через нее тока. Отличается тем, что с целью повышения производительности труда формообразующие элементы штампа выполняют из термомагнитного сплава, размещают их на плоскости электромагнитной плиты равномерно, посредством инфракрасных лучей проецируют на них изображение чертежа, нагревают освещенные участки до температуры перехода через точку Кюри, после чего через электромагнитную плиту пропускают ток.</text:p>
      <text:p text:style-name="Standard"/>
      <text:p text:style-name="Standard">ЗАДАЧА 5</text:p>
      <text:p text:style-name="Standard">Предположим, что на одной из планет системы Тау Кита обнаружена жизнь. Правда, всего лишь в виде планктона. Автоматы доставили на Землю образцы воды с крохотными (50-100 <text:soft-page-break/>микрон) комочками живой материи. Сразу же возникла задача: как наблюдать "инопланетян" в микроскоп, если они находятся в постоянном броуновском движении? Посмотришь в микроскоп и ничего не разглядишь: тау-китяне, как сказано у поэта, "то явятся, то растворятся"...</text:p>
      <text:p text:style-name="Standard"/>
      <text:p text:style-name="Standard">Чтобы вести наблюдение с помощью микроскопа, объект нужно остановить и некоторое время (1-2 минуты) подержать на месте. Требуется предложить идею способа фиксирования микрообъектов в жидкости (в условиях максимально близких к естественным).</text:p>
      <text:p text:style-name="Standard"/>
      <text:p text:style-name="Standard">Для сведения. Частицы планктона практически неспособны к самостоятельному передвижению. Они перемещаются вместе с водой, либо за счет броуновского движения.</text:p>
      <text:p text:style-name="Standard"/>
      <text:p text:style-name="Standard">РЕШЕНИЕ ЗАДАЧИ 5 по СТАНДАРТУ 2.2.5:</text:p>
      <text:p text:style-name="Standard">Авторское свидетельство № 523397.</text:p>
      <text:p text:style-name="Standard">Создают стоячую волну. Частицы фиксируются в узлах.</text:p>
      <text:p text:style-name="Standard">2.2.6. Структуризация вещества</text:p>
      <text:p text:style-name="Standard"/>
      <text:p text:style-name="Standard">Если дана вепольная система, ее эффективность может быть повышена переходом от веществ однородных или имеющих неупорядоченную структуру к веществам неоднородным или имеющим определенную пространственную структуру (постоянную или переменную): </text:p>
      <text:p text:style-name="Standard"/>
      <text:p text:style-name="Standard">Пояснения.</text:p>
      <text:p text:style-name="Standard">Значок # над буквой В указывает, что вещество имеет определенную пространственно-временную структуру.</text:p>
      <text:p text:style-name="Standard"/>
      <text:p text:style-name="Standard">Авторское свидетельство № 713146.</text:p>
      <text:p text:style-name="Standard">Способ изготовления пористых огнеупоров: для создания направленной пористости используют выгорающие шелковые нити.</text:p>
      <text:p text:style-name="Standard"/>
      <text:p text:style-name="Standard">Если нужно получить интенсивное тепловое воздействие в определенных местах системы (точках, линиях), в эти места следует заранее ввести экзотермические вещества.</text:p>
      <text:p text:style-name="Standard"/>
      <text:p text:style-name="Standard">[к оглавлению]</text:p>
      <text:p text:style-name="Standard">2.3 ФОРСИРОВАНИЕ СОГЛАСОВАНИЯ РИТМИКИ</text:p>
      <text:p text:style-name="Standard"/>
      <text:p text:style-name="Standard">Подкласс 2.3 включает стандарты по форсированию веполей особенно экономичными способами. Вместо введения или существенного изменения веществ и полей стандарты подкласса 2.3 предусматривают чисто количественные изменения - частот, размеров, массы. Таким образом, значительный новый эффект достигается при минимальных изменениях системы.</text:p>
      <text:p text:style-name="Standard">2.3.1. Согласование ритмики поля и изделия (или инструмента)</text:p>
      <text:p text:style-name="Standard"/>
      <text:p text:style-name="Standard">В вепольных системах действие поля должно быть согласовано по частоте (или сознательно рассогласовано) с собственной частотой изделия (или инструмента).</text:p>
      <text:p text:style-name="Standard"/>
      <text:p text:style-name="Standard">Авторское свидетельство № 614794.</text:p>
      <text:p text:style-name="Standard">Устройство для массажа синхронно с ударами сердца. В стенку ванны, куда помещают больного, вмонтирована диафрагма насоса, передающего лечебной жидкости или грязям импульсы по команде датчика, контактирующего с телом больного.</text:p>
      <text:p text:style-name="Standard"/>
      <text:p text:style-name="Standard">Авторское свидетельство № 787017.</text:p>
      <text:p text:style-name="Standard"><text:soft-page-break/>Способ низведения камней мочеточников путем введения в мочеточник петли, закрепления ее на камне и приложения тянущего усилия. Отличается тем, что с целью увеличения числа видов и размеров низводимых камней, а также уменьшения травмирования мочеточника и болевых ощущений частоту тянущих усилий выбирают кратной частоте перистальтики мочеточника.</text:p>
      <text:p text:style-name="Standard"/>
      <text:p text:style-name="Standard">Авторское свидетельство № 317797.</text:p>
      <text:p text:style-name="Standard">Способ предварительного ослабления угольного пласта путем воздействия на породы искусственно создаваемых импульсов, отличающийся тем, что с целью повышения эффективности ослабления на массив, предварительно приведенный в возбужденное состояние, воздействуют направленными импульсами с частотой, равной частоте собственных колебаний массива.</text:p>
      <text:p text:style-name="Standard"/>
      <text:p text:style-name="Standard">Авторское свидетельство № 856706.</text:p>
      <text:p text:style-name="Standard">Способ дуговой сварки плавящимся электродом, при котором на дугу воздействуют импульсным высокочастотным магнитным полем, отличающимся тем, что с целью повышения производительности процесса дуговой сварки магнитное поле генерирует с частотой пульсации, равной собственной частоте электрода.</text:p>
      <text:p text:style-name="Standard"/>
      <text:p text:style-name="Standard">Авторское свидетельство № 641229.</text:p>
      <text:p text:style-name="Standard">Способ работы шлаковой шахты путем сжигания в ее полости топлива, отличающийся тем, что с целью улучшения вытекания шлака сжигание топлива осуществляют в пульсирующем режиме с частотой колебаний, равной собственной частоте колебаний шахты.</text:p>
      <text:p text:style-name="Standard"/>
      <text:p text:style-name="Standard">Авторское свидетельство № 307896.</text:p>
      <text:p text:style-name="Standard">Способ безопилочного резания древесины при помощи изменяющего свои геометрические размеры режущего инструмента, отличающийся тем, что с целью снижения усилия внедрения инструмента в древесину резание ее осуществляют инструментом, частота пульсации которого близка к собственной частоте колебаний перерезаемой древесины.</text:p>
      <text:p text:style-name="Standard"/>
      <text:p text:style-name="Standard">Авторское свидетельство № 940714.</text:p>
      <text:p text:style-name="Standard">Способ распускания закристаллизовавшегося в сотах меда, включающий размещение сотов с медом в электромагнитном поле СВЧ. Отличается тем, что с целью исключения деформации сотов одновременно с обработкой в электромагнитном поле СВЧ соты с медом охлаждают, а обработку в электромагнитном поле проводят при частоте поля равной резонансной частоте диполей воды.</text:p>
      <text:p text:style-name="Standard"/>
      <text:p text:style-name="Standard">ПРИМЕРЫ на АНТИРЕЗОНАНС:</text:p>
      <text:p text:style-name="Standard">Авторское свидетельство № 514141.</text:p>
      <text:p text:style-name="Standard">Уплотнение торцового типа с двумя и более концентрично расположенными торцовыми парами, отличающееся тем, что с целью повышения надежности при работе в условиях значительных вибраций торцовые пары выполнены с частотами собственных колебаний неравными и некратными друг другу.</text:p>
      <text:p text:style-name="Standard"/>
      <text:p text:style-name="Standard">Авторское свидетельство № 714509.</text:p>
      <text:p text:style-name="Standard">Провод электропередачи, содержащий один или несколько повивов проволок, отличающийся тем, что с целью увеличения эксплуатационной надежности провода путем уменьшения амплитуды колебания провода при гололедно-ветровых нагрузках диаметр одной из проволок внешнего повива больше диаметра остальных.</text:p>
      <text:p text:style-name="Standard"/>
      <text:p text:style-name="Standard">ЗАДАЧА 6</text:p>
      <text:p text:style-name="Standard"><text:soft-page-break/>В пятом номере бюллетеня "Изобретения. Открытия" за 1985 год на стр. 99 приведена формула авторского свидетельства № 1138511: "Способ закрепления несвязных пород, включающий нагнетание в породы тампонажного раствора, отличающийся тем, что с целью снижения затрат путем увеличения радиуса закрепления пород во время нагнетания тампонажного раствора ему и окружающим породам сообщают колебания". Спрогнозируйте следующее техническое решение, закономерно развивающее изобретение по авторскому свидетельству № 1138511.</text:p>
      <text:p text:style-name="Standard"/>
      <text:p text:style-name="Standard">РЕШЕНИЕ ЗАДАЧИ 6 по СТАНДАРТУ 2.3.1:</text:p>
      <text:p text:style-name="Standard">Очевидная аналогия с приведенным выше авторским свидетельством № 317797, по которому ослабление горной породы достигается нагнетанием жидкости в резонанс с частотой разрушаемого массива. По авторскому свидетельству № 1138511 надо не ослаблять, а укреплять массив горной породы. Следовательно, следующее изобретение рассогласует (а может быть, и согласует) частоту нагнетания тампонажного раствора с собственной частотой горного массива.</text:p>
      <text:p text:style-name="Standard">2.3.2. Согласование ритмики используемых полей</text:p>
      <text:p text:style-name="Standard"/>
      <text:p text:style-name="Standard">В сложных вепольных системах должны быть согласованы (или сознательно рассогласованы) частоты используемых полей.</text:p>
      <text:p text:style-name="Standard"/>
      <text:p text:style-name="Standard">Авторское свидетельство № 865391.</text:p>
      <text:p text:style-name="Standard">Способ обогащения тонкоизмельченных сильномагнитных руд, включающий воздействие на руду бегущим магнитным полем и вибрациями. Отличается тем, что с целью повышения эффективности процесса сепарации бегущее поле включают синхронно вибрациям.</text:p>
      <text:p text:style-name="Standard"/>
      <text:p text:style-name="Standard">Авторское свидетельство № 521107.</text:p>
      <text:p text:style-name="Standard">Способ нанесения покрытий электрическими разрядами с использованием наносимого материала в виде порошка, включающий импульсную подачу тока с наложением магнитного поля. Отличается тем, что с целью повышения твердости и обеспечения мелкозернистости структуры покрытий наложение магнитного поля осуществляют импульсами, причем каждому импульсу магнитного поля соответствует импульс тока.</text:p>
      <text:p text:style-name="Standard">2.3.3. Согласование несовместимых или ранее независимых действий</text:p>
      <text:p text:style-name="Standard"/>
      <text:p text:style-name="Standard">Если два действия, например, изменение и измерение, несовместимы, одно действие осуществляют в паузах другого. Помните: паузы в одном действии должны быть заполнены другим полезным действием.</text:p>
      <text:p text:style-name="Standard"/>
      <text:p text:style-name="Standard">Авторское свидетельство № 336120.</text:p>
      <text:p text:style-name="Standard">Способ автоматического управления термическим циклом контактной точечной сварки (преимущественно деталей малых толщин), основанный на измерении термоэлектродвижущей силы, отличающийся тем, что с целью повышения точности управления при сварке импульсами повышенной частоты измеряют термоэлектродвижущую силу в паузах между импульсами сварочного тока.</text:p>
      <text:p text:style-name="Standard"/>
      <text:p text:style-name="Standard">Авторское свидетельство № 343722.</text:p>
      <text:p text:style-name="Standard">Способ производства тонких широких листов раскаткой на неподвижной опорной поверхности, отличающийся тем, что с целью получения повышенной ширины листа лист по частям раскатывают в поперечном направлении с продольным перемещением листа во время пауз рабочими движениями валка.</text:p>
      <text:p text:style-name="Standard"/>
      <text:p text:style-name="Standard">Авторское свидетельство № 778981.</text:p>
      <text:p text:style-name="Standard"><text:soft-page-break/>Способ электрохимической обработки деталей импульсным рабочим током с индукционным нагреванием их в процессе обработки, отличающийся тем, что с целью повышения производительности труда индукционный нагрев производят в паузах между импульсами рабочего тока.</text:p>
      <text:p text:style-name="Standard"/>
      <text:p text:style-name="Standard">[к оглавлению]</text:p>
      <text:p text:style-name="Standard">2.4 ФЕПОЛИ (КОМПЛЕКСНО-ФОРСИРОВАННЫЕ ВЕПОЛИ)</text:p>
      <text:p text:style-name="Standard"/>
      <text:p text:style-name="Standard">Форсирование может идти сразу несколькими стандартными путями. Наибольшему форсированию поддаются феполи (то есть веполи с дисперсным ферровеществом и магнитным полем).</text:p>
      <text:p text:style-name="Standard">2.4.1. Переход к "протофеполю"</text:p>
      <text:p text:style-name="Standard"/>
      <text:p text:style-name="Standard">Если дана вепольная система, ее эффективность может быть повышена путем использования ферромагнитного вещества и магнитного поля: </text:p>
      <text:p text:style-name="Standard"/>
      <text:p text:style-name="Standard">Пояснения.</text:p>
      <text:p text:style-name="Standard"/>
      <text:p text:style-name="Standard"><text:s text:c="4"/>Стандарт о применении ферромагнитного вещества, не находящегося в измельченном состоянии. Речь идет о "протофеполях", "полуфеполях" - структуре на пути к феполям.</text:p>
      <text:p text:style-name="Standard"><text:s text:c="4"/>Стандарт применим не только к простым веполям, но и к комплексным, а также к веполям, включающим внешнюю среду. </text:p>
      <text:p text:style-name="Standard"/>
      <text:p text:style-name="Standard">Авторское свидетельство № 794113.</text:p>
      <text:p text:style-name="Standard">Способ укладки дренажа, включающий отрывку траншеи с одновременной укладкой в нее труб, заделку стыков труб фильтрующим материалом и засыпку траншеи грунтом. Отличается тем, что с целью повышения качества укладки путем устранения смещения труб (одна относительно другой) поверхность дренажных труб и фильтрующий материал перед укладкой в траншею покрывают слоем ферромагнетика и намагничивают.</text:p>
      <text:p text:style-name="Standard"/>
      <text:p text:style-name="Standard">Авторское свидетельство № 499898.</text:p>
      <text:p text:style-name="Standard">Питатель (преимущественно для образования порошково-воздушной смеси), содержащий герметичную емкость с разгрузочной горловиной, воздухопроводящим и расходным трубопроводами, смесительную камеру и механизм подачи порошка. Отличается тем, что с целью повышения ресурса механизма подачи его рабочий орган выполнен в виде гибкого ферромагнитного элемента, например стального троса, размещенного по оси разгрузочной горловины, последняя выполнена из парамагнитного материала между емкостью и смесительной камерой, а привод гибкого элемента осуществлен от последовательно подключаемых электромагнитов, смонтированных вокруг разгрузочной горловины с ее наружной стороны.</text:p>
      <text:p text:style-name="Standard">2.4.2. Переход к феполю</text:p>
      <text:p text:style-name="Standard"/>
      <text:p text:style-name="Standard">Чтобы повысить эффективность управления системой, необходимо перейти от веполя или "протофеполя" к феполю, заменив одно из веществ феррочастицами (или добавив феррочастицы) - стружку, гранулы, зерна и т. д. - и использовав магнитное или электромагнитное поле.</text:p>
      <text:p text:style-name="Standard"/>
      <text:p text:style-name="Standard">Эффективность управления повышается с увеличением степени дробления феррочастиц, поэтому развитие феполей идет по линии:</text:p>
      <text:p text:style-name="Standard">"гранулы -</text:p>
      <text:p text:style-name="Standard">порошок -</text:p>
      <text:p text:style-name="Standard">мелкодисперсные феррочастицы".</text:p>
      <text:p text:style-name="Standard"><text:soft-page-break/></text:p>
      <text:p text:style-name="Standard">Эффективность повышается также с увеличением степени дробления вещества, в которое введены феррочастицы. Развитие здесь идет по линии:</text:p>
      <text:p text:style-name="Standard">"твердое вещество -</text:p>
      <text:p text:style-name="Standard">зерна -</text:p>
      <text:p text:style-name="Standard">порошок -</text:p>
      <text:p text:style-name="Standard">жидкость": </text:p>
      <text:p text:style-name="Standard"/>
      <text:p text:style-name="Standard">Пояснения.</text:p>
      <text:p text:style-name="Standard"/>
      <text:p text:style-name="Standard"><text:s text:c="4"/>Переход к феполям можно рассматривать как совместное применение двух стандартов - 2.4.1 (введение ферровещества и магнитного поля) и 2.2.1 (дробление вещества).</text:p>
      <text:p text:style-name="Standard"><text:s text:c="4"/>Превратившись в феполь, вепольная система повторяет цикл развития веполей - но на новом уровне, так как феполи отличаются высокой управляемостью и эффективностью. Все стандарты, входящие в группу 2.4, можно считать своего рода "изотопами" нормального ряда стандартов (группы 2.1-2.3). Выделение "фепольной линии" в отдельную группу 2.4 оправдано (во всяком случае на этом этапе развития системы стандартов) исключительным практическим значением феполей. Кроме того, "фепольный ряд" удобен как тонкий исследовательский инструмент для изучения более грубого "вепольного ряда" и прогнозирования его развития. </text:p>
      <text:p text:style-name="Standard"/>
      <text:p text:style-name="Standard">Авторское свидетельство № 1045945.</text:p>
      <text:p text:style-name="Standard">Распылитель, содержащий емкость для жидкости с патрубками подачи и слива жидкости и электрод, соединенный с высоковольтным источником, отличающийся тем, что с целью повышения дисперсности электроаэрозоля и упрощения эксплуатации распылителя снаружи емкости расположена обмотка из провода, а внутри размещены гранулы из магнитно-твердого материала, намагниченные в магнитном поле.</text:p>
      <text:p text:style-name="Standard"/>
      <text:p text:style-name="Standard">Авторское свидетельство № 1006598.</text:p>
      <text:p text:style-name="Standard">Способ предотвращения образования льда на поверхности водоема, включающий создание на защищаемой поверхности теплоизоляционного слоя, образованного из гранул водонепоглощающего теплоизоляционного материала легче воды. Отличается тем, что с целью повышения надежности защиты путем ликвидации сноса теплоизоляционного материала течением теплоизоляционный слой, выполненный из гранул металлизированного ферромагнетиками материала, размещают между противоположно направленными магнитными полями.</text:p>
      <text:p text:style-name="Standard"/>
      <text:p text:style-name="Standard">Авторское свидетельство № 1068693.</text:p>
      <text:p text:style-name="Standard">Мишень для стрельбы из лука. Выполнена в виде кольцевого электромагнита, заполненного сыпучим ферромагнитным материалом.</text:p>
      <text:p text:style-name="Standard"/>
      <text:p text:style-name="Standard">Авторское свидетельство № 329333.</text:p>
      <text:p text:style-name="Standard">Пневматический дроссель с электромагнитным управлением, в корпусе которого расположен канал для прохода воздуха, с каналом соединены входной и выходной штуцеры, электромагнит, обмотка которого соединена с клеммами подачи входных сигналов, и клапан. Отличается тем, что с целью повышения надежности и упрощения конструкции дросселя его клапан выполнен в виде ферромагнитного порошка, расположенного между сетками, установленными в канале.</text:p>
      <text:p text:style-name="Standard"/>
      <text:p text:style-name="Standard">Авторское свидетельство № 708108.</text:p>
      <text:p text:style-name="Standard">Способ временного перекрытия трубопровода путем закачки в него композиции, способной отвердевать до образования герметизирующего тампона, отличающийся тем, что перед <text:soft-page-break/>закачкой в трубопровод с целью повышения эффективности в композицию добавляют дисперсный адсорбент с ферромагнитными свойствами, а в процессе закачки в зоне формирования герметизирующего тампона на композицию воздействуют магнитным полем.</text:p>
      <text:p text:style-name="Standard"/>
      <text:p text:style-name="Standard">Авторское свидетельство № 933927.</text:p>
      <text:p text:style-name="Standard">Способ разрушения горных пород, заключающийся в том, что разрушение ведут жидкостью, содержащей ферромагнитные частицы, на которые воздействуют электромагнитным полем.</text:p>
      <text:p text:style-name="Standard"/>
      <text:p text:style-name="Standard">ЗАДАЧА 7</text:p>
      <text:p text:style-name="Standard">Стальную проволоку изготавливают волочением через фильеру. При этом проволока быстро изнашивает фильеру, диаметр отверстия в ней (а следовательно, и диаметр проволоки) увеличивается, фильеру приходится часто менять. Как быть?</text:p>
      <text:p text:style-name="Standard"/>
      <text:p text:style-name="Standard">РЕШЕНИЕ ЗАДАЧИ 7 по СТАНДАРТУ 2.4.2:</text:p>
      <text:p text:style-name="Standard">Один из типичных случаев, когда решением является переход от веполя к феполю. А.с. 499912: "Способ бесфильерного волочения стальной проволоки, включающий деформацию растяжением, отличающийся тем, что с целью получения проволоки постоянного диаметра без перегибов и нагрева, необходимую деформацию осуществляют путем протягивания проволоки через ферромагнитную массу, помещенную в электромагнитное поле".</text:p>
      <text:p text:style-name="Standard"/>
      <text:p text:style-name="Standard">2.4.3. Использование магнитной жидкости</text:p>
      <text:p text:style-name="Standard"/>
      <text:p text:style-name="Standard">Эффективность феполей может быть повышена путем перехода к использованию магнитных жидкостей - коллоидных феррочастиц, взвешенных в керосине, силиконе или воде. Стандарт 2.4.3 можно рассматривать как предельный случай развития по стандарту 2.4.2.</text:p>
      <text:p text:style-name="Standard"/>
      <text:p text:style-name="Standard">Авторское свидетельство № 1124152.</text:p>
      <text:p text:style-name="Standard">Устройство для снижения гидравлического сопротивления в трубопроводе, содержащее средства для создания кольцевого пристеночного слоя маловязкой жидкости, отличающееся тем, что с целью снижения затрат средство для создания кольцевого пристеночного слоя выполнено в виде постоянных магнитов, установленных на внешней поверхности трубопровода на расстоянии равном 0,5-10 их ширины, при этом в качестве маловязкой жидкости используют магнитную жидкость.</text:p>
      <text:p text:style-name="Standard"/>
      <text:p text:style-name="Standard">Авторское свидетельство № 1068574.</text:p>
      <text:p text:style-name="Standard">Плотина с изменяемым агрегатным состоянием, включающая закрепленную на флютбете замкнутую оболочку из эластичного материала и заполнитель, отличающаяся тем, что с целью повышения надежности в работе плотины внутри оболочки размещен каркас из токопроводящей спирали, а в качестве заполнителя принята твердеющая в магнитном поле ферромагнитная жидкость.</text:p>
      <text:p text:style-name="Standard"/>
      <text:p text:style-name="Standard">Авторское свидетельство № 438829.</text:p>
      <text:p text:style-name="Standard">Заглушка, например, для герметизации трубопровода и горловин, выполненная в виде стакана под уплотнитель, отличающаяся тем, что с целью сокращения времени установки и снятия заглушки на наружной поверхности стакана установлена электромагнитная катушка, а в качестве уплотнителя используется ферромагнитная жидкость.</text:p>
      <text:p text:style-name="Standard"/>
      <text:p text:style-name="Standard">Авторское свидетельство № 740646.</text:p>
      <text:p text:style-name="Standard">Магнитное транспортное устройство, преимущественно для транспортировки внутри герметичных камер, содержащее перемещаемый от привода в немагнитном трубопроводе ведущий магнитный элемент и связанную с ним через постоянный магнит ведомую тележку, <text:soft-page-break/>расположенную вне трубопровода. Отличается тем, что с целью повышения надежности работы ведущий элемент выполнен из магнитной жидкости.</text:p>
      <text:p text:style-name="Standard"/>
      <text:p text:style-name="Standard">Авторское свидетельство № 985076.</text:p>
      <text:p text:style-name="Standard">Применение магнитной жидкости в качестве закалочной среды.</text:p>
      <text:p text:style-name="Standard">2.4.4. Использование капиллярно-пористой структуры феполя</text:p>
      <text:p text:style-name="Standard"/>
      <text:p text:style-name="Standard">Эффективность феполей может быть повышена за счет использования капиллярно-пористой структуры, присущей многим фепольным системам.</text:p>
      <text:p text:style-name="Standard"/>
      <text:p text:style-name="Standard">Авторское свидетельство № 1013157.</text:p>
      <text:p text:style-name="Standard">Устройство для пайки волной припоя выполнено в виде магнитного цилиндра, покрытого слоем ферромагнитных частиц. Основное назначение - удаление излишков припоя. Одновременно пористая структура используется для подачи (как фитиль) флюса из внутренней полости цилиндра.</text:p>
      <text:p text:style-name="Standard">2.4.5. Переход к комплексному феполю</text:p>
      <text:p text:style-name="Standard"/>
      <text:p text:style-name="Standard">Если нужно повысить эффективность управления системой путем перехода к феполю, а замена веществ феррочастицами недопустима, переход осуществляют построением внутреннего или внешнего комплексного феполя, вводя добавки в одно из веществ: </text:p>
      <text:p text:style-name="Standard"/>
      <text:p text:style-name="Standard">Авторское свидетельство № 751778.</text:p>
      <text:p text:style-name="Standard">Способ транспортирования деталей с помощью грузоподъемного электромагнита, отличающийся тем, что с целью обеспечения транспортирования немагнитных деталей последние предварительно засыпают магнитомягкими сыпучими материалами.</text:p>
      <text:p text:style-name="Standard">2.4.6. Переход к феполю на внешней среде</text:p>
      <text:p text:style-name="Standard"/>
      <text:p text:style-name="Standard">Если нужно повысить эффективность управления системой путем перехода от веполя к феполю, а замена веществ феррочастицами (или введение добавок в вещества) недопустима, то феррочастицы следует ввести во внешнюю среду и, действуя магнитным полем, менять параметры среды, а следовательно, управлять находящейся в ней системой (стандарт 2.4.3): </text:p>
      <text:p text:style-name="Standard"/>
      <text:p text:style-name="Standard">Авторское свидетельство № 469059.</text:p>
      <text:p text:style-name="Standard">Способ демпфирования механических колебаний путем перемещения металлического неферромагнитного подвижного элемента между полюсами магнита, отличающийся тем, что с целью уменьшения времени демпфирования в зазор между полюсами магнита и подвижным элементом вводят магнитную жидкость и меняют напряженность магнитного поля пропорционально амплитуде колебаний.</text:p>
      <text:p text:style-name="Standard"/>
      <text:p text:style-name="Standard">Если в системе используются поплавки или одна часть системы является поплавком, то в жидкость следует ввести ферромагнитные частицы и управлять кажущейся плотностью жидкости. Управление можно также вести, пропуская сквозь жидкость ток и действуя электромагнитным полем.</text:p>
      <text:p text:style-name="Standard"/>
      <text:p text:style-name="Standard">Авторское свидетельство № 527280.</text:p>
      <text:p text:style-name="Standard">Манипулятор для сварочных работ, содержащий поворотный стол и узел, выполненный в виде поплавкового механизма, шарнирно соединенного со столом через кронштейн и помещенного в емкость с жидкостью. Отличается тем, что с целью увеличения скорости перемещения стола в жидкость введена ферромагнитная смесь, а емкость с жидкостью помещена в электромагнитную обмотку.</text:p>
      <text:p text:style-name="Standard"/>
      <text:p text:style-name="Standard"><text:soft-page-break/>В качестве внешней среды могут быть использованы также электрореологические жидкости, управляемые электрическими полями.</text:p>
      <text:p text:style-name="Standard">2.4.7. Использование физэффектов</text:p>
      <text:p text:style-name="Standard"/>
      <text:p text:style-name="Standard">Если дана фепольная система, ее управляемость может быть повышена за счет использования физических эффектов.</text:p>
      <text:p text:style-name="Standard"/>
      <text:p text:style-name="Standard">Авторское свидетельство № 452055.</text:p>
      <text:p text:style-name="Standard">Способ повышения чувствительности измерительных магнитных усилителей, заключающийся в использовании термического воздействия на сердечник магнитного усилителя. Отличается тем, что с целью снижения уровня магнитных шумов при работе усилителя поддерживают абсолютную температуру сердечника равной 0,92-0,99 температуры Кюри материала сердечника (использован эффект Гопкинса).</text:p>
      <text:p text:style-name="Standard">2.4.8. Динамизация феполя</text:p>
      <text:p text:style-name="Standard"/>
      <text:p text:style-name="Standard">Если дана фепольная система, ее управляемость может быть повышена путем динамизации, то есть перехода к гибкой, меняющейся структуре системы: </text:p>
      <text:p text:style-name="Standard"/>
      <text:p text:style-name="Standard">Авторское свидетельство № 750264.</text:p>
      <text:p text:style-name="Standard">Устройство для контроля толщины стенок полых изделий из немагнитных материалов, содержащее индуктивный преобразователь с измерительной схемой и ферромагнитный элемент, расположенные по разные стороны контролируемой стенки. Отличается тем, что с целью повышения точности измерения ферромагнитный элемент выполнен в виде надувной эластичной оболочки, покрытой ферромагнитной пленкой.</text:p>
      <text:p text:style-name="Standard"/>
      <text:p text:style-name="Standard">Авторское свидетельство № 792080.</text:p>
      <text:p text:style-name="Standard">Способ имитации почвенной массы в устройствах для испытания рабочих органов сельскохозяйственных машин, предусматривающий введение в ее состав ферромагнитных частиц. Отличается тем, что с целью расширения условий испытания рабочих органов сельскохозяйственных машин на частицы воздействуют электромагнитным полем, напряженность которого регулируют.</text:p>
      <text:p text:style-name="Standard"/>
      <text:p text:style-name="Standard">ЗАДАЧА 8</text:p>
      <text:p text:style-name="Standard">Из описания к а. с. 903090: "Известен способ шлифования деталей инструментом в виде баллона из эластичного материала, рабочая поверхность которого покрыта абразивом. Шлифование происходит в условиях постоянного прижима инструмента к заготовке. Для равномерного прижима абразива к обрабатываемой поверхности в баллон вводят ферромагнитные частицы, образующие суспензию, а инструмент прижимают путем воздействия на него постоянным магнитным полем. Реализация данного способа позволяет повысить равномерность прижима абразива к обрабатываемой поверхности и точность обработки. Однако одновременно, вследствие увеличения площади контакта круга с заготовкой, в зоне резания повышается температура, усиливается затупление абразива, что приводит к повышению шероховатости обрабатываемых поверхностей и снижает производительность процесса..." Как быть?</text:p>
      <text:p text:style-name="Standard"/>
      <text:p text:style-name="Standard">РЕШЕНИЕ ЗАДАЧИ 8 по СТАНДАРТАМ 2.4.3, 2.4.7, 2.4.8:</text:p>
      <text:p text:style-name="Standard">Постоянный прижим абразива заменяют переменным, круг вибрирует, трение уменьшается. С этой целью вводят дополнительное переменное магнитное поле, действующее на ферросуспензию (динамизация). Чтобы действие магнитного поля на ферросуспензию было максимальным, частицы суспензии выполняют из материала с магнитострикционными свойствами (использование физического эффекта).</text:p>
      <text:p text:style-name="Standard"/>
      <text:p text:style-name="Standard"><text:soft-page-break/>2.4.9. Структуризация феполя</text:p>
      <text:p text:style-name="Standard"/>
      <text:p text:style-name="Standard">Если дана фепольная система, ее эффективность может быть повышена переходом от полей однородных или имеющих неупорядоченную структуру, к полям неоднородным или имеющим определенную пространственную структуру (постоянную или переменную): </text:p>
      <text:p text:style-name="Standard"/>
      <text:p text:style-name="Standard">Авторское свидетельство № 545479.</text:p>
      <text:p text:style-name="Standard">Способ магнитной формовки профильных изделий из термопластов. В качестве пуансона используют ферропорошок, на который налагают температурное поле, превышающее в местах наименьшей вытяжки точку Кюри: </text:p>
      <text:p text:style-name="Standard"/>
      <text:p text:style-name="Standard">Если веществу, входящему в феполь (или могущему войти в феполь), должна быть придана определенная пространственная структура, то процесс следует вести в поле, со структурой, соответствующей требуемой структуре вещества: </text:p>
      <text:p text:style-name="Standard"/>
      <text:p text:style-name="Standard">Авторское свидетельство № 587183.</text:p>
      <text:p text:style-name="Standard">Способ получения ворса на поверхности термопластического материала, при котором ворс образуют путем вытяжки поверхностных слоев материала с последующим охлаждением. Отличается тем, что с целью повышения производительности и увеличения возможности управления процессом ворсообразования перед операцией вытяжки в поверхностные слои материала вводят ферромагнитные частицы, производят нагрев термопластического материала до температуры его плавления, а вытяжку осуществляют путем извлечения ферромагнитных частиц посредством их контакта с электромагнитом.</text:p>
      <text:p text:style-name="Standard">2.4.10. Согласование ритмики в феполе</text:p>
      <text:p text:style-name="Standard"/>
      <text:p text:style-name="Standard">Если дана "протофепольная" или фепольная система, ее эффективность может быть повышена согласованием ритмики входящих в систему элементов.</text:p>
      <text:p text:style-name="Standard"/>
      <text:p text:style-name="Standard">Авторское свидетельство № 698663.</text:p>
      <text:p text:style-name="Standard">Предложено при вибромагнитной сепарации материала вращающееся магнитное поле реверсировать синхронно с вибрациями. При этом уменьшается сила сцепления между частицами материала и повышается эффективность разделения.</text:p>
      <text:p text:style-name="Standard"/>
      <text:p text:style-name="Standard">Авторское свидетельство № 267455.</text:p>
      <text:p text:style-name="Standard">Способ транспортирования ферромагнитных сыпучих и кусковых материалов путем сообщения им отрывной вибрации, отличающийся тем, что с целью повышения скорости транспортирования на вибрируемый материал в начале фазы его отрыва воздействуют импульсным магнитным полем, бегущим по направлению транспортирования. Причем длительность магнитных импульсов устанавливают равной фазе отрыва вибрируемого материала.</text:p>
      <text:p text:style-name="Standard">2.4.11. Переход к эполю - веполю с взаимодействующими токами</text:p>
      <text:p text:style-name="Standard"/>
      <text:p text:style-name="Standard">Если введение ферромагнетиков или намагничивание затруднены, следует воспользоваться взаимодействием внешнего электромагнитного поля с контактно подведенными или неконтактно индуцированными токами или взаимодействием этих токов между собой.</text:p>
      <text:p text:style-name="Standard"/>
      <text:p text:style-name="Standard">Авторское свидетельство № 994726.</text:p>
      <text:p text:style-name="Standard">Способ разрушения горных пород: для силового воздействия пропускают импульсный ток по двум параллельным проводникам.</text:p>
      <text:p text:style-name="Standard"/>
      <text:p text:style-name="Standard">Авторское свидетельство № 1033417.</text:p>
      <text:p text:style-name="Standard"><text:soft-page-break/>Способ захвата и удержания металлических немагнитных изделий, отличающийся тем, что с целью повышения его надежности в процессе захвата и удержания изделия через его тело в зоне действия магнитного поля пропускают электрический ток в направлении, перпендикулярном силовым линиям магнита.</text:p>
      <text:p text:style-name="Standard"/>
      <text:p text:style-name="Standard">Авторское свидетельство № 865200.</text:p>
      <text:p text:style-name="Standard">Способ съема ягод со шпалерных культур путем колебания шпалерных проволок с привязанными к ним побегами, отличающийся тем, что с целью снижения затрат труда и снижения повреждений шпалерных культур берут магнит с постоянным по направлению магнитным полем, между полюсами которого располагают шпалерные проволоки, по ним пропускают переменный электрический ток, а вдоль проволок перемещают магнит.</text:p>
      <text:p text:style-name="Standard"/>
      <text:p text:style-name="Standard">Пояснения.</text:p>
      <text:p text:style-name="Standard"/>
      <text:p text:style-name="Standard"><text:s text:c="4"/>Если феполи - системы, в которые введены ферромагнитные частицы, то эполи - системы, где вместо ферромагнитных частиц действуют (или взаимодействуют) токи.</text:p>
      <text:p text:style-name="Standard"><text:s text:c="4"/>Развитие эполей - как и развитие феполей - повторяет общую линию:</text:p>
      <text:p text:style-name="Standard"><text:s text:c="4"/>простые эполи -</text:p>
      <text:p text:style-name="Standard"><text:s text:c="4"/>комплексные эполи -</text:p>
      <text:p text:style-name="Standard"><text:s text:c="4"/>эполи на внешней среде -</text:p>
      <text:p text:style-name="Standard"><text:s text:c="4"/>динамизация -</text:p>
      <text:p text:style-name="Standard"><text:s text:c="4"/>структурирование -</text:p>
      <text:p text:style-name="Standard"><text:s text:c="4"/>согласование ритмики.</text:p>
      <text:p text:style-name="Standard"/>
      <text:p text:style-name="Standard"><text:s text:c="4"/>Материал по эполям накапливается, его анализ покажет - целесообразно ли выделить стандарты по эполям в отдельную группу.</text:p>
      <text:p text:style-name="Standard"><text:s text:c="4"/>Стандарт на эполи предложен И.Л. Викентьевым (Ленинград). </text:p>
      <text:p text:style-name="Standard"/>
      <text:p text:style-name="Standard">ЗАДАЧА 9</text:p>
      <text:p text:style-name="Standard">При распиливании драгоценных камней и чистых кристаллов применяют очень тонкие пильные полотна: чем тоньше полотно, тем меньше отходов. Привод полотна может быть любым (ручным, механическим, электромагнитным и т. д.). Сложность состоит в обеспечении строго постоянной по величине и направлению силы прижатия ко дну паза (пропила, разреза). Постоянство величины силы обеспечивает однородность плоскости после разрезания (без помутнений, температурных напряжений и т. д.). Непостоянство силы по направлению - гарантия сколов. Нужна идея способа, дающего строго постоянную силу прижатия полотна.</text:p>
      <text:p text:style-name="Standard"/>
      <text:p text:style-name="Standard">РЕШЕНИЕ ЗАДАЧИ 9 по СТАНДАРТУ 2.4.11:</text:p>
      <text:p text:style-name="Standard">В приведенном выше авторском свидетельстве № 865200 решается противоположная задача: обеспечение колебаний шпалерной проволоки (проволока ничем в принципе не отличается от тонкого пильного полотна). Решение задачи 9 аналогично авторскому свидетельству № 865200, только ток, естественно, используют не переменный, а постоянный (нужно не возбуждать колебания, а гасить их). Ответ - авторское свидетельство № 465311.</text:p>
      <text:p text:style-name="Standard">2.4.12. Использование электрореологической жидкости</text:p>
      <text:p text:style-name="Standard"/>
      <text:p text:style-name="Standard">Особая форма эполей - электрореологическая суспензия (взвесь тонкого кварцевого порошка, например в толуоле), с управляемой вязкостью. Если неприменима феррожидкость, может быть использована электрореологическая жидкость.</text:p>
      <text:p text:style-name="Standard"/>
      <text:p text:style-name="Standard">Авторское свидетельство № 425660.</text:p>
      <text:p text:style-name="Standard"><text:soft-page-break/>Дебалансный возбудитель колебаний. Дебалансы размещены в электрореологической жидкости.</text:p>
      <text:p text:style-name="Standard"/>
      <text:p text:style-name="Standard">Авторское свидетельство № 495467.</text:p>
      <text:p text:style-name="Standard">Электрореологическая жидкость с изменяемой вязкостью использована в амортизаторе транспортного средства.</text:p>
      <text:p text:style-name="Standard"/>
      <text:p text:style-name="Standard">Авторское свидетельство № 931471.</text:p>
      <text:p text:style-name="Standard">Применение электровязкой суспензии в устройстве для резки материалов - в качестве зажимающей среды.</text:p>
      <text:p text:style-name="Standard"/>
      <text:p text:style-name="Standard">Авторское свидетельство № 934143.</text:p>
      <text:p text:style-name="Standard">Шланг, содержащий внутренний и наружный слои, между которыми расположены слои электропроводных нитей, разделенные между собой слоем гибкого изоляционного материала. Отличается тем, что с целью возможности управления жесткостью гибкий изолирующий материал выполнен пористым и пропитан электрореологической суспензией. </text:p>
      <text:p text:style-name="Standard"/>
      <text:p text:style-name="Standard">[к оглавлению]</text:p>
      <text:p text:style-name="Standard">КЛАСС 3. ПЕРЕХОД К НАДСИСТЕМЕ И НА МИКРОУРОВЕНЬ</text:p>
      <text:p text:style-name="Standard">3.1. Переход к бисистемам и полисистемам</text:p>
      <text:p text:style-name="Standard"/>
      <text:p text:style-name="Standard"><text:s text:c="4"/>3.1.1. Переход к бисистемам и полисистемам</text:p>
      <text:p text:style-name="Standard"><text:s text:c="4"/>3.1.2. Развитие связей в бисистемах и полисистемах</text:p>
      <text:p text:style-name="Standard"><text:s text:c="4"/>3.1.3. Увеличение различия между элементами бисистем и полисистем</text:p>
      <text:p text:style-name="Standard"><text:s text:c="4"/>3.1.4. Свертывание бисистем и полисистем</text:p>
      <text:p text:style-name="Standard"><text:s text:c="4"/>3.1.5. Несовместимые свойства системы и ее частей </text:p>
      <text:p text:style-name="Standard"/>
      <text:p text:style-name="Standard">3.2. Переход на микроуровень</text:p>
      <text:p text:style-name="Standard"/>
      <text:p text:style-name="Standard"><text:s text:c="4"/>3.2.1. Переход на микроуровень </text:p>
      <text:p text:style-name="Standard"/>
      <text:p text:style-name="Standard"><text:s text:c="4"/>[к оглавлению]</text:p>
      <text:p text:style-name="Standard"/>
      <text:p text:style-name="Standard">3.1. ПЕРЕХОД К БИСИСТЕМАМ И ПОЛИСИСТЕМАМ</text:p>
      <text:p text:style-name="Standard"/>
      <text:p text:style-name="Standard">Наряду с "внутрисистемным" совершенствованием (линия стандартов класса 2) существует линия "внешнесистемного" развития:</text:p>
      <text:p text:style-name="Standard">на любом этапе внутреннего развития система может быть объединена с другими системами в надсистему с новыми качествами.</text:p>
      <text:p text:style-name="Standard">3.1.1. Переход к бисистемам и полисистемам</text:p>
      <text:p text:style-name="Standard"/>
      <text:p text:style-name="Standard">Эффективность системы - на любом этапе развития - может быть повышена системным переходом 1-а:</text:p>
      <text:p text:style-name="Standard">с объединением системы с другой системой (или системами) в более сложную бисистему или полисистему.</text:p>
      <text:p text:style-name="Standard"/>
      <text:p text:style-name="Standard">Авторское свидетельство № 722624.</text:p>
      <text:p text:style-name="Standard">Способ транспортировки горячих слябов транзитом от слябингов к приемному рольгангу широкополосного стана, включающий порезку слябов, их перемещение по рольгангу. Отличается тем, что с целью снижения потерь тепла слябов путем уменьшения поверхности охлаждения каждого сляба перемещение осуществляется пакетом, сложенным, по крайней мере, из двух слябов с последующим их разделением перед подачей в клеть.</text:p>
      <text:p text:style-name="Standard"><text:soft-page-break/></text:p>
      <text:p text:style-name="Standard">Пояснения.</text:p>
      <text:p text:style-name="Standard"/>
      <text:p text:style-name="Standard"><text:s text:c="4"/>Для образования бисистем и полисистем в простейшем случае объединяют два или более вещества В1 или В2 (бивещественные и поливещественные веполи).</text:p>
      <text:p text:style-name="Standard"><text:s text:c="4"/>Приведенный выше стандарт 2.2.1 также можно рассматривать как переход к полисистемам (хотя точнее его следует считать увеличением степени полисистемности). Единство противоположностей: разделение и объединение приводят к одному и тому же - образуются бисистемы и полисистемы. </text:p>
      <text:p text:style-name="Standard"/>
      <text:p text:style-name="Standard">Патент США 3567547.</text:p>
      <text:p text:style-name="Standard">Для получения изделий из тонких стеклянных пластинок заготовки склеивают в блок. После этого блок можно подвергнуть машинной обработке без опасения повредить тонкие пластинки.</text:p>
      <text:p text:style-name="Standard"/>
      <text:p text:style-name="Standard">Здесь хорошо видна одна из главных особенностей полисистем: при образовании полисистемы возникает внутренняя среда (или создаются условия для ее возникновения) с особыми свойствами. В данном случае появляется возможность ввести во внутреннюю среду клей и получить не просто сумму пластинок, а единый блок. Обмазка клеем одной пластинки ничего не дала бы. Прочность одной пластинки можно повысить, заключив пластинку в большую "глыбу" застывшего клея (стандарт 1.1.3), но это увеличит стоимость обработки и снизит производительность.</text:p>
      <text:p text:style-name="Standard"/>
      <text:p text:style-name="Standard">Другая характерная особенность бисистем и полисистем - эффект многоступенчатости.</text:p>
      <text:p text:style-name="Standard"/>
      <text:p text:style-name="Standard">Авторское свидетельство № 126079.</text:p>
      <text:p text:style-name="Standard">Способ наращивания скоростей вращения турбобуров, отличающийся тем, что с целью увеличения числа оборотов ротора турбины при соблюдении допустимых величин скоростей движения потока рабочей жидкости турбобур составляют из нескольких секций так, что вал ротора турбины первой секции присоединяют к корпусу турбины второй секции и т. д., при этом скорость вращения валов ротора возрастает от первого к последующим.</text:p>
      <text:p text:style-name="Standard"/>
      <text:p text:style-name="Standard">Пояснения.</text:p>
      <text:p text:style-name="Standard"/>
      <text:p text:style-name="Standard"><text:s text:c="4"/>Возможно образование биполевых и полиполевых, а также вепольных систем, в которых одновременно мультиплицированы поля и вещества. Иногда мультиплицируется пара (П - В) или веполь в целом. </text:p>
      <text:p text:style-name="Standard"/>
      <text:p text:style-name="Standard">Авторское свидетельство № 321195.</text:p>
      <text:p text:style-name="Standard">Способ электронагрева металлических заготовок под обработку давлением, отличающийся тем, что с целью обеспечения безокислительного нагрева поверхностные слои заготовок в процессе нагревания интенсивно охлаждают (биполевая система).</text:p>
      <text:p text:style-name="Standard"/>
      <text:p text:style-name="Standard">Авторское свидетельство № 252036.</text:p>
      <text:p text:style-name="Standard">Задача о получении электрохимическим способом отверстия, которое имеет расширение на середине своей глубины. Электрод (продольно) разделен на три части, на каждую подают свой потенциал.</text:p>
      <text:p text:style-name="Standard"/>
      <text:p text:style-name="Standard">Пояснения.</text:p>
      <text:p text:style-name="Standard"/>
      <text:p text:style-name="Standard"><text:s text:c="4"/>В предыдущих работах по стандартам переход к надсистеме рассматривался как завершающий этап развития систем. Предполагалось, что система сначала должна исчерпать <text:soft-page-break/>резервы развития "на своем уровне", а потом перейти к надсистеме. Однако был накоплен обширный материал, свидетельствующий о том, что этот переход может совершаться на любом этапе развития системы. При этом дальнейшее развитие идет по двум линиям: совершенствуется образовавшаяся надсистема и продолжается развитие исходной системы. Нечто подобное имеет место в химии: более сложные химические элементы образуются за счет надстройки новых электронных орбит и за счет достройки незавершенных внутренних орбит. </text:p>
      <text:p text:style-name="Standard"/>
      <text:p text:style-name="Standard">3.1.2. Развитие связей в бисистемах и полисистемах</text:p>
      <text:p text:style-name="Standard"/>
      <text:p text:style-name="Standard">Повышение эффективности синтезированных бисистем и полисистем достигается, прежде всего, за счет развития связей элементов в этих системах.</text:p>
      <text:p text:style-name="Standard"/>
      <text:p text:style-name="Standard">Новообразованные бисистемы и полисистемы часто имеют "нулевую связь" (термин предложен А. Тимощуком), то есть представляют собой просто "кучу" элементов. Развитие идет в направлении усиления межэлементных связей. С другой стороны, элементы в новообразованных системах иногда бывают соединены жесткими связями. В этих случаях развитие идет в направлении увеличения степени динамизации связей.</text:p>
      <text:p text:style-name="Standard"/>
      <text:p text:style-name="Standard">Пример "ужесточения" связей. При групповом использовании грузоподъемных кранов (тремя кранами по 60 т поднимают груз в 150 т) трудно синхронизировать работу машин. В авторском свидетельстве № 742372 предложено устройство (жесткий многоугольник), объединяющее стрелы кранов.</text:p>
      <text:p text:style-name="Standard"/>
      <text:p text:style-name="Standard">Пример динамизации связей. Первоначально катамараны имели корпусы, жестко соединенные между собой. Затем были введены подвижные связи, позволяющие менять расстояние между корпусами (например, авторские свидетельства №№ 524728 и 1094797).</text:p>
      <text:p text:style-name="Standard">3.1.3. Увеличение различия между элементами бисистем и полисистем</text:p>
      <text:p text:style-name="Standard"/>
      <text:p text:style-name="Standard">Эффективность бисистем и полисистем повышается при увеличении различия между элементами системы (системный переход - 1-б):</text:p>
      <text:p text:style-name="Standard">от одинаковых элементов (набор одинаковых карандашей)</text:p>
      <text:p text:style-name="Standard">к элементам со сдвинутыми характеристиками (набор разноцветных карандашей),</text:p>
      <text:p text:style-name="Standard">затем - к разным элементам (готовальня)</text:p>
      <text:p text:style-name="Standard">и инверсным сочетаниям типа "элемент и антиэлемент" (карандаш с резинкой).</text:p>
      <text:p text:style-name="Standard"/>
      <text:p text:style-name="Standard">Авторское свидетельство № 493350.</text:p>
      <text:p text:style-name="Standard">"Двухэтажная пила", у которой нижние зубья разведены больше верхних, - чисто режет волокнистые материалы.</text:p>
      <text:p text:style-name="Standard"/>
      <text:p text:style-name="Standard">Авторское свидетельство № 546445.</text:p>
      <text:p text:style-name="Standard">При сварке толстых стальных листов электроды располагают один за другим, при этом сварочный ток у каждого последующего электрода и глубина его погружения в разделку кромок больше, чем у предыдущего. (Типичная полисистема со сдвинутыми характеристиками. Эффект достигнут, в основном, за счет перехода от обычной полисистемы к полисистеме со сдвинутыми характеристиками.)</text:p>
      <text:p text:style-name="Standard"/>
      <text:p text:style-name="Standard">Авторское свидетельство № 645773.</text:p>
      <text:p text:style-name="Standard">Устройство для зажима деталей по внутренней поверхности, содержащее разрезной упругий элемент. Отличается тем, что с целью повышения точности зажима и расширения технологических возможностей устройства упругий элемент выполнен в виде двух <text:soft-page-break/>соединенных между собой колец из материала с различным коэффициентом линейного расширения.</text:p>
      <text:p text:style-name="Standard"/>
      <text:p text:style-name="Standard">Авторское свидетельство № 606233.</text:p>
      <text:p text:style-name="Standard">Электроакустический преобразователь, содержащий секционный активный элемент, отличается тем, что с целью обеспечения температурной стабилизации электроакустических параметров любые соседние секции активного элемента выполнены из материала с противоположными по знаку температурными коэффициентами изменения пьезомодуля.</text:p>
      <text:p text:style-name="Standard"/>
      <text:p text:style-name="Standard">Авторское свидетельство № 1041250.</text:p>
      <text:p text:style-name="Standard">Генератор механических колебаний для сварки, содержащий выполненный в виде ролика фрикционный рабочий элемент, имеющий возможность скользяще-фрикционного взаимодействия с обрабатываемым объектом и соединенный с вращательным приводом. Отличается тем, что с целью улучшения качества сварки за счет увеличения амплитуды и расширения частотного диапазона генерируемых колебаний ролик выполнен в виде набора секций из материалов с различными коэффициентами трения.</text:p>
      <text:p text:style-name="Standard"/>
      <text:p text:style-name="Standard">Авторское свидетельство № 1001988.</text:p>
      <text:p text:style-name="Standard">Способ получения дисперсных систем благодаря вибрационным воздействиям на среду в режиме вибротурбулизации путем введения в емкость со средой упругого резонатора и воздействия на емкость колебаниями резонансной частоты. Отличается тем, что с целью повышения экономичности процесса и его интенсификации в емкость со средой вводят несколько упругих резонаторов с различной частотой собственных колебаний.</text:p>
      <text:p text:style-name="Standard"/>
      <text:p text:style-name="Standard">ЗАДАЧА 10</text:p>
      <text:p text:style-name="Standard">Объект - теплица. Спрогнозируйте развитие.</text:p>
      <text:p text:style-name="Standard"/>
      <text:p text:style-name="Standard">РЕШЕНИЕ ЗАДАЧИ 10 по СТАНДАРТАМ 3.1.1 и 3.1.3:</text:p>
      <text:p text:style-name="Standard">По стандарту 3.1.1 следует перейти к "битеплице" (двойной теплице). Чтобы получить при этом какое-то новое качество, нужно обеспечить взаимодействие между частями "битеплицы" или между находящимися в "битеплице" растениями. Максимум взаимодействия, если растения в чем-то противоположные. Ответ: по Авторскому свидетельству № 950241 в одном отсеке - растения, поглощающие углекислоту и выделяющие кислород, в другом - растения, поглощающие кислород и выделяющие углекислоту.</text:p>
      <text:p text:style-name="Standard">3.1.4. Свертывание бисистем и полисистем</text:p>
      <text:p text:style-name="Standard"/>
      <text:p text:style-name="Standard">Эффективность бисистем и полисистем повышается при их свертывании, прежде всего, за счет сокращения вспомогательных частей, например, двустволка имеет один приклад. Полностью свернутые бисистемы и полисистемы снова становятся моносистемами, цикл может повториться на новом уровне.</text:p>
      <text:p text:style-name="Standard"/>
      <text:p text:style-name="Standard">Авторское свидетельство № 408586.</text:p>
      <text:p text:style-name="Standard">Тепловая электрическая станция с котельными агрегатами башенного типа, отличающаяся тем, что с целью сокращения коммуникаций, упрощения монтажных работ и уменьшения опорной площади фундаментов все котельные агрегаты сгруппированы в едином блоке с расположенной над ним общей дымовой трубой.</text:p>
      <text:p text:style-name="Standard"/>
      <text:p text:style-name="Standard">Авторское свидетельство № 111144.</text:p>
      <text:p text:style-name="Standard">Увеличение защитной мощности холодильного костюма для горноспасателей наталкивалось на весовой барьер. Предложено объединить холодильную и дыхательную системы в единый скафандр, в котором одно холодильное вещество (жидкий кислород) выполняет две функции: <text:soft-page-break/>сначала испаряется, а потом идет на дыхание. Отпадает необходимость в тяжелом дыхательном аппарате, что позволяет во много раз увеличить запас холодильного вещества.</text:p>
      <text:p text:style-name="Standard"/>
      <text:p text:style-name="Standard">Авторское свидетельство № 287967.</text:p>
      <text:p text:style-name="Standard">Способ переработки соленых руд, при котором дробление, измельчение и растворение руды ведут в одном устройстве за один цикл. (До этого операции осуществляли последовательно, в отдельных аппаратах.)</text:p>
      <text:p text:style-name="Standard">3.1.5. Несовместимые свойства системы и ее частей</text:p>
      <text:p text:style-name="Standard"/>
      <text:p text:style-name="Standard">Эффективность бисистем и полисистем может быть повышена распределением несовместимых свойств между системой и ее частями. Это системный переход 1-в:</text:p>
      <text:p text:style-name="Standard">используют двухуровневую систему, в которой вся система в целом обладает свойством С, а ее части (частицы) - свойством анти-С.</text:p>
      <text:p text:style-name="Standard"/>
      <text:p text:style-name="Standard">Авторское свидетельство № 510350. Рабочая часть тисков для зажима деталей сложной формы: каждая часть (стальная втулка) твердая, а в целом зажим податливый и способен менять форму.</text:p>
      <text:p text:style-name="Standard"/>
      <text:p text:style-name="Standard">[к оглавлению]</text:p>
      <text:p text:style-name="Standard">3.2 ПЕРЕХОД НА МИКРОУРОВЕНЬ</text:p>
      <text:p text:style-name="Standard"/>
      <text:p text:style-name="Standard">Есть два пути перехода к принципиально новым системам:</text:p>
      <text:p text:style-name="Standard">переход к надсистеме ("путь вверх" - стандарты подкласса 3.1) и</text:p>
      <text:p text:style-name="Standard">переход к использованию "глубинных" подсистем ("путь вниз" - подкласс 3.2).</text:p>
      <text:p text:style-name="Standard">3.2.1. Переход на микроуровень</text:p>
      <text:p text:style-name="Standard">Эффективность системы - на любом этапе развития - может быть повышена системным переходом 2:</text:p>
      <text:p text:style-name="Standard">с макроуровня на микроуровень, когда систему или ее часть заменяют веществом, способным при взаимодействии с полем выполнять требуемое действие.</text:p>
      <text:p text:style-name="Standard">Авторское свидетельство № 275751.</text:p>
      <text:p text:style-name="Standard">Регулируемый лабиринтный насос, содержащий цилиндрический ротор и статор с многозаходной нарезкой противоположного направления. Отличается тем, что с целью обеспечения возможности регулирования насоса с помощью изменения температуры ротор и статор выполнены из материалов с разными коэффициентами линейного расширения.</text:p>
      <text:p text:style-name="Standard"/>
      <text:p text:style-name="Standard">Пояснения.</text:p>
      <text:p text:style-name="Standard"/>
      <text:p text:style-name="Standard"><text:s text:c="4"/>Приведенный пример может показаться странным: насос остался насосом, в чем же принципиальная новизна? Из-за несовершенства действующих норм оформления изобретений запатентован "регулируемый лабиринтный насос". На самом деле насос остается неизменным, новизна в способе его регулирования. Вместо громоздкого и малоэффективного механического способа использован принципиально иной (тепловой) способ регулирования. </text:p>
      <text:p text:style-name="Standard"/>
      <text:p text:style-name="Standard">Авторское свидетельство № 339397.</text:p>
      <text:p text:style-name="Standard">Устройство для безопилочного резания древесины, включающее станину и рабочий орган с режущим инструментом, отличается тем, что с целью повышения производительности и качества пиления режущий инструмент выполнен из магнитострикционного материала с двухсторонней заточкой передней грани и через электромеханические преобразователи соединен с высокочастотным генератором.</text:p>
      <text:p text:style-name="Standard"/>
      <text:p text:style-name="Standard">Пояснения.</text:p>
      <text:p text:style-name="Standard"><text:soft-page-break/></text:p>
      <text:p text:style-name="Standard"><text:s text:c="4"/>В предыдущих работах по стандартам предполагалось (как и при рассмотрении перехода к надсистеме - см. пояснение 4 к стандарту 3.1.1), что переход на микроуровень целесообразен при исчерпании ресурсов развития системы. По современным представлениям переход на микроуровень возможен на любом этапе развития системы.</text:p>
      <text:p text:style-name="Standard"><text:s text:c="4"/>Переход "макро - микро" - понятие обобщенное. Существует множество уровней "микро" (домены, молекулы, атомы и т. д.) - соответственно имеется много разных переходов на микроуровень, а также множество переходов с одного микроуровня на другой, более низкий. По этим переходам накапливается материал, который, вероятно, приведет к появлению новых стандартов подкласса 3.2. </text:p>
      <text:p text:style-name="Standard"/>
      <text:p text:style-name="Standard">ЗАДАЧА 11</text:p>
      <text:p text:style-name="Standard">Для окончательной сверхточной обработки отверстия (хонингования алмазными брусками) в ванадиевых сплавах используют специальный радиально раздвижной инструмент - весьма дорогой и сложный. Для новых изделий потребовалась еще большая точность. Попробовали сделать новый инструмент - по принципу действия такой же, как и раньше, но с более тонкой регулировкой. Ничего не получилось: инструмент оказался слишком сложным, капризным, быстро выходил из строя. Что делать?</text:p>
      <text:p text:style-name="Standard"/>
      <text:p text:style-name="Standard">РЕШЕНИЕ ЗАДАЧИ 11 по СТАНДАРТУ 3.2.1:</text:p>
      <text:p text:style-name="Standard">Аналогичная задача решена по приведенному выше авторскому свидетельству № 275751. Работу хонинговальной головки регулируют за счет теплового расширения. Способ хонингования отверстий, при котором хонинговальной головке сообщают вращательное и поступательное движения, а бруски настраивают на обрабатываемый размер и жестко закрепляют в этом положении. Отличается тем, что с целью повышения качества обрабатываемой поверхности перед обработкой деталь нагревают и охлаждают в процессе обработки (авторское свидетельство № 709344).</text:p>
      <text:p text:style-name="Standard"/>
      <text:p text:style-name="Standard">Нюанс: тепловым полем действуют не на инструмент, а на изделие! В данном случае это возможно и целесообразно (размеры изделия больше размеров инструмента).</text:p>
      <text:p text:style-name="Standard"/>
      <text:p text:style-name="Standard">[к оглавлению]</text:p>
      <text:p text:style-name="Standard">КЛАСС 4. СТАНДАРТЫ НА ОБНАРУЖЕНИЕ И ИЗМЕРЕНИЕ СИСТЕМ</text:p>
      <text:p text:style-name="Standard">4.1. Обходные пути</text:p>
      <text:p text:style-name="Standard"/>
      <text:p text:style-name="Standard"><text:s text:c="4"/>4.1.1. Вместо обнаружения и измерения - изменение системы</text:p>
      <text:p text:style-name="Standard"><text:s text:c="4"/>4.1.2. Использование копий</text:p>
      <text:p text:style-name="Standard"><text:s text:c="4"/>4.1.3. Последовательное обнаружение изменений </text:p>
      <text:p text:style-name="Standard"/>
      <text:p text:style-name="Standard">4.2. Синтез измерительных систем</text:p>
      <text:p text:style-name="Standard"/>
      <text:p text:style-name="Standard"><text:s text:c="4"/>4.2.1. Синтез измерительного веполя</text:p>
      <text:p text:style-name="Standard"><text:s text:c="4"/>4.2.2. Переход к комплексному измерительному веполю</text:p>
      <text:p text:style-name="Standard"><text:s text:c="4"/>4.2.3. Переход к измерительному веполю на внешней среде</text:p>
      <text:p text:style-name="Standard"><text:s text:c="4"/>4.2.4. Получение добавок во внешней среде </text:p>
      <text:p text:style-name="Standard"/>
      <text:p text:style-name="Standard">4.3. Форсирование измерительных веполей</text:p>
      <text:p text:style-name="Standard"/>
      <text:p text:style-name="Standard"><text:s text:c="4"/>4.3.1. Использование физэффектов</text:p>
      <text:p text:style-name="Standard"><text:s text:c="4"/>4.3.2. Использование резонанса контролируемого объекта</text:p>
      <text:p text:style-name="Standard"><text:s text:c="4"/>4.3.3. Использование резонанса присоединенного объекта </text:p>
      <text:p text:style-name="Standard"/>
      <text:p text:style-name="Standard"><text:soft-page-break/>4.4. Переход к фепольным измерительным системам</text:p>
      <text:p text:style-name="Standard"/>
      <text:p text:style-name="Standard"><text:s text:c="4"/>4.4.1. Переход к измерительному "протофеполю"</text:p>
      <text:p text:style-name="Standard"><text:s text:c="4"/>4.4.2. Переход к измерительному феполю</text:p>
      <text:p text:style-name="Standard"><text:s text:c="4"/>4.4.3. Переход к комплексному измерительному феполю</text:p>
      <text:p text:style-name="Standard"><text:s text:c="4"/>4.4.4. Переход к измерительному феполю на внешней среде</text:p>
      <text:p text:style-name="Standard"><text:s text:c="4"/>4.4.5. Использование физэффектов </text:p>
      <text:p text:style-name="Standard"/>
      <text:p text:style-name="Standard">4.5. Направление развития измерительных систем</text:p>
      <text:p text:style-name="Standard"/>
      <text:p text:style-name="Standard"><text:s text:c="4"/>4.5.1. Переход к измерительным бисистемам и полисистемам</text:p>
      <text:p text:style-name="Standard"><text:s text:c="4"/>4.5.2. Переход к измерению производных </text:p>
      <text:p text:style-name="Standard"/>
      <text:p text:style-name="Standard"><text:s text:c="4"/>[к оглавлению] </text:p>
      <text:p text:style-name="Standard"/>
      <text:p text:style-name="Standard">4.1. ОБХОДНЫЕ ПУТИ</text:p>
      <text:p text:style-name="Standard"/>
      <text:p text:style-name="Standard">Измерения и обнаружения в системах обслуживают главное - "измерительное" - действие. Поэтому желательно так перестроить главное действие, чтобы оно исключало необходимость (или сводило к минимуму) измерительно-обнаружительного действия. Конечно, не в ущерб точности.</text:p>
      <text:p text:style-name="Standard">4.1.1. Вместо обнаружения и измерения - изменение системы</text:p>
      <text:p text:style-name="Standard"/>
      <text:p text:style-name="Standard">Если дана задача на обнаружение или измерение, целесообразно так изменить систему, чтобы вообще отпала необходимость в решении этой задачи.</text:p>
      <text:p text:style-name="Standard"/>
      <text:p text:style-name="Standard">Авторское свидетельство № 505706.</text:p>
      <text:p text:style-name="Standard">Способ индукционного нагрева деталей. Для самофиксации заданной температуры между индуктором и деталью помещают соль с температурой плавления равной заданной температуре.</text:p>
      <text:p text:style-name="Standard"/>
      <text:p text:style-name="Standard">Авторское свидетельство № 471395.</text:p>
      <text:p text:style-name="Standard">Индукционная печь для нагрева токами промышленной частоты, включающая тигель и индуктор, отличается тем, что с целью поддержания заданного режима нагрева тигель выполнен из ферромагнитного материала, точка Кюри которого равна заданной температуре нагрева.</text:p>
      <text:p text:style-name="Standard">4.1.2. Использование копий</text:p>
      <text:p text:style-name="Standard"/>
      <text:p text:style-name="Standard">Если дана задача на обнаружение или измерение и при этом нельзя применить стандарт 4.1.1, то целесообразно заменить непосредственные операции над объектом операциями над его копией или снимком.</text:p>
      <text:p text:style-name="Standard"/>
      <text:p text:style-name="Standard">Вместо непосредственного обмера бревен, погруженных на железнодорожную платформу, измерение ведут по фотоснимку, сделанному в определенном масштабе.</text:p>
      <text:p text:style-name="Standard"/>
      <text:p text:style-name="Standard">Авторское свидетельство № 241077.</text:p>
      <text:p text:style-name="Standard">Измерение деформаций оболочек затруднено тем, что оболочки являются частью громоздкой конструкции. Предложено изготавливать слепки (до деформации и после нее) и вести измерения на слепках.</text:p>
      <text:p text:style-name="Standard"/>
      <text:p text:style-name="Standard">Если нужно сравнить объект с эталоном с целью выявления отличий, то задачу решают оптическим совмещением изображения объекта с эталоном, причем изображение объекта <text:soft-page-break/>должно быть противоположно по окраске эталону или его изображению. Аналогично решают задачи на измерение, если есть эталон или его изображение.</text:p>
      <text:p text:style-name="Standard"/>
      <text:p text:style-name="Standard">Авторское свидетельство № 350219.</text:p>
      <text:p text:style-name="Standard">Контроль пластинки с просверленными отверстиями ведут, совмещая желтое изображение пластинки с синим изображением эталона. Если на экране появляется желтый цвет, значит, в контролируемой пластинке отсутствует отверстие. Появление синего цвета означает, что на пластинке есть лишнее отверстие.</text:p>
      <text:p text:style-name="Standard"/>
      <text:p text:style-name="Standard">Авторское свидетельство № 359512.</text:p>
      <text:p text:style-name="Standard">Способ сличения объектов, заключающийся в проектировании изображений сличаемых объектов на экран и совмещении идентичных участков изображений. Отличается тем, что с целью повышения надежности процесса сличения, изображения сличаемых материалов проектируются на экран контрастными, например, негативное и позитивное или красное и синее.</text:p>
      <text:p text:style-name="Standard">4.1.3. Последовательное обнаружение изменений</text:p>
      <text:p text:style-name="Standard"/>
      <text:p text:style-name="Standard">Если дана задача на измерение и нельзя применить стандарты 4.1.1 и 4.1.2, то целесообразно перевести ее в задачу на последовательное обнаружение изменений.</text:p>
      <text:p text:style-name="Standard"/>
      <text:p text:style-name="Standard">Авторское свидетельство № 186366.</text:p>
      <text:p text:style-name="Standard">При добыче медных руд камерным способом образуются огромные подземные залы, камеры. От взрывов и по другим причинам потолок (кровля) камер местами отслаивается, падает. Необходимо регулярно следить за состоянием потолка, измерять образующиеся "ямы". Но как это сделать, если потолок на высоте пятиэтажного дома? Предложено при подготовке камер заранее бурить в кровле скважины - сбоку, над потолком - и закладывать в них разноцветные, люминесцирующие вещества. Если в каком-то месте выпала порода и образовался купол, это легко обнаружить по свечению люминофора. А по его цвету можно судить о высоте образовавшегося купола.</text:p>
      <text:p text:style-name="Standard"/>
      <text:p text:style-name="Standard">Пояснения.</text:p>
      <text:p text:style-name="Standard">Любое измерение производится с определенной степенью точности. Поэтому в задачах на измерение, даже если речь в них идет о непрерывном измерении, всегда можно выделить элементарный акт измерения, состоящий из двух последовательных обнаружений. Рассмотрим, например, задачу об измерении диаметра шлифовального круга. Измерение надо вести с определенной (и отнюдь не безграничной) точностью. Допустим, требуется точность в 0,01 мм. Это значит, что круг можно рассматривать состоящим из концентрических окружностей, причем расстояние между окружностями 0,01 мм. Задача сводится к вопросу: как обнаружить, что совершился переход от одной окружности к другой? Фиксируя такие переходы и зная их число, мы всегда можем вычислить диаметр круга.</text:p>
      <text:p text:style-name="Standard"/>
      <text:p text:style-name="Standard">Переход от расплывчатого понятия "измерение" к четкой модели "два последовательных обнаружения" резко упрощает задачу.</text:p>
      <text:p text:style-name="Standard"/>
      <text:p text:style-name="Standard">[к оглавлению]</text:p>
      <text:p text:style-name="Standard">4.2. СИНТЕЗ ИЗМЕРИТЕЛЬНЫХ СИСТЕМ</text:p>
      <text:p text:style-name="Standard"/>
      <text:p text:style-name="Standard">В синтезе измерительных систем проявляется тактика, типичная для синтеза "изменительных" систем: любым путем достроить веполь, вводя недостающие вещества или поля. Отличается синтез измерительных веполей тем, что структура веполя должна обеспечить получение поля на выходе.</text:p>
      <text:p text:style-name="Standard">4.2.1. Синтез измерительного веполя</text:p>
      <text:p text:style-name="Standard"><text:soft-page-break/></text:p>
      <text:p text:style-name="Standard">Если невепольная система плохо поддается обнаружению или измерению, задачу решают, достраивая простой или двойной веполь с полем на выходе: </text:p>
      <text:p text:style-name="Standard"/>
      <text:p text:style-name="Standard">Авторское свидетельство № 269558.</text:p>
      <text:p text:style-name="Standard">Способ обнаружения момента начала кипения жидкости (то есть появления в жидкости пузырьков В2). Через жидкость пропускают ток - при появлении пузырьков резко возрастает электрическое сопротивление.</text:p>
      <text:p text:style-name="Standard"/>
      <text:p text:style-name="Standard">А. с. 305395.</text:p>
      <text:p text:style-name="Standard">Способ обнаружения и счета инородных включений в жидкости, отличающийся тем, что с целью повышения чувствительности исследуемую среду облучают электромагнитными колебаниями сверхвысокой частоты и регистрируют форму и амплитуду рассеянных частицами колебаний, по которым судят о количестве включений в жидкости.</text:p>
      <text:p text:style-name="Standard"/>
      <text:p text:style-name="Standard">Примечание.</text:p>
      <text:p text:style-name="Standard">Вепольные группы: </text:p>
      <text:p text:style-name="Standard"/>
      <text:p text:style-name="Standard">типичны для ответов на задачи по обнаружению и измерению.</text:p>
      <text:p text:style-name="Standard"/>
      <text:p text:style-name="Standard">ЗАДАЧА 12</text:p>
      <text:p text:style-name="Standard">Как зафиксировать образование первых трещин при испытаниях на усталость металлических образцов, например, шатуна?</text:p>
      <text:p text:style-name="Standard"/>
      <text:p text:style-name="Standard">РЕШЕНИЕ ЗАДАЧИ 12 по СТАНДАРТУ 4.2.1:</text:p>
      <text:p text:style-name="Standard">Авторское свидетельство № 246901.</text:p>
      <text:p text:style-name="Standard">От приведенного выше изобретения по авторскому свидетельству № 269558 ситуация отличается только агрегатным состоянием исследуемого вещества. Но электрическое сопротивление твердого тела при появлении трещин резко возрастает - как и электрическое сопротивление жидкости при появлении пузырьков. Предложено пропускать по исследуемому образцу электрический ток.</text:p>
      <text:p text:style-name="Standard">4.2.2. Переход к комплексному измерительному веполю</text:p>
      <text:p text:style-name="Standard"/>
      <text:p text:style-name="Standard">Если система (или ее часть) плохо поддается обнаружению или измерению, задачу решают переходом к внутреннему или внешнему комплексному веполю, вводя легко обнаруживаемые добавки: </text:p>
      <text:p text:style-name="Standard"/>
      <text:p text:style-name="Standard">Авторское свидетельство № 277805.</text:p>
      <text:p text:style-name="Standard">Способ обнаружения неплотностей в холодильных агрегатах, заполненных фреоном и маслом (преимущественно в домашних холодильниках), отличающийся тем, что с целью повышения точности определения мест утечек в агрегат вместе с маслом вводят люминофор, освещают агрегат в затемненном месте и определяют места утечки по свечению люминофора в просачивающемся через неплотности масле.</text:p>
      <text:p text:style-name="Standard"/>
      <text:p text:style-name="Standard">Авторское свидетельство № 110314.</text:p>
      <text:p text:style-name="Standard">Способ определения фактической площади контакта поверхностей, отличающийся тем, что для окрашивания поверхностей применяют люминесцентные краски.</text:p>
      <text:p text:style-name="Standard">4.2.3. Переход к измерительному веполю на внешней среде</text:p>
      <text:p text:style-name="Standard"/>
      <text:p text:style-name="Standard">Если систему трудно обнаружить или измерить в какой-то момент времени и нет возможности ввести в объект добавки, то эти добавки, создающие легко обнаруживаемое и <text:soft-page-break/>легко измеряемое поле, следует ввести во внешнюю среду, по изменению состояния которой можно судить об изменении состояния объекта: </text:p>
      <text:p text:style-name="Standard"/>
      <text:p text:style-name="Standard">Авторское свидетельство № 260249.</text:p>
      <text:p text:style-name="Standard">Для контроля износа двигателя нужно определить количество "стершегося" металла. Частицы его поступают во внешнюю среду - масло. Предложено добавлять в масло люминофоры: металлические частицы являются гасителями свечения.</text:p>
      <text:p text:style-name="Standard">4.2.4. Получение добавок во внешней среде</text:p>
      <text:p text:style-name="Standard"/>
      <text:p text:style-name="Standard">Если во внешнюю среду нельзя извне ввести добавки по стандарту 4.2.3, то эти добавки могут быть получены в самой среде, например, ее разложением или изменением агрегатного состояния.</text:p>
      <text:p text:style-name="Standard"/>
      <text:p text:style-name="Standard">В частности, в качестве таких добавок нередко используют газовые или паровые пузырьки, полученные электролизом, кавитацией и другими способами.</text:p>
      <text:p text:style-name="Standard"/>
      <text:p text:style-name="Standard">Задача об измерении скорости потока жидкости в трубе (введение добавок извне исключено по условиям задачи). Решение: метку получают, используя кавитацию, дающую скопление мелких и потому устойчивых пузырьков.</text:p>
      <text:p text:style-name="Standard"/>
      <text:p text:style-name="Standard">[к оглавлению]</text:p>
      <text:p text:style-name="Standard">4.3. ФОРСИРОВАНИЕ ИЗМЕРИТЕЛЬНЫХ ВЕПОЛЕЙ</text:p>
      <text:p text:style-name="Standard"/>
      <text:p text:style-name="Standard">Измерительные веполи могут быть форсированы применением физических эффектов и за счет согласования ритмики.</text:p>
      <text:p text:style-name="Standard">4.3.1. Использование физэффектов</text:p>
      <text:p text:style-name="Standard"/>
      <text:p text:style-name="Standard">Если дана вепольная система, то эффективность обнаружений и измерений может быть повышена за счет использования физических эффектов.</text:p>
      <text:p text:style-name="Standard"/>
      <text:p text:style-name="Standard">Авторское свидетельство № 170739.</text:p>
      <text:p text:style-name="Standard">Исчезновение люминесцентных свойств у некоторых веществ в присутствии очень небольшого количества влаги.</text:p>
      <text:p text:style-name="Standard"/>
      <text:p text:style-name="Standard">Авторское свидетельство № 415516.</text:p>
      <text:p text:style-name="Standard">Резкое изменение показателя преломления света у алмазного зерна при изменении температуры.</text:p>
      <text:p text:style-name="Standard"/>
      <text:p text:style-name="Standard">В частности, желательно, чтобы вещества в веполе образовывали термопару, "безвозмездно" дающую сигналы о состоянии системы. "Сигнальное поле" может быть получено также за счет индукции.</text:p>
      <text:p text:style-name="Standard"/>
      <text:p text:style-name="Standard">Авторское свидетельство № 715838.</text:p>
      <text:p text:style-name="Standard">Подшипник скольжения, содержащий подключенную к блоку защиты термопару и антифрикционный вкладыш, установленный в токопроводящей обойме, контактирующей с токопроводящим корпусом. Отличается тем, что с целью повышения быстроты действия защиты от перегрева термопара образована обоймой и корпусом.</text:p>
      <text:p text:style-name="Standard"/>
      <text:p text:style-name="Standard">Авторское свидетельство № 1046636.</text:p>
      <text:p text:style-name="Standard">Способ регистрации разрушенных изделий, включающий нанесение на контролируемую поверхность чувствительного слоя, отличающийся тем, что с целью повышения надежности в качестве чувствительного слоя используют магнитную пленку, на которой размещают <text:soft-page-break/>токопроводящий контур, а о разрушении изделий судят по ЭДС индукции, возникающей в контуре.</text:p>
      <text:p text:style-name="Standard">4.3.2. Использование резонанса контролируемого объекта</text:p>
      <text:p text:style-name="Standard"/>
      <text:p text:style-name="Standard">Если невозможно непосредственно обнаружить или измерить происходящие в системе изменения, а также пропустить сквозь систему поле, то задачу решают возбуждением в системе резонансных колебаний (во всей системы или какой-то ее части), по изменению частоты которых можно определить происходящие в системе изменения. </text:p>
      <text:p text:style-name="Standard"/>
      <text:p text:style-name="Standard"/>
      <text:p text:style-name="Standard">Авторское свидетельство № 271051.</text:p>
      <text:p text:style-name="Standard">Способ измерения массы вещества (например, жидкого) в резервуаре, отличающийся тем, что с целью повышения точности и надежности измерения возбуждают механические резонансные колебания системы резервуар - вещество, измеряют их частоту, по величине которой судят о массе вещества.</text:p>
      <text:p text:style-name="Standard"/>
      <text:p text:style-name="Standard">Авторское свидетельство № 244690.</text:p>
      <text:p text:style-name="Standard">Способ определения линейного веса движущейся нити, заключающийся в том, что нить располагают на двух опорах, одной из которых сообщают механические колебания. Отличается тем, что с целью повышения точности измерения в качестве задатчика частоты колебаний опоры используют измеритель резонансных колебаний нити, а линейный вес определяют по частоте колебаний на выходе измерителя.</text:p>
      <text:p text:style-name="Standard"/>
      <text:p text:style-name="Standard">Авторское свидетельство № 560563.</text:p>
      <text:p text:style-name="Standard">Способ контроля выдаивания долей вымени животных при машинном доении, включающий определение степени опорожнения вымени по измерению физических свойств его с помощью известных устройств. Отличается тем, что с целью повышения точности контроля определение степени опорожнения долей вымени ведут по изменению уровня и частоты акустических колебаний, возникающих в них.</text:p>
      <text:p text:style-name="Standard"/>
      <text:p text:style-name="Standard">ЗАДАЧА 13</text:p>
      <text:p text:style-name="Standard">Как контролировать - не прерывая работу - процесс электролитического полирования прецизионных лент?</text:p>
      <text:p text:style-name="Standard"/>
      <text:p text:style-name="Standard">РЕШЕНИЕ ЗАДАЧИ 13 по СТАНДАРТУ 4.3.2:</text:p>
      <text:p text:style-name="Standard">Решение идентично авторскому свидетельству № 244690. По авторскому свидетельству № 486078 предложен способ контроля процесса электролитического полирования прецизионных лент путем замера электрического параметра и косвенного определения геометрических размеров, отличающийся тем, что с целью повышения точности ленту размещают в магнитном поле, подключают к генератору и измеряют частоту собственных колебаний.</text:p>
      <text:p text:style-name="Standard"/>
      <text:p text:style-name="Standard">4.3.3. Использование резонанса присоединенного объекта</text:p>
      <text:p text:style-name="Standard"/>
      <text:p text:style-name="Standard">Если невозможно применить стандарт 4.3.2, то о состоянии системы судят по изменению собственной частоты объекта (внешней среды), связанного с контролируемой системой.</text:p>
      <text:p text:style-name="Standard"/>
      <text:p text:style-name="Standard">Авторское свидетельство № 438873.</text:p>
      <text:p text:style-name="Standard">Способ измерения количества материала в кипящем слое (например, в аппарате для обжига цементного клинкера), отличающийся тем, что с целью повышения точности измерения количество материала определяют по изменению амплитуды автоколебаний газа над кипящим слоем.</text:p>
      <text:p text:style-name="Standard"><text:soft-page-break/></text:p>
      <text:p text:style-name="Standard">[к оглавлению]</text:p>
      <text:p text:style-name="Standard">4.4. ПЕРЕХОД К ФЕПОЛЬНЫМ ИЗМЕРИТЕЛЬНЫМ СИСТЕМАМ</text:p>
      <text:p text:style-name="Standard"/>
      <text:p text:style-name="Standard">Измерительные веполи имеют особенно выраженную тенденцию перехода в фепольный ряд.</text:p>
      <text:p text:style-name="Standard">4.4.1. Переход к измерительному "протофеполю"</text:p>
      <text:p text:style-name="Standard"/>
      <text:p text:style-name="Standard">Веполи с немагнитными полями имеют тенденцию перехода в "протофеполи", то есть веполи с магнитным веществом и магнитным полем.</text:p>
      <text:p text:style-name="Standard"/>
      <text:p text:style-name="Standard">Авторское свидетельство № 222892.</text:p>
      <text:p text:style-name="Standard">Способ обнаружения герметизированных отверстий (например, в подводной части корпуса законсервированного корабля), отличающийся тем, что с целью повышения надежности и ускорения процесса поиска местонахождения герметизирующего отверстия в патрубок отверстия перед его герметизацией закладывают излучающий элемент (например, постоянный магнит с направлением создаваемого им магнитного поля по нормали к наружной обшивке корпуса), обнаруживают это отверстие при помощи индикатора (например, магнитометра) по наибольшей величине напряженности магнитного поля.</text:p>
      <text:p text:style-name="Standard">4.4.2. Переход к измерительному феполю</text:p>
      <text:p text:style-name="Standard"/>
      <text:p text:style-name="Standard">Если нужно повысить эффективность обнаружения или измерения "протофепольными" и вепольными системами, то необходимо перейти к феполям, заменив одно из веществ ферромагнитными частицами (или добавив ферромагнитные частицы) и обнаруживая или измеряя магнитное поле: </text:p>
      <text:p text:style-name="Standard"/>
      <text:p text:style-name="Standard">Авторское свидетельство № 239633.</text:p>
      <text:p text:style-name="Standard">Способ определения степени затвердевания (размягчения) полимерных составов, отличающийся тем, что с целью неразрушающего контроля в состав вводят магнитный порошок и измеряют изменение магнитной проницаемости состава в процессе его затвердевания (размягчения).</text:p>
      <text:p text:style-name="Standard">4.4.3. Переход к комплексному измерительному феполю</text:p>
      <text:p text:style-name="Standard"/>
      <text:p text:style-name="Standard">Если нужно повысить эффективность обнаружения или измерения системы путем перехода к феполю, а замена вещества ферромагнитными частицами недопустима, то переход к феполю осуществляют построением комплексного феполя, вводя добавки в вещество: </text:p>
      <text:p text:style-name="Standard"/>
      <text:p text:style-name="Standard">Авторское свидетельство № 754347.</text:p>
      <text:p text:style-name="Standard">Гидроразрыв пласта осуществляют, действуя жидкостью под давлением на горную породу. Для контроля за жидкостью в нее вводят ферропорошок и осуществляют магнитный каротаж.</text:p>
      <text:p text:style-name="Standard">4.4.4. Переход к измерительному феполю на внешней среде</text:p>
      <text:p text:style-name="Standard"/>
      <text:p text:style-name="Standard">Если нужно повысить эффективность обнаружения или измерения системы путем перехода от веполя к феполю, а введение феррочастиц недопустимо, то феррочастицы следует ввести во внешнюю среду.</text:p>
      <text:p text:style-name="Standard"/>
      <text:p text:style-name="Standard">При движении модели корабля в воде возникают волны. Для изучения характера волнообразования в воду добавляют частицы ферропорошка.</text:p>
      <text:p text:style-name="Standard">4.4.5. Использование физэффектов</text:p>
      <text:p text:style-name="Standard"/>
      <text:p text:style-name="Standard">Если нужно повысить эффективность фепольной измерительной системы, необходимо использовать физические эффекты, например, переход через точку Кюри, эффекты Гопкинса и Баркгаузена, магнитоупругий эффект и т.д.</text:p>
      <text:p text:style-name="Standard"><text:soft-page-break/></text:p>
      <text:p text:style-name="Standard">Авторское свидетельство № 115128.</text:p>
      <text:p text:style-name="Standard">Способ измерения температуры при помощи индуктивного датчика, свойства магнитопровода которого изменяются в зависимости от изменения его температуры, отличающийся тем, что с целью повышения точности измерений магнитопровод датчика разогревают (или охлаждают) до температуры внешнего магнитопровода, что вызывает резкое изменение его проницаемости (эффект Гопкинса).</text:p>
      <text:p text:style-name="Standard"/>
      <text:p text:style-name="Standard">Авторское свидетельство № 1035426.</text:p>
      <text:p text:style-name="Standard">Сигнализатор уровня жидкости, содержащий камеру из немагнитного материала, внутри которой помещен магнит, определяющий положение уровня жидкости, а снаружи - магнитоуправляемый контакт. Отличается тем, что с целью повышения надежности работы устройства магнит внутри камеры закреплен на высоте контролируемого уровня и покрыт термочувствительным материалом, точка Кюри которого ниже температуры контролируемой жидкости.</text:p>
      <text:p text:style-name="Standard"/>
      <text:p text:style-name="Standard">Авторское свидетельство № 332758.</text:p>
      <text:p text:style-name="Standard">Устройство для непрерывного индукционного нагрева штучных заготовок, перемещаемых с регулируемой скоростью под действием подающего механизма, связанного с электродвигателем, в камеру высокочастотного нагрева с цилиндрическим индуктором. Отличается тем, что с целью обеспечения автоматического контроля и регулирования температуры нагрева заготовок оно снабжено индукционной катушкой, устанавливаемой в нагревательной камере индуктора в зоне нагрева заготовок до температуры, вызывающей потерю магнитных свойств, и связанной с ней и электродвигателем исполнительной преобразующей схемой.</text:p>
      <text:p text:style-name="Standard"/>
      <text:p text:style-name="Standard">Авторское свидетельство № 266029.</text:p>
      <text:p text:style-name="Standard">Магнитная муфта скольжения, содержащая корпус и многополюсный ротор с постоянными магнитами, отличающаяся тем, что с целью обеспечения автоматического включения и выключения муфты при заданной температуре она снабжена шунтами, установленными между полюсами ротора и выполненными из термореактивного материала, имеющего характеристику магнитной проницаемости с точкой Кюри, соответствующей заданной температуре, а корпус и ротор изготовлены из материала с точкой Кюри, соответствующей температуре выше заданной ("бисистемный" переход через точку Кюри).</text:p>
      <text:p text:style-name="Standard"/>
      <text:p text:style-name="Standard">Авторское свидетельство № 504944.</text:p>
      <text:p text:style-name="Standard">Способ измерения усилия, заключающийся в изменении микроструктуры элемента, имеющего доменную структуру, и преобразовании изменений микроструктуры в электрический сигнал. Отличается тем, что с целью повышения чувствительности и точности измерения в нем регистрируют число скачкообразных изменений микроструктуры элемента, по которому судят о величине измеряемого усилия (эффект Баркгаузена).</text:p>
      <text:p text:style-name="Standard"/>
      <text:p text:style-name="Standard">Авторское свидетельство № 563556.</text:p>
      <text:p text:style-name="Standard">Способ измерения толщины металлопокрытий, заключающийся в том, что металлопокрытие подвергают электролитическому растворению, окончание которого фиксируют по сигналу электролитического взаимодействия с основой. Отличается тем, что с целью повышения точности измерения немагнитных металлопокрытий на ферромагнитной основе в качестве сигнала электролитического взаимодействия с основой используют шумы Баркгаузена.</text:p>
      <text:p text:style-name="Standard"/>
      <text:p text:style-name="Standard">[к оглавлению]</text:p>
      <text:p text:style-name="Standard">4.5. НАПРАВЛЕНИЕ РАЗВИТИЯ ИЗМЕРИТЕЛЬНЫХ СИСТЕМ</text:p>
      <text:p text:style-name="Standard"/>
      <text:p text:style-name="Standard"><text:soft-page-break/>Развитие измерительных веполей совершается обычными системными переходами, но имеет и специфические особенности.</text:p>
      <text:p text:style-name="Standard">4.5.1. Переход к измерительным бисистемам и полисистемам</text:p>
      <text:p text:style-name="Standard"/>
      <text:p text:style-name="Standard">Эффективность измерительной системы - на любом этапе развития - может быть повышена путем перехода к бисистеме и полисистеме.</text:p>
      <text:p text:style-name="Standard"/>
      <text:p text:style-name="Standard">ПРИМЕР</text:p>
      <text:p text:style-name="Standard">Задача об измерении температуры тела маленького жука-долгоносика. В стакан помещают много жуков. Между жуками возникает внутренняя среда, температура которой равна температуре жуков. Измерение ведут с помощью обыкновенного медицинского термометра.</text:p>
      <text:p text:style-name="Standard"/>
      <text:p text:style-name="Standard">Авторское свидетельство № 256570.</text:p>
      <text:p text:style-name="Standard">Устройство для измерения длины прыжка воднолыжника. Если под трамплином установить два микрофона: один над водой, а другой под водой, то разность времени прохождения воздушной и подводной волн будет пропорциональна длине прыжка.</text:p>
      <text:p text:style-name="Standard">4.5.2. Переход к измерению производных</text:p>
      <text:p text:style-name="Standard"/>
      <text:p text:style-name="Standard">Измерительные системы развиваются в направлении:</text:p>
      <text:p text:style-name="Standard">измерение функции -</text:p>
      <text:p text:style-name="Standard">измерение первой производной функции -</text:p>
      <text:p text:style-name="Standard">измерение второй производной функции.</text:p>
      <text:p text:style-name="Standard"/>
      <text:p text:style-name="Standard">Авторское свидетельство № 998754.</text:p>
      <text:p text:style-name="Standard">Способ определения напряженного состояния горного массива, при котором измеряют не само электросопротивление породы (как было раньше), а скорость изменения электросопротивления.</text:p>
      <text:p text:style-name="Standard"/>
      <text:p text:style-name="Standard">[к оглавлению]</text:p>
      <text:p text:style-name="Standard">КЛАСС 5. СТАНДАРТЫ НА ПРИМЕНЕНИЕ СТАНДАРТОВ</text:p>
      <text:p text:style-name="Standard">5.1. Особенности введения веществ</text:p>
      <text:p text:style-name="Standard"/>
      <text:p text:style-name="Standard"><text:s text:c="4"/>5.1.1. Обходные пути</text:p>
      <text:p text:style-name="Standard"><text:s text:c="4"/>5.1.2. Разделение изделия на взаимодействующие части</text:p>
      <text:p text:style-name="Standard"><text:s text:c="4"/>5.1.3. Самоустранение отработанных веществ</text:p>
      <text:p text:style-name="Standard"><text:s text:c="4"/>5.1.4. Использование надувных конструкций и пены </text:p>
      <text:p text:style-name="Standard"/>
      <text:p text:style-name="Standard">5.2. Введение полей</text:p>
      <text:p text:style-name="Standard"/>
      <text:p text:style-name="Standard"><text:s text:c="4"/>5.2.1. Использование поля по совместительству</text:p>
      <text:p text:style-name="Standard"><text:s text:c="4"/>5.2.2. Использование поля внешней среды</text:p>
      <text:p text:style-name="Standard"><text:s text:c="4"/>5.2.3. Использование веществ-источников полей </text:p>
      <text:p text:style-name="Standard"/>
      <text:p text:style-name="Standard">5.3. Использование фазовых переходов</text:p>
      <text:p text:style-name="Standard"/>
      <text:p text:style-name="Standard"><text:s text:c="4"/>5.3.1. Замена фазового состояния вещества</text:p>
      <text:p text:style-name="Standard"><text:s text:c="4"/>5.3.2. "Двойственное" фазовое состояние вещества</text:p>
      <text:p text:style-name="Standard"><text:s text:c="4"/>5.3.3. Использование явлений, сопутствующих фазовому переходу</text:p>
      <text:p text:style-name="Standard"><text:s text:c="4"/>5.3.4. Переход к двухфазному состоянию вещества</text:p>
      <text:p text:style-name="Standard"><text:s text:c="4"/>5.3.5. Использование взаимодействия между частями (фазами) системы </text:p>
      <text:p text:style-name="Standard"/>
      <text:p text:style-name="Standard">5.4. Особенности применения физэффектов</text:p>
      <text:p text:style-name="Standard"><text:soft-page-break/></text:p>
      <text:p text:style-name="Standard"><text:s text:c="4"/>5.4.1. Использование обратимых физических превращений</text:p>
      <text:p text:style-name="Standard"><text:s text:c="4"/>5.4.2. Усиление поля на выходе </text:p>
      <text:p text:style-name="Standard"/>
      <text:p text:style-name="Standard">5.5. Экспериментальные стандарты</text:p>
      <text:p text:style-name="Standard"/>
      <text:p text:style-name="Standard"><text:s text:c="4"/>5.5.1. Получение частиц вещества разложением</text:p>
      <text:p text:style-name="Standard"><text:s text:c="4"/>5.5.2. Получение частиц вещества объединением</text:p>
      <text:p text:style-name="Standard"><text:s text:c="4"/>5.5.3. Простейшие способы получения частиц вещества </text:p>
      <text:p text:style-name="Standard"/>
      <text:p text:style-name="Standard">[к оглавлению]</text:p>
      <text:p text:style-name="Standard">5.1. ОСОБЕННОСТИ ВВЕДЕНИЯ ВЕЩЕСТВ</text:p>
      <text:p text:style-name="Standard"/>
      <text:p text:style-name="Standard">При постройке, перестройке и разрушении веполей часто приходится вводить новые вещества. Их введение либо связано с техническими трудностями, либо с уменьшением степени идеальности системы. Поэтому вещества надо "вводить, не вводя" и использовать различные обходные пути.</text:p>
      <text:p text:style-name="Standard">5.1.1. Обходные пути</text:p>
      <text:p text:style-name="Standard"/>
      <text:p text:style-name="Standard">Если нужно ввести в систему вещество, а это запрещено условиями задачи или недопустимо по условиям работы системы, то следует использовать обходные пути:</text:p>
      <text:p text:style-name="Standard">5.1.1.1. Вместо вещества используют "пустоту".</text:p>
      <text:p text:style-name="Standard"/>
      <text:p text:style-name="Standard">Авторское свидетельство № 245425.</text:p>
      <text:p text:style-name="Standard">Способ образования тензометрической сетки внутри модели из прозрачного материала путем заливки в тело модели сетки из нити. Отличается тем, что с целью исключения искажения поля напряжений нитями после затвердевания материала модели нити удаляют, в результате чего внутри модели образуется тензометрическая сетка из цилиндрических микропустот. В качестве материала можно использовать, например, тонкие медные нити, удаляемые затем воздействием кислоты.</text:p>
      <text:p text:style-name="Standard">5.1.1.2. Вместо вещества вводят поле.</text:p>
      <text:p text:style-name="Standard"/>
      <text:p text:style-name="Standard">Авторское свидетельство № 500464.</text:p>
      <text:p text:style-name="Standard">Для измерения степени вытяжки нити на ходу на нить наносят электрические заряды и определяют изменение линейной плотности заряда.</text:p>
      <text:p text:style-name="Standard">5.1.1.3. Вместо внутренней добавки используют наружную.</text:p>
      <text:p text:style-name="Standard"/>
      <text:p text:style-name="Standard">Авторское свидетельство № 360540.</text:p>
      <text:p text:style-name="Standard">Как измерить толщину стенки полого керамического сосуда? В сосуд заливают жидкость с высокой электропроводностью, подводят к жидкости один электрод и измеряют толщину стенки в любом месте, прикладывая снаружи другой электрод омметра.</text:p>
      <text:p text:style-name="Standard">5.1.1.4. Вводят в очень малых дозах особо активную добавку.</text:p>
      <text:p text:style-name="Standard"/>
      <text:p text:style-name="Standard">Авторское свидетельство № 427982.</text:p>
      <text:p text:style-name="Standard">Смазка для волочения труб на основе минерального масла, отличающаяся тем, что с целью уменьшения гидродинамического давления смазки в очаге деформации в ее состав введено 0,2-0,8 весового процента полиметакрилата.</text:p>
      <text:p text:style-name="Standard">5.1.1.5. Вводят в очень малых дозах обычную добавку, но располагают ее концентрированно - в отдельных частях объекта.</text:p>
      <text:p text:style-name="Standard"/>
      <text:p text:style-name="Standard">В полимер вводят (чтобы сделать его электропроводным) феррочастицы и располагают их в виде отдельных линий, нитей.</text:p>
      <text:p text:style-name="Standard"><text:soft-page-break/>5.1.1.6. Добавку вводят на время.</text:p>
      <text:p text:style-name="Standard"/>
      <text:p text:style-name="Standard">Авторское свидетельство № 458422.</text:p>
      <text:p text:style-name="Standard">Способ бесконтактной магнитной ориентации деталей по авторскому свидетельству № 360116, отличающийся тем, что с целью увеличения эффекта ориентации без дополнительных энергозатрат при ориентации полых деталей в последние предварительно вводят ферромагнитные тела.</text:p>
      <text:p text:style-name="Standard">5.1.1.7. Вместо объекта используют его копию (модель), в которую допустимо введение добавки.</text:p>
      <text:p text:style-name="Standard"/>
      <text:p text:style-name="Standard">Авторское свидетельство № 499577.</text:p>
      <text:p text:style-name="Standard">Способ получения множества сечений путем создания набора моделей, отличающийся тем, что с целью повышения точности стереометрических исследований плоскости сечений трехмерных тел имитируют горизонтальной поверхностью жидкости, помещенной внутри прозрачной модели, которой придают различные положения в пространстве.</text:p>
      <text:p text:style-name="Standard">5.1.1.8. Добавку вводят в виде химического соединения, из которого она потом выделяется.</text:p>
      <text:p text:style-name="Standard"/>
      <text:p text:style-name="Standard">Авторское свидетельство № 342761.</text:p>
      <text:p text:style-name="Standard">Способ пластификации древесины путем обработки аммиаком, отличающийся тем, что с целью обеспечения пластификации поверхностей трения в процессе работы пропитку древесины производят солями, разлагающимися при температуре трения, например (Н4)2СО3</text:p>
      <text:p text:style-name="Standard">5.1.1.9. Добавку получают разложением внешней среды или самого объекта, например электролизом, или изменением агрегатного состояния части объекта или внешней среды.</text:p>
      <text:p text:style-name="Standard"/>
      <text:p text:style-name="Standard">Авторское свидетельство № 904956.</text:p>
      <text:p text:style-name="Standard">Способ размерной электромеханической обработки, осуществляемый с присутствием газа в электролите, отличающийся тем, что с целью интенсификации удаления продуктов растворения газ в электролите образуют посредством электролиза последнего перед зоной обработки.</text:p>
      <text:p text:style-name="Standard"/>
      <text:p text:style-name="Standard">ЗАДАЧА 14</text:p>
      <text:p text:style-name="Standard">В полимеры - для повышения стойкости - добавляют вещества, "перехватывающие" кислород, разрушающий полимеры. В качестве "веществ-перехватчиков" используют мелкодисперсные металлы. Эти металлы обязательно должны иметь чистую (не окисленную) поверхность. Как вносить "перехватчики"? В вакууме или восстановительной (или инертной) среде слишком сложно. Как быть?</text:p>
      <text:p text:style-name="Standard"/>
      <text:p text:style-name="Standard">РЕШЕНИЕ ЗАДАЧИ 14 по СТАНДАРТУ 5.1.1:</text:p>
      <text:p text:style-name="Standard">Задача решается по стандарту 5.1.1.8: в обычных условиях вводят соль, выделяющую металл при тепловом воздействии. В качестве такой соли можно, например, использовать оксалат железа (железную соль уксусной кислоты). Оксалат разлагается при 300 С с выделением железа или закиси железа (тоже "перехватчик" кислорода).</text:p>
      <text:p text:style-name="Standard">5.1.2. Разделение изделия на взаимодействующие части</text:p>
      <text:p text:style-name="Standard"/>
      <text:p text:style-name="Standard">Если дана система, плохо поддающаяся нужным изменениям, и условия задачи не позволяют заменить инструмент или ввести добавки, вместо инструмента используют изделие, разделяя его на части, взаимодействующие друг с другом.</text:p>
      <text:p text:style-name="Standard"/>
      <text:p text:style-name="Standard">Авторское свидетельство № 177761.</text:p>
      <text:p text:style-name="Standard"><text:soft-page-break/>Способ подачи быстро расслаивающейся рабочей жидкости в рабочую камеру анодно-механического станка, отличающийся тем, что с целью лучшего перемешивания жидкость подается в зону обработки двумя встречными потоками.</text:p>
      <text:p text:style-name="Standard"/>
      <text:p text:style-name="Standard">Авторское свидетельство № 412449.</text:p>
      <text:p text:style-name="Standard">Способ термообработки сыпучих материалов (например, сахарного песка) в барабанной сушилке путем конвективной сушки и последующего охлаждения в противотоке с газообразным агентом, отличающийся тем, что с целью интенсификации процесса и отделения мелкой фракции материал предварительно завихряют, а теплоноситель для конвективной сушки и охлаждающий агент подают навстречу друг другу и отсасывают отработавшие газы со взвешенной в них мелкой фракцией материала из зоны их смешения.</text:p>
      <text:p text:style-name="Standard"/>
      <text:p text:style-name="Standard">Авторское свидетельство № 719809, п.1.</text:p>
      <text:p text:style-name="Standard">Способ получения металлических порошков, включающий распыление струи металлического расплава вихревым газовым потоком, отличающийся тем, что с целью повышения дисперсности порошка струе металлического расплава сообщают вращательное движение относительно ее оси.</text:p>
      <text:p text:style-name="Standard"/>
      <text:p text:style-name="Standard">П. 2. Способ по п.1, отличающийся тем, что вращательное движение струи металлического расплава осуществляют противоположно направлению вихревого газового потока.</text:p>
      <text:p text:style-name="Standard"/>
      <text:p text:style-name="Standard">Авторское свидетельство № 726256.</text:p>
      <text:p text:style-name="Standard">Способ гашения энергии потока, включающий разделение его на отдельные потоки, закручивание их и последующее объединение, отличающийся тем, что с целью повышения эффективности гашения потоки размещают один внутри другого и закручивают в противоположных направлениях.</text:p>
      <text:p text:style-name="Standard"/>
      <text:p text:style-name="Standard">Авторское свидетельство № 727942.</text:p>
      <text:p text:style-name="Standard">Способ сжигания топлива путем подачи в зону горения смеси топлива, воздуха и предварительно подогретого сыпучего материала, отличающийся тем, что с целью повышения интенсификации процесса горения с одновременным уменьшением вредных выбросов смесь топлива, воздуха и сыпучего материала подают, по крайней мере, двумя встречными сталкивающимися потоками.</text:p>
      <text:p text:style-name="Standard"/>
      <text:p text:style-name="Standard">Авторское свидетельство № 749571.</text:p>
      <text:p text:style-name="Standard">Способ дробления стружки при токарной обработке заготовок со снятием больших припусков, заключающийся в разделении снимаемого припуска с последующим получением направленных и независимых друг от друга потоков стружки. Отличается тем, что с целью расширения диапазона дробления стружки и уменьшения усилий резания независимые потоки стружки направляют навстречу друг другу с последующим их столкновением между собой и дроблением на элементы путем взаимодействия сил сталкивающихся потоков.</text:p>
      <text:p text:style-name="Standard"/>
      <text:p text:style-name="Standard">Если же в систему входит поток мелкодисперсных частиц и надо увеличить степень управления этими частицами, поток следует разделить на части, заряженные одноименно и разноименно. Если весь поток заряжен одноименным электричеством, то противоположный заряд должна нести одна из частей системы.</text:p>
      <text:p text:style-name="Standard"/>
      <text:p text:style-name="Standard">Авторское свидетельство № 259019.</text:p>
      <text:p text:style-name="Standard">Способ электрической коагуляции аэрозоля в шахтах для очистки воздуха сухим пылеосаждением, отличающийся тем, что с целью повышения эффективности пылеулавливания пылевой поток разделяют на две части, каждую из которых заряжают разноименно и направляют навстречу друг другу.</text:p>
      <text:p text:style-name="Standard"><text:soft-page-break/></text:p>
      <text:p text:style-name="Standard">ЗАДАЧА 15</text:p>
      <text:p text:style-name="Standard">Известен "Способ диспергирования расплавов, включающий разделение расплава на струи, их разбивание и последующее охлаждение частиц...". Спрогнозируйте дальнейшее развитие способа.</text:p>
      <text:p text:style-name="Standard"/>
      <text:p text:style-name="Standard">РЕШЕНИЕ ЗАДАЧИ 15 по СТАНДАРТУ 5.1.2:</text:p>
      <text:p text:style-name="Standard">Решение очевидно: "... с целью расширения технологических возможностей разбивание струй расплава осуществляют направлением их навстречу одна другой по одной оси" (Авторское свидетельство № 719802).</text:p>
      <text:p text:style-name="Standard">5.1.3. Самоустранение отработанных веществ</text:p>
      <text:p text:style-name="Standard"/>
      <text:p text:style-name="Standard">Введенное в систему вещество - после того, как оно сработало, - должно исчезнуть или стать неотличимым от вещества, ранее бывшего в системе или во внешней среде.</text:p>
      <text:p text:style-name="Standard"/>
      <text:p text:style-name="Standard">Чтобы вести индукционную плавку окиси бериллия (или алюминия), нужно ввести в окись проводник (окись - диэлектрик, приобретает электропроводность только в расплаве). Введение проводника может загрязнить окись (плавка производится для получения чистых кристаллов). Решение: вводят металлический бериллий (алюминий). Он обеспечивает "прием" индукционного поля и нагрев окиси. А при высокой температуре бериллий сгорает, превращаясь в окись и, следовательно, не загрязняя расплав (ИР, 1975, № 3, с. 25).</text:p>
      <text:p text:style-name="Standard"/>
      <text:p text:style-name="Standard">Авторское свидетельство № 588025.</text:p>
      <text:p text:style-name="Standard">Способ очистки внутренних поверхностей полых изделий путем прокачки через изделие моющей жидкости с наполнителем, отличающийся тем, что с целью повышения эффективности очистки и обеспечения возможности полного удаления остатков наполнителя в качестве последнего используют гранулы легкоиспаримого вещества.</text:p>
      <text:p text:style-name="Standard"/>
      <text:p text:style-name="Standard">Авторское свидетельство № 1013709.</text:p>
      <text:p text:style-name="Standard">Ледохранилище, содержащее корпус, выполненный из теплоизоляционного материала, отличается тем, что с целью предотвращения загрязнения воды при размораживании льда в качестве теплоизоляционного материала используют искусственный нетоксичный тугоплавкий лед, полученный из смеси воды с метаном.</text:p>
      <text:p text:style-name="Standard">5.1.4. Использование надувных конструкций и пены</text:p>
      <text:p text:style-name="Standard"/>
      <text:p text:style-name="Standard">Если нужно ввести большое количество вещества, а это запрещено условиями задачи или недопустимо по условиям работы системы, в качестве вещества используют "пустоту" в виде надувных конструкций или пены.</text:p>
      <text:p text:style-name="Standard"/>
      <text:p text:style-name="Standard">Патент СССР № 320102.</text:p>
      <text:p text:style-name="Standard">Для перемещения аварийных самолетов под крылья устанавливают надувные емкости. При наполнении воздухом емкости плавно приподнимают самолет. Под емкости могут быть установлены тележки для транспортировки.</text:p>
      <text:p text:style-name="Standard"/>
      <text:p text:style-name="Standard">Авторское свидетельство № 895858.</text:p>
      <text:p text:style-name="Standard">Способ формирования лесосплавного пучка, состоящий в укладке бревен в накопитель, их обвязке и формировании между ними подплава, отличающийся тем, что с целью повышения степени плавучести подплав формируют путем заполнения свободного пространства между бревнами внутри пучка смесью полиизоционата с полиэфирами, образующими пенопласт.</text:p>
      <text:p text:style-name="Standard"/>
      <text:p text:style-name="Standard">Примечания.</text:p>
      <text:p text:style-name="Standard"/>
      <text:p text:style-name="Standard"><text:soft-page-break/><text:s text:c="4"/>Применение надувных конструкций - стандарт на макроуровне. Использование пены - тот же стандарт на микроуровне.</text:p>
      <text:p text:style-name="Standard"><text:s text:c="4"/>Стандарт 5.1.4 часто используют совместно с другими стандартами.</text:p>
      <text:p text:style-name="Standard"/>
      <text:p text:style-name="Standard">[к оглавлению] <text:s/></text:p>
      <text:p text:style-name="Standard">5.2. ВВЕДЕНИЕ ПОЛЕЙ</text:p>
      <text:p text:style-name="Standard"/>
      <text:p text:style-name="Standard">При постройке, перестройке и разрушении веполей часто необходимо вводить новые поля. Чтобы не усложнять при этом систему, следует использовать стандарты подкласса 5.2.</text:p>
      <text:p text:style-name="Standard">5.2.1. Использование поля по совместительству</text:p>
      <text:p text:style-name="Standard"/>
      <text:p text:style-name="Standard">Если в вепольную систему нужно ввести поле, то следует прежде всего использовать уже имеющиеся поля, носителями которых являются входящие в систему вещества.</text:p>
      <text:p text:style-name="Standard"/>
      <text:p text:style-name="Standard">Способ отделения пузырьков газа от жидкости в потоке жидкого кислорода. В системе два вещества. Оба являются носителями механического поля. Для решения задачи достаточно преобразовать движение этих веществ, "закрутив" поток. Центробежная сила отожмет жидкость к стенкам, а газ - к оси трубопровода.</text:p>
      <text:p text:style-name="Standard">5.2.2. Использование поля внешней среды</text:p>
      <text:p text:style-name="Standard"/>
      <text:p text:style-name="Standard">Если нужно ввести поле, а по стандарту 5.2.1 это сделать невозможно, следует использовать поля, имеющиеся во внешней среде.</text:p>
      <text:p text:style-name="Standard"/>
      <text:p text:style-name="Standard">Авторское свидетельство № 414354.</text:p>
      <text:p text:style-name="Standard">Для удаления влаги с проезжей части моста используют тягу, создаваемую эжектором, опущенным в реку.</text:p>
      <text:p text:style-name="Standard">5.2.3. Использование веществ-источников полей</text:p>
      <text:p text:style-name="Standard"/>
      <text:p text:style-name="Standard">Если в систему необходимо ввести поле, а это нельзя сделать по стандарту 5.2.1 и 5.2.2, то следует использовать поля, носителями или источниками которых могут "по совместительству" стать вещества, имеющиеся в системе или во внешней среде.</text:p>
      <text:p text:style-name="Standard"/>
      <text:p text:style-name="Standard">Авторское свидетельство № 504932.</text:p>
      <text:p text:style-name="Standard">Сигнализатор уровня жидкости, преимущественно топлива, содержащий поплавок с контактом, корпус с другим контактом, изолированным от него, и индикатор, в цепь которого включены указанные контакты. Отличается тем, что с целью исключения источника питания в сигнальной цепи и предотвращения возможного искрообразования на контактах контакты корпуса и поплавка выполнены из разнородных металлов (например, меди и константана), образующих при замыкании холодный спай термопары. Другой спай, расположенный вне объекта контроля, снабжен источником подогрева.</text:p>
      <text:p text:style-name="Standard"/>
      <text:p text:style-name="Standard">Авторское свидетельство № 225992.</text:p>
      <text:p text:style-name="Standard">Электромагнитный насос перекачивания расплавленного металла или жидкого электропроводного теплоносителя, включающий электромагнит и электрический контур, отличается тем, что с целью исключения внешнего источника электрического питания в нем в качестве источника питания применен замкнутый контур, состоящий из двух полупроводниковых термоэлементов, имеющих форму пластин и расположенных между холодной коммутационной пластиной термоэлемента и горячей коммутационной пластиной, имеющей полость, расположенную между полюсами электромагнита, по которой протекает горячий перекачиваемый жидкий теплоноситель.</text:p>
      <text:p text:style-name="Standard"/>
      <text:p text:style-name="Standard">Авторское свидетельство № 356489.</text:p>
      <text:p text:style-name="Standard"><text:soft-page-break/>Система "обрабатываемая деталь - режущий инструмент" использована как термопара в устройстве для измерения температуры резания.</text:p>
      <text:p text:style-name="Standard"/>
      <text:p text:style-name="Standard">Авторское свидетельство № 568538.</text:p>
      <text:p text:style-name="Standard">Абразив нанесен на проволочный каркас, выполненный в виде термопары. Шлифовальный круг сам сигнализирует о температуре в зоне шлифования.</text:p>
      <text:p text:style-name="Standard"/>
      <text:p text:style-name="Standard">Если в системе имеются ферромагнитные вещества, используемые чисто механически, следует также использовать их магнитные свойства для получения дополнительных эффектов: улучшения взаимодействия элементов, получения информации о работе и состоянии системы и т. д.</text:p>
      <text:p text:style-name="Standard"/>
      <text:p text:style-name="Standard">Авторское свидетельство № 518591.</text:p>
      <text:p text:style-name="Standard">Мальтийский механизм, содержащий ведущее звено и ведомый мальтийский крест, отличается тем, что с целью повышения срока службы ведущее звено снабжено секторами из магнитомягкого материала с установленными в них постоянными магнитами, а мальтийский крест снабжен пластинками из гистерезисного материала.</text:p>
      <text:p text:style-name="Standard"/>
      <text:p text:style-name="Standard">[к оглавлению]</text:p>
      <text:p text:style-name="Standard">5.3. ИСПОЛЬЗОВАНИЕ ФАЗОВЫХ ПЕРЕХОДОВ</text:p>
      <text:p text:style-name="Standard">Противоречивые требования к вводимым веществам и полям могут быть удовлетворены использованием фазовых переходов.</text:p>
      <text:p text:style-name="Standard">5.3.1. Замена фазового состояния вещества</text:p>
      <text:p text:style-name="Standard"/>
      <text:p text:style-name="Standard">Эффективность применения вещества - без введения других веществ может быть повышена фазовым переходом 1, то есть заменой фазового состояния имеющегося вещества.</text:p>
      <text:p text:style-name="Standard"/>
      <text:p text:style-name="Standard">Авторское свидетельство № 252262.</text:p>
      <text:p text:style-name="Standard">Энергоснабжение пневмосистем в шахтах - на основе сжиженного (а не сжатого) газа.</text:p>
      <text:p text:style-name="Standard">5.3.2. "Двойственное" фазовое состояние вещества</text:p>
      <text:p text:style-name="Standard"/>
      <text:p text:style-name="Standard">"Двойственные" свойства могут быть обеспечены фазовым переходом 2, то есть использованием веществ, способных переходить из одного фазового состояния в другое в зависимости от условий работы.</text:p>
      <text:p text:style-name="Standard"/>
      <text:p text:style-name="Standard">Авторское свидетельство № 958837.</text:p>
      <text:p text:style-name="Standard">Теплообменник снабжен прижатыми к нему "лепестками" из никелида титана. При повышении температуры "лепестки" отгибаются, увеличивая площадь охлаждения.</text:p>
      <text:p text:style-name="Standard"/>
      <text:p text:style-name="Standard">Авторское свидетельство № 166202.</text:p>
      <text:p text:style-name="Standard">Применение в качестве рабочих тел в газотурбинных установках замкнутого цикла газовых систем (например, N2O4, Al2C2, СН4 +CO2 и другие), в которых в результате обратимых химических реакций, сопровождающихся тепловым эффектом, газовая постоянная увеличивается перед турбиной и уменьшается перед компрессором до первоначальной величины.</text:p>
      <text:p text:style-name="Standard">(Газовые смеси обладают свойством обратимой диссоциации-рекомбинации с выделением и поглощением тепла.)</text:p>
      <text:p text:style-name="Standard"/>
      <text:p text:style-name="Standard">Авторское свидетельство № 1003163.</text:p>
      <text:p text:style-name="Standard">Конденсатор переменной емкости, содержащий две обкладки с расположенными между ними диэлектриком и узлом регулирования температуры диэлектрика, отличается тем, что с целью увеличения диапазона изменения емкости диэлектрик состоит из двух слоев, один из которых <text:soft-page-break/>выполнен из материала с диэлектрической проницаемостью, не зависящей от температуры, а другой - из материала с фазовым переходом металл - диэлектрик.</text:p>
      <text:p text:style-name="Standard">5.3.3. Использование явлений, сопутствующих фазовому переходу</text:p>
      <text:p text:style-name="Standard"/>
      <text:p text:style-name="Standard">Эффективность системы может быть повышена за счет фазового перехода 3, то есть использования явлений, сопутствующих фазовому переходу.</text:p>
      <text:p text:style-name="Standard"/>
      <text:p text:style-name="Standard">Авторское свидетельство № 601192.</text:p>
      <text:p text:style-name="Standard">Приспособление для транспортировки мороженых грузов имеет опорные элементы в виде брусков льда (снижение трения за счет таяния).</text:p>
      <text:p text:style-name="Standard">5.3.4. Переход к двухфазному состоянию вещества</text:p>
      <text:p text:style-name="Standard"/>
      <text:p text:style-name="Standard">"Двойственные" свойства системы могут быть обеспечены фазовым переходом 4 - замена однофазового состояния двухфазным.</text:p>
      <text:p text:style-name="Standard"/>
      <text:p text:style-name="Standard">Патент США № 3589468.</text:p>
      <text:p text:style-name="Standard">Для глушения шума, а также для улавливания испарений, запахов и стружек при резании зону резания покрывают пеной. Пена проницаема для инструмента, но не проницаема для шума, испарений и т. д.</text:p>
      <text:p text:style-name="Standard"/>
      <text:p text:style-name="Standard">Авторское свидетельство № 722740.</text:p>
      <text:p text:style-name="Standard">Способ полирования изделий. Рабочая среда состоит из жидкости (расплав свинца) и ферромагнитных абразивных частиц.</text:p>
      <text:p text:style-name="Standard"/>
      <text:p text:style-name="Standard">Авторское свидетельство № 936962.</text:p>
      <text:p text:style-name="Standard">Способ промывки фильтров с зернистой загрузкой, включающий взрыхление загрузки и последующее вымывание загрязнений восходящим потоком промывной воды, отличается тем, что с целью повышения КПД и уменьшения травматизации рыбы активную среду перед подачей ее из сопла насыщают газом.</text:p>
      <text:p text:style-name="Standard">5.3.5. Использование взаимодействия между частями (фазами) системы</text:p>
      <text:p text:style-name="Standard"/>
      <text:p text:style-name="Standard">Эффективность технических систем, полученных в результате фазового перехода 4, может быть повышена введением взаимодействия (физического, химического) между частями (или фазами) систем.</text:p>
      <text:p text:style-name="Standard"/>
      <text:p text:style-name="Standard">Авторское свидетельство № 224743.</text:p>
      <text:p text:style-name="Standard">Двухфазное рабочее тело для компрессоров и теплосиловых установок, состоящее из газа и мелких частиц твердого тела, отличающееся тем, что с целью дополнительного сжатия газа в холодильнике и компрессоре и дополнительного расширения в нагревателе в качестве твердой фазы использованы сорбенты с общей или избирательной поглотительной способностью.</text:p>
      <text:p text:style-name="Standard"/>
      <text:p text:style-name="Standard">Авторское свидетельство № 282342.</text:p>
      <text:p text:style-name="Standard">Применение в качестве рабочего тела для контуров бинарного цикла энергетической установки химически реагирующих веществ, диссоциирующих при нагревании с поглощением тепла и уменьшением молекулярного веса и рекомбинирующих при охлаждении к исходному состоянию.</text:p>
      <text:p text:style-name="Standard"/>
      <text:p text:style-name="Standard">[к оглавлению]</text:p>
      <text:p text:style-name="Standard">5.4. ОСОБЕННОСТИ ПРИМЕНЕНИЯ ФИЗЭФФЕКТОВ</text:p>
      <text:p text:style-name="Standard"/>
      <text:p text:style-name="Standard"><text:soft-page-break/>Многие стандарты предусматривают применение физэффектов или могут быть использованы вместе с ними. При этом необходимо учитывать некоторые приемы, повышающие эффективность применения физэффектов.</text:p>
      <text:p text:style-name="Standard">5.4.1. Использование обратимых физических превращений</text:p>
      <text:p text:style-name="Standard"/>
      <text:p text:style-name="Standard">Если объект должен периодически находиться в разных физических состояниях, то переход следует осуществлять самим объектом путем использования обратимых физических превращений, например, фазовых переходов, ионизации-рекомбинации, диссоциации-ассоциации и т.д.</text:p>
      <text:p text:style-name="Standard"/>
      <text:p text:style-name="Standard">Авторское свидетельство № 177497.</text:p>
      <text:p text:style-name="Standard">Молниеотвод в виде газовой трубки. Сам включается при возникновении молнии: газ ионизируется, становится проводником. После исчезновения молнии ионы сами рекомбинируют, газ становится электронейтральным, а молниеотвод непроводящим и потому не дающим радиотени.</text:p>
      <text:p text:style-name="Standard"/>
      <text:p text:style-name="Standard">Авторское свидетельство № 820836.</text:p>
      <text:p text:style-name="Standard">Автоматическая заслонка, содержащая корпус, клапан и термочувствительный элемент, отличающаяся тем, что с целью повышения надежности работы и упрощения конструкции она имеет установленную на корпусе перемычку, на которой закреплен клапан, состоящий из двух загнутых пластин, выполненных из металла, обладающего "памятью формы".</text:p>
      <text:p text:style-name="Standard">5.4.2. Усиление поля на выходе</text:p>
      <text:p text:style-name="Standard"/>
      <text:p text:style-name="Standard">Если необходимо получить сильное действие на выходе при слабом действии на входе, необходимо привести вещество-преобразователь в состояние, близкое к критическому. Энергия запасается в веществе, а входной сигнал играет роль "спускового крючка".</text:p>
      <text:p text:style-name="Standard"/>
      <text:p text:style-name="Standard">Авторское свидетельство № 969327.</text:p>
      <text:p text:style-name="Standard">Способ усиления упругих волн, включающий ввод в твердое тело упругой волны и наложение поля внешнего источника энергии, отличающийся тем, что с целью расширения функциональных возможностей путем усиления ударных волн перед вводом упругой волны в твердое тело его деформируют до температуры, которая меньше температуры фазового перехода второго рода на величину скачка температуры при прохождении упругой волны по нему.</text:p>
      <text:p text:style-name="Standard"/>
      <text:p text:style-name="Standard">Авторское свидетельство № 416586.</text:p>
      <text:p text:style-name="Standard">Способ испытания изделий на герметичность, заключающийся в том, что изделие погружают в обезгаженную жидкость, создают перепад давления в полости изделия и над жидкостью, обеспечивая более высокое давление в полости, и по пузырькам в жидкости обнаруживают места нарушения герметичности. Отличается тем, что с целью повышения чувствительности испытания жидкость при испытании поддерживают в состоянии перегрева.</text:p>
      <text:p text:style-name="Standard"/>
      <text:p text:style-name="Standard">[к оглавлению]</text:p>
      <text:p text:style-name="Standard">5.5. ЭКСПЕРИМЕНТАЛЬНЫЕ СТАНДАРТЫ</text:p>
      <text:p text:style-name="Standard">5.5.1. Получение частиц вещества разложением</text:p>
      <text:p text:style-name="Standard"/>
      <text:p text:style-name="Standard">Если для решения задачи нужны частицы вещества (например, ионы), а непосредственное их получение невозможно по условиям задачи, то требуемые частицы надо получить разрушением вещества более высокого структурного уровня (например, молекул).</text:p>
      <text:p text:style-name="Standard"/>
      <text:p text:style-name="Standard">Авторское свидетельство № 741105.</text:p>
      <text:p text:style-name="Standard"><text:soft-page-break/>Способ создания высокого давления водорода: водородсодержащее соединение помещают в герметичный сосуд и подвергают электролизу с образованием свободного водорода.</text:p>
      <text:p text:style-name="Standard">5.5.2. Получение частиц вещества объединением</text:p>
      <text:p text:style-name="Standard"/>
      <text:p text:style-name="Standard">Если для решения задачи нужны частицы вещества (например, молекулы) и невозможно получить их непосредственно или по стандарту 5.5.1, то требуемые частицы надо получить достройкой или объединением частиц более низкого структурного уровня (например, ионов).</text:p>
      <text:p text:style-name="Standard"/>
      <text:p text:style-name="Standard">Авторское свидетельство № 364493.</text:p>
      <text:p text:style-name="Standard">Для снижения гидродинамического сопротивления движению судов использовали подачу высокомолекулярных составов (эффект Томса). Это связано с большим расходом полимеров. Предложено создавать комплексы молекул воды под действием электромагнитного поля.</text:p>
      <text:p text:style-name="Standard">5.5.3. Простейшие способы получения частиц вещества</text:p>
      <text:p text:style-name="Standard"/>
      <text:p text:style-name="Standard">При применении стандарта 5.5.1 простейший путь - разрушение ближайшего вышестоящего "целого" или "избыточного" (отрицательные ионы) уровня, а при применении стандарта 5.5.2 простейший путь - достройка ближайшего нижестоящего "нецелого" уровня.</text:p>
      <text:p text:style-name="Standard"/>
      <text:p text:style-name="Standard">Авторское свидетельство № 177497.</text:p>
      <text:p text:style-name="Standard">Задача о защите антенны. Ионы получают разрушением молекул газа. Нейтральные молекулы восстанавливают, объединяя "осколки" (ионы и электроны).</text:p>
      <text:p text:style-name="Standard"/>
      <text:p text:style-name="Standard">[к оглавлению]</text:p>
      <text:p text:style-name="Standard">ПРИЛОЖЕНИЕ 1</text:p>
      <text:p text:style-name="Standard">ЗАДАЧИ НА ПРИМЕНЕНИЕ СТАНДАРТОВ</text:p>
      <text:p text:style-name="Standard"/>
      <text:p text:style-name="Standard"><text:s text:c="4"/>Дождевальная машина имеет горизонтально расположенный поливной трубопровод длиной 40 метров, вращающийся вокруг вертикальной оси, проходящей через центр трубопровода. Чтобы трубопровод не сломался, его поддерживает рама из дюралевых балок и стальных тросов-расчалок. В целом сооружение имеет немалый вес и потому нуждается в сильном двигателе.</text:p>
      <text:p text:style-name="Standard"/>
      <text:p text:style-name="Standard"><text:s text:c="4"/>Какие изменения следует ввести в систему? На каких стандартах основаны эти изменения?</text:p>
      <text:p text:style-name="Standard"><text:s text:c="4"/>Нужно разработать способ изготовления длинных и тонких стальных пружин. Внутренний диаметр пружины 2 мм, толщина проволоки 1 мм, длина пружины 400 мм. В нерастянутом состоянии витки пружины должны прилегать друг к другу.</text:p>
      <text:p text:style-name="Standard"/>
      <text:p text:style-name="Standard"><text:s text:c="4"/>Какой стандарт следует использовать? Как выглядит конкретное техническое решение?</text:p>
      <text:p text:style-name="Standard"><text:s text:c="4"/>При нагреве стальных заготовок под обработку давлением (прокатка, прессование и т.д.) до температуры 1000-1200 С, начиная с температур, превышающих 800-850 С, поверхность заготовок интенсивно окисляется и обезуглероживается.</text:p>
      <text:p text:style-name="Standard"/>
      <text:p text:style-name="Standard"><text:s text:c="4"/>Как предотвратить окисление и обезуглероживание поверхности, сохранив способ нагрева заготовок - контактный или индукционный.</text:p>
      <text:p text:style-name="Standard"/>
      <text:p text:style-name="Standard"><text:s text:c="4"/>Применение для этой цели различного рода обмазок и покрытий нежелательно, а использование защитных атмосфер усложняет технологический процесс.</text:p>
      <text:p text:style-name="Standard"><text:s text:c="4"/>Затонувшие корабли поднимают с помощью понтонов, то есть больших емкостей, прикрепляемых к кораблю. Понтоны наполняют водой, опускают на дно, крепят к кораблю, а потом вытесняют (сжатым воздухом) воду из понтонов. Понтоны всплывают и тянут за собой корабль.</text:p>
      <text:p text:style-name="Standard"/>
      <text:p text:style-name="Standard"><text:soft-page-break/><text:s text:c="4"/>Крепление понтонов осуществляют водолазы. Под кораблем протягивают тросы и с двух сторон крепят понтоны.</text:p>
      <text:p text:style-name="Standard"/>
      <text:p text:style-name="Standard"><text:s text:c="4"/>Все резко осложняется, если корабль глубоко сидит в иле (так бывает часто). Водолазы не могут работать в иле. Кроме того, ил держит корабль, "цепляясь" за корпус и создавая при подъеме огромную силу, удерживающую корабль на дне. Если слой ила тонкий, его еще можно смыть струей воды, подаваемой под давлением. Но чаще всего слой ила толст (корабль всем корпусом сидит в иле) и плотен. Размыв ила идет медленно (используют землесосные устройства), налетит шторм, взбаламутит море, снова корабль окажется в иле...</text:p>
      <text:p text:style-name="Standard"/>
      <text:p text:style-name="Standard"><text:s text:c="4"/>Нужен эффективный способ борьбы с вредным действием ила.</text:p>
      <text:p text:style-name="Standard"><text:s text:c="4"/>В экспериментальной установке для очистки загрязнений с внутренних поверхностей труб используют "ерш" - длинный стержень с выступающей во все стороны "щетиной" из тонкой проволоки. "Ерш" передвигают "туда-сюда", постепенно отдирая плотную корку загрязнений со стенок трубы. Работа медленная и тяжелая. Был изготовлен "ерш с вибратором", производительность очистки повысилась незначительно.</text:p>
      <text:p text:style-name="Standard"/>
      <text:p text:style-name="Standard"><text:s text:c="4"/>По условиям задачи нельзя предлагать другие способы и устройства для очистки. Инструментом должен оставаться "ерш" или "ерш с вибратором". Очищаемые трубы жестко прикреплены к громоздкой и сложной аппаратуре. Поэтому в данном случае попытка настроиться на резонансную частоту труб ничего не дает. Какой стандарт надо использовать? Как?</text:p>
      <text:p text:style-name="Standard"><text:s text:c="4"/>При электрококсовании угля воздух подают снизу через слой кускового угля, лежащий на колосниковой решетке. (Схема такая: решетка - крупные куски угля - мелкие куски угля. Крупные куски нужны, чтобы мелкие куски не провалились). Но уголь горюч, крупные куски угля воспламеняются, происходит нежелательный разогрев решетки. Попробовали заменить слой крупного угля защитным слоем из чего-то негорючего (кварциты, фосфориты, углекислый кальций) - перегрева колосников нет, но защитный слой смешивается с получаемым коксом, продукция загрязняется. Как быть? Решите задачу по стандартам.</text:p>
      <text:p text:style-name="Standard"><text:s text:c="4"/>В авторском свидетельстве № 578984 описан способ очистки отработанного масла. По этому способу в качестве фильтрующего материала используют пористый магнитный металло-керамический материал, хорошо улавливающий стальные частицы.</text:p>
      <text:p text:style-name="Standard"/>
      <text:p text:style-name="Standard"><text:s text:c="4"/>Сформулируйте задачу, связанную с дальнейшим развитием этого способа. Как решается задача?</text:p>
      <text:p text:style-name="Standard"><text:s text:c="4"/>Фонтан - техническая система и, следовательно, должен развиваться. Предложите новую конструкцию фонтана. Речь идет о технической конструкции, не об архитектуре. При этом, кроме новизны, должна быть достигнута и "полезность" - эстетический эффект.</text:p>
      <text:p text:style-name="Standard"><text:s text:c="4"/>Флаг - полотнище, укрепленное на древке. Спрогнозируйте развитие этой системы, используя стандарты.</text:p>
      <text:p text:style-name="Standard"><text:s text:c="4"/>Металлическая баба - тяжелая чушка, которую подымают вверх с тем, чтобы, отпустив, позволить ей упасть под собственным весом, например, на забиваемую сваю. Сделайте следующее изобретение.</text:p>
      <text:p text:style-name="Standard"><text:s text:c="4"/>Красивые гранитные плиты - это бывшие каменные глыбы, распиленные и отполированные. Камнерезный станок дает грубую поверхность, сразу ее не отполируешь: слишком большой припуск нужно снять. Поверхность камня предварительно обрабатывают ультразвуком в какой-нибудь среде. Но дело это медленное, ультразвук едва справляется с твердой холодной поверхностью камня. Пытались обрабатывать камень ультразвуком в горячей среде, но тогда обработка идет слишком интенсивно, и камень даже растрескивается. То есть время, сэкономленное на обработке, приходится тратить на тщательный контроль поверхности, а для этого процесс обработки приходится часто прерывать. Как быть?</text:p>
      <text:p text:style-name="Standard"><text:soft-page-break/><text:s text:c="4"/>Прототип изобретения: "Способ резки стекла, включающий нанесение надреза на поверхность стекла и образование сквозной трещины путем сообщения акустических колебаний..." Какими должны быть дальнейшие изобретения, если учесть общую схему развития системы? Каким стандартам соответствуют эти изобретения?</text:p>
      <text:p text:style-name="Standard"><text:s text:c="4"/>Ответственные детали приборов и механизмов хранят упакованными в пластиковую пленку. После снятия необходимо убедиться, что на приборе или механизме не осталось ни малейших кусочков налипшей пленки. Как это сделать?</text:p>
      <text:p text:style-name="Standard"><text:s text:c="4"/>Известен способ бестраншейной прокладки трубопроводов продавливанием (например, под шоссе или полотном железной дороги). Для уменьшения сопротивления между боковыми стенками трубы и грунтом в скважину подают воду (это соответствует стандарту 1.2.1). Как усилить действие воды?</text:p>
      <text:p text:style-name="Standard"><text:s text:c="4"/>В робототехническом штамповочном комплексе при вырубке на штампе металлических или пластмассовых заготовок в рабочую зону для предотвращения возникновения заусенцев подается масло. Перед подачей заготовок на дальнейшую штамповку их полагается мыть. Однако моют не очень хорошо, к тому же не всегда. Заготовки подают обмасленными в кассету, откуда робот присоской должен их достать и нести на дальнейшую штамповку. Из-за слипания деталей робот иногда захватывает две детали, что приводит к поломке штампа. Сдвигать верхнюю заготовку относительно края кассеты, чтобы отлепить ее от нижней, недопустимо, поскольку детали могут быть разной толщины, а перестройка робота при этом исключается. Как быть? </text:p>
      <text:p text:style-name="Standard"/>
      <text:p text:style-name="Standard">[к оглавлению]</text:p>
      <text:p text:style-name="Standard"/>
      <text:p text:style-name="Standard">ПРИЛОЖЕНИЕ 2</text:p>
      <text:p text:style-name="Standard">РЕКОМЕНДАЦИИ ПО ИСПОЛЬЗОВАНИЮ СИСТЕМЫ СТАНДАРТОВ</text:p>
      <text:p text:style-name="Standard"/>
      <text:p text:style-name="Standard"><text:s text:c="4"/>В простейшем случае стандарты можно применять "индивидуально" (не в системе). При пользовании стандартами (или после 3 - 4-кратного прочтения текста) многие стандарты запоминаются и - при ознакомлении с задачей - нужный стандарт невольно "всплывает" в памяти. Это, конечно, не самый лучший способ их применения: требуемый стандарт может и не вспомниться, а главное - не используются возможности системы стандартов. Но управлять памятью трудно, памяти не прикажешь, и если вспомнился подходящий стандарт, можно им воспользоваться. При решении простых задач это вполне допустимо.</text:p>
      <text:p text:style-name="Standard"><text:s text:c="4"/>Разумеется, целесообразнее использовать стандарты в совокупности с АРИЗ-85-В. В тексте АРИЗ есть шаги, указывающие, когда именно надо задействовать систему стандартов. При анализе задачи по АРИЗ ее условия претерпевают значительные изменения: так, модель задачи весьма существенно проясняет первоначальные смутные, а иногда просто неверные условия. И потому применение стандартов к модели задачи заведомо сильнее, чем применение их к необработанной изобретательской ситуации - есть гарантия того, что решение начато с мини-задачи (направлено на минимальное изменение исходной системы).</text:p>
      <text:p text:style-name="Standard"/>
      <text:p text:style-name="Standard"><text:s text:c="4"/>Еще более упрощается задача (а значит, и применение стандартов для ее решения) после уточнения вещественно-полевых ресурсов (ВПР). Учет и использование ВПР дает решения близкие к ИКР.</text:p>
      <text:p text:style-name="Standard"><text:s text:c="4"/>Независимо от того, каким образом решена задача (по стандартам или по АРИЗ), к решению ее - для форсирования и дальнейшей идеализации - необходимо применить стандарты как систему. Расположение стандартов не хаотично, оно согласуется с общей схемой развития систем. Поэтому систему стандартов следует использовать и как прогностический инструмент, даже в том случае, когда в условиях задачи нет такого требования. </text:p>
      <text:p text:style-name="Standard"/>
      <text:p text:style-name="Standard">Итак, в общем случае последовательность действий подчинена простой логике:</text:p>
      <text:p text:style-name="Standard"><text:soft-page-break/></text:p>
      <text:p text:style-name="Standard"><text:s text:c="4"/>надо без спешки, грамотно и четко построить модель задачи,</text:p>
      <text:p text:style-name="Standard"><text:s text:c="4"/>определить вещественно-полевые ресурсы,</text:p>
      <text:p text:style-name="Standard"><text:s text:c="4"/>затем подобрать подходящий стандарт (обходя - если надо - запреты на введение добавок),</text:p>
      <text:p text:style-name="Standard"><text:s text:c="4"/>форсировать измененную систему (даже если это не требуется условиями задачи),</text:p>
      <text:p text:style-name="Standard"><text:s text:c="4"/>убрать "лишние" поля и вещества и, наконец,</text:p>
      <text:p text:style-name="Standard"><text:s text:c="4"/>максимально использовать полученный принцип. </text:p>
      <text:p text:style-name="Standard"/>
      <text:p text:style-name="Standard">[к оглавлению]</text:p>
      <text:p text:style-name="Standard">ПРИЛОЖЕНИЕ 3</text:p>
      <text:p text:style-name="Standard">КОНТРОЛЬНЫЕ ОТВЕТЫ</text:p>
      <text:p text:style-name="Standard"/>
      <text:p text:style-name="Standard"><text:s text:c="4"/>Авторское свидетельство № 304913, БИ № 18, 1971.</text:p>
      <text:p text:style-name="Standard"><text:s text:c="4"/>Авторское свидетельство № 222322, БИ № 23, 1968.</text:p>
      <text:p text:style-name="Standard"><text:s text:c="4"/>Авторское свидетельство № 321195, "Пионерская правда", 1985, 4 мая.</text:p>
      <text:p text:style-name="Standard"><text:s text:c="4"/>Дж. Н. Гору. Подъем затонувших кораблей. Л.: Судостроение, 1978, с. 337.</text:p>
      <text:p text:style-name="Standard"><text:s text:c="4"/>Патент США № 3446666 (использование стоячих волн - концентрация энергии).</text:p>
      <text:p text:style-name="Standard"><text:s text:c="4"/>Авторское свидетельство № 722934, БИ № 11, 1980.</text:p>
      <text:p text:style-name="Standard"><text:s text:c="4"/>Контрольного ответа нет.</text:p>
      <text:p text:style-name="Standard"><text:s text:c="4"/>Изобретатель и рационализатор (журнал) № 10, 1981, с. 16.</text:p>
      <text:p text:style-name="Standard"><text:s text:c="4"/>Авторское свидетельство № 800332, Изобретатель и рационализатор (журнал) № 8, 1981, МИ 0808.</text:p>
      <text:p text:style-name="Standard"><text:s text:c="4"/>Авторское свидетельство № 571608, Изобретатель и рационализатор (журнал) № 6, 1978, МИ 0610.</text:p>
      <text:p text:style-name="Standard"><text:s text:c="4"/>Изобретатель и рационализатор (журнал) № 5, 1981, с. 26.</text:p>
      <text:p text:style-name="Standard"><text:s text:c="4"/>Авторское свидетельство № 996347.</text:p>
      <text:p text:style-name="Standard"><text:s text:c="4"/>Патент США 3422265. В пленку при изготовлении добавляют люминофор. Поиск прилипших кусочков пленки ведут визуально - при дневном свете или облучении ультрафиолетом.</text:p>
      <text:p text:style-name="Standard"><text:s text:c="4"/>Электролизом образуют пузырьки в воде.</text:p>
      <text:p text:style-name="Standard"><text:s text:c="4"/>Золотухин Н.А. Исследование технологии погружения железобетонных свай с применением электроосмоса. Автореферат диссертации, Харьков, 1971.</text:p>
      <text:p text:style-name="Standard"><text:s text:c="4"/>Между двумя пластинами есть прослойка масла. Ее надо нагреть, превратив в пар, который разъединит пластины. Нагревают за счет индукционного нагрева пластин. Стандарт 1.2.2 в несколько измененном виде. Если пластины пластмассовые, в масло надо заранее ввести тонкоизмельченный ферромагнетик. </text:p>
      <text:p text:style-name="Standard"/>
      <text:p text:style-name="Standard">[к оглавлению]</text:p>
      <text:p text:style-name="Standard"/>
      <text:p text:style-name="Standard">ИСТОЧНИК:</text:p>
      <text:p text:style-name="Standard"><text:s/>Нить в лабиринте// Маленькие необъятные миры,</text:p>
      <text:p text:style-name="Standard">Петрозаводск: Карелия, 1988, с.168-230.</text:p>
      <text:p text:style-name="Standard">Сайт Официального Фонда Г.С. Альтшуллера разработан ООО "Сычев и К" (Система "ТРИЗ-ШАНС")</text:p>
      <text:p text:style-name="Standard"><text:tab/><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1T15:48:39.949641209</meta:creation-date>
    <dc:date>2020-10-21T15:49:45.575320344</dc:date>
    <meta:editing-duration>PT1M6S</meta:editing-duration>
    <meta:editing-cycles>1</meta:editing-cycles>
    <meta:document-statistic meta:table-count="0" meta:image-count="0" meta:object-count="0" meta:page-count="52" meta:paragraph-count="995" meta:word-count="17160" meta:character-count="136522" meta:non-whitespace-character-count="119624"/>
    <meta:generator>LibreOffice/6.4.6.2$Linux_X86_64 LibreOffice_project/40$Build-2</meta:generator>
  </office:meta>
</office:document-meta>
</file>